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calaSans-CapsBold1" svg:font-family="ScalaSans-CapsBold" style:font-family-generic="system" style:font-pitch="variable"/>
  </office:font-face-decls>
  <office:automatic-styles>
    <style:style style:name="Table1" style:family="table">
      <style:table-properties style:width="1.1181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0.551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1"/>
    </style:style>
    <style:style style:name="Table1.B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B2" style:family="table-cell">
      <style:table-cell-properties style:vertical-align="" fo:padding-left="0.075in" fo:padding-right="0.075in" fo:padding-top="0in" fo:padding-bottom="0in" fo:border-left="none" fo:border-right="none" fo:border-top="0.5pt solid #000001" fo:border-bottom="0.5pt solid #000001"/>
    </style:style>
    <style:style style:name="Table1.A3" style:family="table-cell">
      <style:table-cell-properties style:vertical-align="middle" fo:padding-left="0.075in" fo:padding-right="0.075in" fo:padding-top="0in" fo:padding-bottom="0in" fo:border-left="none" fo:border-right="none" fo:border-top="0.5pt solid #000001" fo:border-bottom="none"/>
    </style:style>
    <style:style style:name="Table1.B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875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1.5in"/>
    </style:style>
    <style:style style:name="Table2.C" style:family="table-column">
      <style:table-column-properties style:column-width="1in"/>
    </style:style>
    <style:style style:name="Table2.D" style:family="table-column">
      <style:table-column-properties style:column-width="1.0556in"/>
    </style:style>
    <style:style style:name="Table2.E"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13" style:family="table-row">
      <style:table-row-properties fo:keep-together="always"/>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4993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2.923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534in" fo:margin-left="-0.075in" fo:margin-top="0in" fo:margin-bottom="0in" table:align="left" style:writing-mode="lr-tb"/>
    </style:style>
    <style:style style:name="Table4.A" style:family="table-column">
      <style:table-column-properties style:column-width="0.5743in"/>
    </style:style>
    <style:style style:name="Table4.B" style:family="table-column">
      <style:table-column-properties style:column-width="2.95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534in" fo:margin-left="-0.075in" fo:margin-top="0in" fo:margin-bottom="0in" table:align="left" style:writing-mode="lr-tb"/>
    </style:style>
    <style:style style:name="Table5.A" style:family="table-column">
      <style:table-column-properties style:column-width="0.5743in"/>
    </style:style>
    <style:style style:name="Table5.B" style:family="table-column">
      <style:table-column-properties style:column-width="2.95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0"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4993in" fo:margin-left="-0.075in" fo:margin-top="0in" fo:margin-bottom="0in" table:align="left" style:writing-mode="lr-tb"/>
    </style:style>
    <style:style style:name="Table6.A" style:family="table-column">
      <style:table-column-properties style:column-width="0.575in"/>
    </style:style>
    <style:style style:name="Table6.B" style:family="table-column">
      <style:table-column-properties style:column-width="2.923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9"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534in" fo:margin-left="-0.075in" fo:margin-top="0in" fo:margin-bottom="0in" table:align="left" style:writing-mode="lr-tb"/>
    </style:style>
    <style:style style:name="Table7.A" style:family="table-column">
      <style:table-column-properties style:column-width="0.5743in"/>
    </style:style>
    <style:style style:name="Table7.B" style:family="table-column">
      <style:table-column-properties style:column-width="2.95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8"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534in" fo:margin-left="-0.075in" fo:margin-top="0in" fo:margin-bottom="0in" table:align="left" style:writing-mode="lr-tb"/>
    </style:style>
    <style:style style:name="Table8.A" style:family="table-column">
      <style:table-column-properties style:column-width="0.5743in"/>
    </style:style>
    <style:style style:name="Table8.B" style:family="table-column">
      <style:table-column-properties style:column-width="2.95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4993in" fo:margin-left="-0.075in" fo:margin-top="0in" fo:margin-bottom="0in" table:align="left" style:writing-mode="lr-tb"/>
    </style:style>
    <style:style style:name="Table9.A" style:family="table-column">
      <style:table-column-properties style:column-width="0.575in"/>
    </style:style>
    <style:style style:name="Table9.B" style:family="table-column">
      <style:table-column-properties style:column-width="2.923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3.534in" fo:margin-left="-0.075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95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5"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534in" fo:margin-left="-0.075in" fo:margin-top="0in" fo:margin-bottom="0in" table:align="left" style:writing-mode="lr-tb"/>
    </style:style>
    <style:style style:name="Table11.A" style:family="table-column">
      <style:table-column-properties style:column-width="0.5743in"/>
    </style:style>
    <style:style style:name="Table11.B" style:family="table-column">
      <style:table-column-properties style:column-width="2.95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4"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3.4563in" fo:margin-left="-0.075in" fo:margin-top="0in" fo:margin-bottom="0in" table:align="left" style:writing-mode="lr-tb"/>
    </style:style>
    <style:style style:name="Table12.A" style:family="table-column">
      <style:table-column-properties style:column-width="0.4972in"/>
    </style:style>
    <style:style style:name="Table12.B" style:family="table-column">
      <style:table-column-properties style:column-width="2.958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2.3632in" fo:margin-left="-0.075in" fo:margin-top="0in" fo:margin-bottom="0in" table:align="left" style:writing-mode="lr-tb"/>
    </style:style>
    <style:style style:name="Table13.A" style:family="table-column">
      <style:table-column-properties style:column-width="0.6993in"/>
    </style:style>
    <style:style style:name="Table13.B" style:family="table-column">
      <style:table-column-properties style:column-width="1.6632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5"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1375in" fo:margin-left="-0.075in" fo:margin-top="0in" fo:margin-bottom="0in" table:align="left" style:writing-mode="lr-tb"/>
    </style:style>
    <style:style style:name="Table14.A" style:family="table-column">
      <style:table-column-properties style:column-width="0.7in"/>
    </style:style>
    <style:style style:name="Table14.B" style:family="table-column">
      <style:table-column-properties style:column-width="3.4368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7"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1375in" fo:margin-left="-0.075in" fo:margin-top="0in" fo:margin-bottom="0in" table:align="left" style:writing-mode="lr-tb"/>
    </style:style>
    <style:style style:name="Table15.A" style:family="table-column">
      <style:table-column-properties style:column-width="0.7in"/>
    </style:style>
    <style:style style:name="Table15.B" style:family="table-column">
      <style:table-column-properties style:column-width="3.436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8"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8194in" fo:margin-left="-0.075in" fo:margin-top="0in" fo:margin-bottom="0in" table:align="left" style:writing-mode="lr-tb"/>
    </style:style>
    <style:style style:name="Table16.A" style:family="table-column">
      <style:table-column-properties style:column-width="0.6993in"/>
    </style:style>
    <style:style style:name="Table16.B" style:family="table-column">
      <style:table-column-properties style:column-width="4.119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9"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1375in" fo:margin-left="-0.075in" fo:margin-top="0in" fo:margin-bottom="0in" table:align="left" style:writing-mode="lr-tb"/>
    </style:style>
    <style:style style:name="Table17.A" style:family="table-column">
      <style:table-column-properties style:column-width="0.7in"/>
    </style:style>
    <style:style style:name="Table17.B" style:family="table-column">
      <style:table-column-properties style:column-width="3.4368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0"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1375in" fo:margin-left="-0.075in" fo:margin-top="0in" fo:margin-bottom="0in" table:align="left" style:writing-mode="lr-tb"/>
    </style:style>
    <style:style style:name="Table18.A" style:family="table-column">
      <style:table-column-properties style:column-width="0.7in"/>
    </style:style>
    <style:style style:name="Table18.B" style:family="table-column">
      <style:table-column-properties style:column-width="3.4368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10"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1375in" fo:margin-left="-0.075in" fo:margin-top="0in" fo:margin-bottom="0in" table:align="left" style:writing-mode="lr-tb"/>
    </style:style>
    <style:style style:name="Table19.A" style:family="table-column">
      <style:table-column-properties style:column-width="0.7in"/>
    </style:style>
    <style:style style:name="Table19.B" style:family="table-column">
      <style:table-column-properties style:column-width="3.4368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11"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1375in" fo:margin-left="-0.075in" fo:margin-top="0in" fo:margin-bottom="0in" table:align="left" style:writing-mode="lr-tb"/>
    </style:style>
    <style:style style:name="Table20.A" style:family="table-column">
      <style:table-column-properties style:column-width="0.7in"/>
    </style:style>
    <style:style style:name="Table20.B" style:family="table-column">
      <style:table-column-properties style:column-width="3.4368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11"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1375in" fo:margin-left="-0.075in" fo:margin-top="0in" fo:margin-bottom="0in" table:align="left" style:writing-mode="lr-tb"/>
    </style:style>
    <style:style style:name="Table21.A" style:family="table-column">
      <style:table-column-properties style:column-width="0.7in"/>
    </style:style>
    <style:style style:name="Table21.B" style:family="table-column">
      <style:table-column-properties style:column-width="3.436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11"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1375in" fo:margin-left="-0.075in" fo:margin-top="0in" fo:margin-bottom="0in" table:align="left" style:writing-mode="lr-tb"/>
    </style:style>
    <style:style style:name="Table22.A" style:family="table-column">
      <style:table-column-properties style:column-width="0.7in"/>
    </style:style>
    <style:style style:name="Table22.B" style:family="table-column">
      <style:table-column-properties style:column-width="3.436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11"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2.4722in" fo:margin-left="-0.075in" fo:margin-top="0in" fo:margin-bottom="0in" table:align="left" style:writing-mode="lr-tb"/>
    </style:style>
    <style:style style:name="Table23.A" style:family="table-column">
      <style:table-column-properties style:column-width="0.566in"/>
    </style:style>
    <style:style style:name="Table23.B" style:family="table-column">
      <style:table-column-properties style:column-width="0.9653in"/>
    </style:style>
    <style:style style:name="Table23.C" style:family="table-column">
      <style:table-column-properties style:column-width="0.941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14"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3.5535in" fo:margin-left="-0.075in" fo:margin-top="0in" fo:margin-bottom="0in" table:align="left" style:writing-mode="lr-tb"/>
    </style:style>
    <style:style style:name="Table24.A" style:family="table-column">
      <style:table-column-properties style:column-width="0.566in"/>
    </style:style>
    <style:style style:name="Table24.B" style:family="table-column">
      <style:table-column-properties style:column-width="2.0458in"/>
    </style:style>
    <style:style style:name="Table24.C" style:family="table-column">
      <style:table-column-properties style:column-width="0.941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41"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2.9736in" fo:margin-left="-0.075in" fo:margin-top="0in" fo:margin-bottom="0in" table:align="left" style:writing-mode="lr-tb"/>
    </style:style>
    <style:style style:name="Table25.A" style:family="table-column">
      <style:table-column-properties style:column-width="0.366in"/>
    </style:style>
    <style:style style:name="Table25.B" style:family="table-column">
      <style:table-column-properties style:column-width="0.8097in"/>
    </style:style>
    <style:style style:name="Table25.C" style:family="table-column">
      <style:table-column-properties style:column-width="1.0188in"/>
    </style:style>
    <style:style style:name="Table25.D" style:family="table-column">
      <style:table-column-properties style:column-width="0.7785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5"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6.4792in" fo:margin-left="-0.075in" fo:margin-top="0in" fo:margin-bottom="0in" table:align="left" style:writing-mode="lr-tb"/>
    </style:style>
    <style:style style:name="Table26.A" style:family="table-column">
      <style:table-column-properties style:column-width="0.6993in"/>
    </style:style>
    <style:style style:name="Table26.B" style:family="table-column">
      <style:table-column-properties style:column-width="1.4826in"/>
    </style:style>
    <style:style style:name="Table26.C" style:family="table-column">
      <style:table-column-properties style:column-width="4.2972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10"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6.075in" fo:margin-left="-0.075in" fo:margin-top="0in" fo:margin-bottom="0in" table:align="left" style:writing-mode="lr-tb"/>
    </style:style>
    <style:style style:name="Table27.A" style:family="table-column">
      <style:table-column-properties style:column-width="0.9896in"/>
    </style:style>
    <style:style style:name="Table27.B" style:family="table-column">
      <style:table-column-properties style:column-width="5.0847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11" style:family="table-row">
      <style:table-row-properties fo:keep-together="always"/>
    </style:style>
    <style:style style:name="Table27.A11"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7.15in" fo:margin-left="-0.075in" fo:margin-top="0in" fo:margin-bottom="0in" table:align="left" style:writing-mode="lr-tb"/>
    </style:style>
    <style:style style:name="Table28.A" style:family="table-column">
      <style:table-column-properties style:column-width="1.0153in"/>
    </style:style>
    <style:style style:name="Table28.B" style:family="table-column">
      <style:table-column-properties style:column-width="3.7257in"/>
    </style:style>
    <style:style style:name="Table28.C" style:family="table-column">
      <style:table-column-properties style:column-width="2.409in"/>
    </style:style>
    <style:style style:name="Table28.1" style:family="table-row">
      <style:table-row-properties fo:keep-together="always"/>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10"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4.3111in" fo:margin-left="-0.075in" fo:margin-top="0in" fo:margin-bottom="0in" table:align="left" style:writing-mode="lr-tb"/>
    </style:style>
    <style:style style:name="Table29.A" style:family="table-column">
      <style:table-column-properties style:column-width="0.566in"/>
    </style:style>
    <style:style style:name="Table29.B" style:family="table-column">
      <style:table-column-properties style:column-width="3.7444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5"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6.15in" fo:margin-left="-0.075in" fo:margin-top="0in" fo:margin-bottom="0in" table:align="left" style:writing-mode="lr-tb"/>
    </style:style>
    <style:style style:name="Table30.A" style:family="table-column">
      <style:table-column-properties style:column-width="0.6993in"/>
    </style:style>
    <style:style style:name="Table30.B" style:family="table-column">
      <style:table-column-properties style:column-width="4.375in"/>
    </style:style>
    <style:style style:name="Table30.C" style:family="table-column">
      <style:table-column-properties style:column-width="1.0757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29" style:family="table-row">
      <style:table-row-properties fo:keep-together="always"/>
    </style:style>
    <style:style style:name="Table30.A29"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6.15in" fo:margin-left="-0.075in" fo:margin-top="0in" fo:margin-bottom="0in" table:align="left" style:writing-mode="lr-tb"/>
    </style:style>
    <style:style style:name="Table31.A" style:family="table-column">
      <style:table-column-properties style:column-width="0.6993in"/>
    </style:style>
    <style:style style:name="Table31.B" style:family="table-column">
      <style:table-column-properties style:column-width="4.7507in"/>
    </style:style>
    <style:style style:name="Table31.C" style:family="table-column">
      <style:table-column-properties style:column-width="0.7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22" style:family="table-row">
      <style:table-row-properties fo:keep-together="always"/>
    </style:style>
    <style:style style:name="Table31.A23"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6.15in" fo:margin-left="-0.075in" fo:margin-top="0in" fo:margin-bottom="0in" table:align="left" style:writing-mode="lr-tb"/>
    </style:style>
    <style:style style:name="Table32.A" style:family="table-column">
      <style:table-column-properties style:column-width="0.6993in"/>
    </style:style>
    <style:style style:name="Table32.B" style:family="table-column">
      <style:table-column-properties style:column-width="5.45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13" style:family="table-row">
      <style:table-row-properties fo:keep-together="always"/>
    </style:style>
    <style:style style:name="Table32.A13" style:family="table-cell">
      <style:table-cell-properties style:vertical-align="" fo:padding-left="0.075in" fo:padding-right="0.075in" fo:padding-top="0in" fo:padding-bottom="0in" fo:border-left="none" fo:border-right="none" fo:border-top="0.5pt solid #000001" fo:border-bottom="none"/>
    </style:style>
    <style:style style:name="Table33" style:family="table">
      <style:table-properties style:width="6.15in" fo:margin-left="-0.075in" fo:margin-top="0in" fo:margin-bottom="0in" table:align="left" style:writing-mode="lr-tb"/>
    </style:style>
    <style:style style:name="Table33.A" style:family="table-column">
      <style:table-column-properties style:column-width="0.6993in"/>
    </style:style>
    <style:style style:name="Table33.B" style:family="table-column">
      <style:table-column-properties style:column-width="5.45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1"/>
    </style:style>
    <style:style style:name="Table33.A2" style:family="table-cell">
      <style:table-cell-properties style:vertical-align="" fo:padding-left="0.075in" fo:padding-right="0.075in" fo:padding-top="0in" fo:padding-bottom="0in" fo:border-left="none" fo:border-right="none" fo:border-top="0.5pt solid #000001" fo:border-bottom="0.5pt solid #000001"/>
    </style:style>
    <style:style style:name="Table33.10" style:family="table-row">
      <style:table-row-properties fo:keep-together="always"/>
    </style:style>
    <style:style style:name="Table33.A11" style:family="table-cell">
      <style:table-cell-properties style:vertical-align="" fo:padding-left="0.075in" fo:padding-right="0.075in" fo:padding-top="0in" fo:padding-bottom="0in" fo:border-left="none" fo:border-right="none" fo:border-top="0.5pt solid #000001" fo:border-bottom="none"/>
    </style:style>
    <style:style style:name="Table34" style:family="table">
      <style:table-properties style:width="6.0563in" fo:margin-left="-0.075in" fo:margin-top="0in" fo:margin-bottom="0in" table:align="left" style:writing-mode="lr-tb"/>
    </style:style>
    <style:style style:name="Table34.A" style:family="table-column">
      <style:table-column-properties style:column-width="5.1993in"/>
    </style:style>
    <style:style style:name="Table34.B" style:family="table-column">
      <style:table-column-properties style:column-width="0.8563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1"/>
    </style:style>
    <style:style style:name="Table34.A2" style:family="table-cell">
      <style:table-cell-properties style:vertical-align="" fo:padding-left="0.075in" fo:padding-right="0.075in" fo:padding-top="0in" fo:padding-bottom="0in" fo:border-left="none" fo:border-right="none" fo:border-top="0.5pt solid #000001" fo:border-bottom="0.5pt solid #000001"/>
    </style:style>
    <style:style style:name="Table34.15" style:family="table-row">
      <style:table-row-properties fo:keep-together="always"/>
    </style:style>
    <style:style style:name="Table34.A15" style:family="table-cell">
      <style:table-cell-properties style:vertical-align="" fo:padding-left="0.075in" fo:padding-right="0.075in" fo:padding-top="0in" fo:padding-bottom="0in" fo:border-left="none" fo:border-right="none" fo:border-top="0.5pt solid #000001" fo:border-bottom="none"/>
    </style:style>
    <style:style style:name="Table35" style:family="table">
      <style:table-properties style:width="4.3132in" fo:margin-left="-0.075in" fo:margin-top="0in" fo:margin-bottom="0in" table:align="left" style:writing-mode="lr-tb"/>
    </style:style>
    <style:style style:name="Table35.A" style:family="table-column">
      <style:table-column-properties style:column-width="0.366in"/>
    </style:style>
    <style:style style:name="Table35.B" style:family="table-column">
      <style:table-column-properties style:column-width="3.9465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1"/>
    </style:style>
    <style:style style:name="Table35.A2" style:family="table-cell">
      <style:table-cell-properties style:vertical-align="" fo:padding-left="0.075in" fo:padding-right="0.075in" fo:padding-top="0in" fo:padding-bottom="0in" fo:border-left="none" fo:border-right="none" fo:border-top="0.5pt solid #000001" fo:border-bottom="0.5pt solid #000001"/>
    </style:style>
    <style:style style:name="Table35.A12" style:family="table-cell">
      <style:table-cell-properties style:vertical-align="" fo:padding-left="0.075in" fo:padding-right="0.075in" fo:padding-top="0in" fo:padding-bottom="0in" fo:border-left="none" fo:border-right="none" fo:border-top="0.5pt solid #000001" fo:border-bottom="none"/>
    </style:style>
    <style:style style:name="Table36" style:family="table">
      <style:table-properties style:width="7.15in" fo:margin-left="-0.075in" fo:margin-top="0in" fo:margin-bottom="0in" table:align="left" style:writing-mode="lr-tb"/>
    </style:style>
    <style:style style:name="Table36.A" style:family="table-column">
      <style:table-column-properties style:column-width="0.6993in"/>
    </style:style>
    <style:style style:name="Table36.B" style:family="table-column">
      <style:table-column-properties style:column-width="6.45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1"/>
    </style:style>
    <style:style style:name="Table36.A2" style:family="table-cell">
      <style:table-cell-properties style:vertical-align="" fo:padding-left="0.075in" fo:padding-right="0.075in" fo:padding-top="0in" fo:padding-bottom="0in" fo:border-left="none" fo:border-right="none" fo:border-top="0.5pt solid #000001" fo:border-bottom="0.5pt solid #000001"/>
    </style:style>
    <style:style style:name="Table36.A5" style:family="table-cell">
      <style:table-cell-properties style:vertical-align="" fo:padding-left="0.075in" fo:padding-right="0.075in" fo:padding-top="0in" fo:padding-bottom="0in" fo:border-left="none" fo:border-right="none" fo:border-top="0.5pt solid #000001" fo:border-bottom="none"/>
    </style:style>
    <style:style style:name="Table37" style:family="table">
      <style:table-properties style:width="3.4382in" fo:margin-left="-0.075in" fo:margin-top="0in" fo:margin-bottom="0in" table:align="left" style:writing-mode="lr-tb"/>
    </style:style>
    <style:style style:name="Table37.A" style:family="table-column">
      <style:table-column-properties style:column-width="0.4361in"/>
    </style:style>
    <style:style style:name="Table37.B" style:family="table-column">
      <style:table-column-properties style:column-width="3.0014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1"/>
    </style:style>
    <style:style style:name="Table37.A2" style:family="table-cell">
      <style:table-cell-properties style:vertical-align="" fo:padding-left="0.075in" fo:padding-right="0.075in" fo:padding-top="0in" fo:padding-bottom="0in" fo:border-left="none" fo:border-right="none" fo:border-top="0.5pt solid #000001" fo:border-bottom="0.5pt solid #000001"/>
    </style:style>
    <style:style style:name="Table37.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5">
      <style:paragraph-properties fo:margin-left="0in" fo:margin-right="0in" fo:text-indent="0in" style:auto-text-indent="false"/>
    </style:style>
    <style:style style:name="P2" style:family="paragraph" style:parent-style-name="Body_20_Text_20_2">
      <style:paragraph-properties fo:margin-left="0in" fo:margin-right="0in" fo:text-indent="0in" style:auto-text-indent="false"/>
    </style:style>
    <style:style style:name="P3" style:family="paragraph" style:parent-style-name="Body_20_Text_20_2">
      <style:paragraph-properties fo:margin-left="0in" fo:margin-right="0in" fo:orphans="2" fo:widows="2"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Standard">
      <style:paragraph-properties fo:margin-left="0in" fo:margin-right="0in" fo:text-align="start" style:justify-single-word="false"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paragraph-properties fo:margin-left="0in" fo:margin-right="0in" fo:text-align="end" style:justify-single-word="false" fo:text-indent="0in" style:auto-text-indent="false">
        <style:tab-stops/>
      </style:paragraph-properties>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Heading_20_2">
      <style:paragraph-properties fo:margin-left="0in" fo:margin-right="0in" fo:text-indent="0in" style:auto-text-indent="false"/>
      <style:text-properties fo:color="#000000" style:font-name="Times New Roman" fo:font-size="18pt" fo:language="en" fo:country="US" fo:font-weight="normal" style:font-size-asian="18pt" style:language-asian="en" style:country-asian="US" style:font-weight-asian="normal"/>
    </style:style>
    <style:style style:name="P16" style:family="paragraph" style:parent-style-name="Heading_20_2">
      <style:paragraph-properties fo:margin-left="0in" fo:margin-right="0in" fo:text-align="end" style:justify-single-word="false" fo:text-indent="0in" style:auto-text-indent="false">
        <style:tab-stops/>
      </style:paragraph-properties>
    </style:style>
    <style:style style:name="P17" style:family="paragraph" style:parent-style-name="Heading_20_3">
      <style:paragraph-properties fo:margin-left="0in" fo:margin-right="0in" fo:text-indent="0in" style:auto-text-indent="false">
        <style:tab-stops/>
      </style:paragraph-properties>
    </style:style>
    <style:style style:name="P18" style:family="paragraph" style:parent-style-name="Heading_20_6">
      <style:paragraph-properties fo:margin-left="0in" fo:margin-right="0in" fo:text-indent="0in" style:auto-text-indent="false"/>
    </style:style>
    <style:style style:name="P19" style:family="paragraph" style:parent-style-name="Heading_20_1">
      <style:paragraph-properties fo:margin-left="0in" fo:margin-right="0in" fo:text-align="center" style:justify-single-word="false" fo:text-indent="0in" style:auto-text-indent="false">
        <style:tab-stops/>
      </style:paragraph-properties>
    </style:style>
    <style:style style:name="P20" style:family="paragraph" style:parent-style-name="Heading_20_1">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fo:color="#000000" style:font-name="Times New Roman" fo:font-size="18pt" fo:language="en" fo:country="US" fo:font-weight="normal" style:font-size-asian="18pt" style:language-asian="en" style:country-asian="US" style:font-weight-asian="normal"/>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2pt" fo:language="en" fo:country="US" fo:font-weight="normal" style:font-size-asian="12pt" style:language-asian="en" style:country-asian="US" style:font-weight-asian="normal"/>
    </style:style>
    <style:style style:name="T12" style:family="text">
      <style:text-properties fo:font-weight="normal" style:font-weight-asian="normal"/>
    </style:style>
    <style:style style:name="T13" style:family="text">
      <style:text-properties style:text-position="super 58%" style:font-name="Times New Roman" fo:font-size="10pt" style:font-size-asian="10pt"/>
    </style:style>
    <style:style style:name="T14" style:family="text">
      <style:text-properties style:text-position="super 58%" style:font-name="Times New Roman" fo:font-size="10pt" fo:font-weight="bold" style:font-size-asian="10pt" style:font-weight-asian="bold"/>
    </style:style>
    <style:style style:name="T15" style:family="text">
      <style:text-properties fo:color="#ff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material is Open Game Content, and is licensed for public use under the terms of the Open Game License v1.0a.</text:span></text:p>
      <text:h text:style-name="P14" text:outline-level="2"><text:span text:style-name="T7">EPIC MAGIC ITEMS 2</text:span></text:h>
      <text:h text:style-name="P15" text:outline-level="2"/>
      <text:h text:style-name="P14" text:outline-level="2"><text:span text:style-name="T7">SCROLLS </text:span></text:h>
      <text:p text:style-name="P4"><text:span text:style-name="T8">To generate an epic scroll randomly, first roll on Table: Scroll Types to determine whether the spells are arcane or divine. An epic scroll contains 1d8 spells. For each spell, roll on Table: Epic Scroll Spell Levels to determine its level and then on the appropriate section of Table: Actual Spell Levels to determine the spell’s actual level and total metamagic level adjustments. To determine the specific metamagic level adjustments, roll on the appropriate section of Table: Metamagic Level Adjustment to Spells. To determine the spell, use the appropriate sections of the nonepic scroll tables. </text:span></text:p>
      <text:p text:style-name="P5"/>
      <text:p text:style-name="P4"><text:span text:style-name="T9">Table: Scroll Types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4">d%</text:span></text:p>
          </table:table-cell>
          <table:table-cell table:style-name="Table1.B1" office:value-type="string">
            <text:p text:style-name="P10"><text:span text:style-name="T4">Type </text:span></text:p>
          </table:table-cell>
        </table:table-row>
        <table:table-row table:style-name="Table1.1">
          <table:table-cell table:style-name="Table1.A2" office:value-type="string">
            <text:p text:style-name="P9"><text:span text:style-name="T5">01–70</text:span></text:p>
          </table:table-cell>
          <table:table-cell table:style-name="Table1.B2" office:value-type="string">
            <text:p text:style-name="P10"><text:span text:style-name="T5">Arcane </text:span></text:p>
          </table:table-cell>
        </table:table-row>
        <table:table-row table:style-name="Table1.1">
          <table:table-cell table:style-name="Table1.A3" office:value-type="string">
            <text:p text:style-name="P9"><text:span text:style-name="T5">71–100</text:span></text:p>
          </table:table-cell>
          <table:table-cell table:style-name="Table1.B3" office:value-type="string">
            <text:p text:style-name="P10"><text:span text:style-name="T5">Divine </text:span></text:p>
          </table:table-cell>
        </table:table-row>
      </table:table>
      <text:p text:style-name="P6"/>
      <text:p text:style-name="P4"><text:span text:style-name="T9">Table: Epic Scroll Spell Level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text:span text:style-name="T5">d%</text:span></text:p>
          </table:table-cell>
          <table:table-cell table:style-name="Table2.A1" office:value-type="string">
            <text:p text:style-name="P7"><text:span text:style-name="T5">Spell Level </text:span></text:p>
          </table:table-cell>
          <table:table-cell table:style-name="Table2.A1" office:value-type="string">
            <text:p text:style-name="P9"><text:span text:style-name="T5">Spell’s Caster Level</text:span></text:p>
          </table:table-cell>
          <table:table-cell table:style-name="Table2.A1" office:value-type="string">
            <text:p text:style-name="P9"><text:span text:style-name="T5">Market Price</text:span><text:span text:style-name="T13">1</text:span></text:p>
          </table:table-cell>
          <table:table-cell table:style-name="Table2.A1" office:value-type="string">
            <text:h text:style-name="P19" text:outline-level="1"><text:span text:style-name="T5">XP Cost</text:span></text:h>
          </table:table-cell>
        </table:table-row>
        <table:table-row table:style-name="Table2.1">
          <table:table-cell table:style-name="Table2.A2" office:value-type="string">
            <text:p text:style-name="P9"><text:span text:style-name="T5">01–26</text:span></text:p>
          </table:table-cell>
          <table:table-cell table:style-name="Table2.A2" office:value-type="string">
            <text:p text:style-name="P10"><text:span text:style-name="T5">10th </text:span></text:p>
          </table:table-cell>
          <table:table-cell table:style-name="Table2.A2" office:value-type="string">
            <text:p text:style-name="P9"><text:span text:style-name="T5">21st</text:span></text:p>
          </table:table-cell>
          <table:table-cell table:style-name="Table2.A2" office:value-type="string">
            <text:p text:style-name="P9"><text:span text:style-name="T5">5,250 gp</text:span></text:p>
          </table:table-cell>
          <table:table-cell table:style-name="Table2.A2" office:value-type="string">
            <text:p text:style-name="P9"><text:span text:style-name="T5">1,210 XP</text:span></text:p>
          </table:table-cell>
        </table:table-row>
        <table:table-row table:style-name="Table2.1">
          <table:table-cell table:style-name="Table2.A2" office:value-type="string">
            <text:p text:style-name="P8"><text:span text:style-name="T5">27–46</text:span></text:p>
          </table:table-cell>
          <table:table-cell table:style-name="Table2.A2" office:value-type="string">
            <text:p text:style-name="P4"><text:span text:style-name="T5">11th </text:span></text:p>
          </table:table-cell>
          <table:table-cell table:style-name="Table2.A2" office:value-type="string">
            <text:p text:style-name="P8"><text:span text:style-name="T5">22nd</text:span></text:p>
          </table:table-cell>
          <table:table-cell table:style-name="Table2.A2" office:value-type="string">
            <text:p text:style-name="P8"><text:span text:style-name="T5">6,050 gp</text:span></text:p>
          </table:table-cell>
          <table:table-cell table:style-name="Table2.A2" office:value-type="string">
            <text:p text:style-name="P8"><text:span text:style-name="T5">1,242 XP</text:span></text:p>
          </table:table-cell>
        </table:table-row>
        <table:table-row table:style-name="Table2.1">
          <table:table-cell table:style-name="Table2.A2" office:value-type="string">
            <text:p text:style-name="P8"><text:span text:style-name="T5">47–61</text:span></text:p>
          </table:table-cell>
          <table:table-cell table:style-name="Table2.A2" office:value-type="string">
            <text:p text:style-name="P4"><text:span text:style-name="T5">12th </text:span></text:p>
          </table:table-cell>
          <table:table-cell table:style-name="Table2.A2" office:value-type="string">
            <text:p text:style-name="P8"><text:span text:style-name="T5">23rd</text:span></text:p>
          </table:table-cell>
          <table:table-cell table:style-name="Table2.A2" office:value-type="string">
            <text:p text:style-name="P8"><text:span text:style-name="T5">6,900 gp</text:span></text:p>
          </table:table-cell>
          <table:table-cell table:style-name="Table2.A2" office:value-type="string">
            <text:p text:style-name="P8"><text:span text:style-name="T5">1,276 XP</text:span></text:p>
          </table:table-cell>
        </table:table-row>
        <table:table-row table:style-name="Table2.1">
          <table:table-cell table:style-name="Table2.A2" office:value-type="string">
            <text:p text:style-name="P8"><text:span text:style-name="T5">62–71</text:span></text:p>
          </table:table-cell>
          <table:table-cell table:style-name="Table2.A2" office:value-type="string">
            <text:p text:style-name="P4"><text:span text:style-name="T5">13th </text:span></text:p>
          </table:table-cell>
          <table:table-cell table:style-name="Table2.A2" office:value-type="string">
            <text:p text:style-name="P8"><text:span text:style-name="T5">24th</text:span></text:p>
          </table:table-cell>
          <table:table-cell table:style-name="Table2.A2" office:value-type="string">
            <text:p text:style-name="P8"><text:span text:style-name="T5">7,800 gp</text:span></text:p>
          </table:table-cell>
          <table:table-cell table:style-name="Table2.A2" office:value-type="string">
            <text:p text:style-name="P8"><text:span text:style-name="T5">1,312 XP</text:span></text:p>
          </table:table-cell>
        </table:table-row>
        <table:table-row table:style-name="Table2.1">
          <table:table-cell table:style-name="Table2.A2" office:value-type="string">
            <text:p text:style-name="P8"><text:span text:style-name="T5">72–79</text:span></text:p>
          </table:table-cell>
          <table:table-cell table:style-name="Table2.A2" office:value-type="string">
            <text:p text:style-name="P4"><text:span text:style-name="T5">14th </text:span></text:p>
          </table:table-cell>
          <table:table-cell table:style-name="Table2.A2" office:value-type="string">
            <text:p text:style-name="P8"><text:span text:style-name="T5">25th</text:span></text:p>
          </table:table-cell>
          <table:table-cell table:style-name="Table2.A2" office:value-type="string">
            <text:p text:style-name="P8"><text:span text:style-name="T5">8,750 gp</text:span></text:p>
          </table:table-cell>
          <table:table-cell table:style-name="Table2.A2" office:value-type="string">
            <text:p text:style-name="P8"><text:span text:style-name="T5">1,350 XP</text:span></text:p>
          </table:table-cell>
        </table:table-row>
        <table:table-row table:style-name="Table2.1">
          <table:table-cell table:style-name="Table2.A2" office:value-type="string">
            <text:p text:style-name="P8"><text:span text:style-name="T5">80–85</text:span></text:p>
          </table:table-cell>
          <table:table-cell table:style-name="Table2.A2" office:value-type="string">
            <text:p text:style-name="P4"><text:span text:style-name="T5">15th </text:span></text:p>
          </table:table-cell>
          <table:table-cell table:style-name="Table2.A2" office:value-type="string">
            <text:p text:style-name="P8"><text:span text:style-name="T5">26th</text:span></text:p>
          </table:table-cell>
          <table:table-cell table:style-name="Table2.A2" office:value-type="string">
            <text:p text:style-name="P8"><text:span text:style-name="T5">9,750 gp</text:span></text:p>
          </table:table-cell>
          <table:table-cell table:style-name="Table2.A2" office:value-type="string">
            <text:p text:style-name="P8"><text:span text:style-name="T5">1,390 XP</text:span></text:p>
          </table:table-cell>
        </table:table-row>
        <table:table-row table:style-name="Table2.1">
          <table:table-cell table:style-name="Table2.A2" office:value-type="string">
            <text:p text:style-name="P8"><text:span text:style-name="T5">86–90</text:span></text:p>
          </table:table-cell>
          <table:table-cell table:style-name="Table2.A2" office:value-type="string">
            <text:p text:style-name="P4"><text:span text:style-name="T5">16th </text:span></text:p>
          </table:table-cell>
          <table:table-cell table:style-name="Table2.A2" office:value-type="string">
            <text:p text:style-name="P8"><text:span text:style-name="T5">27th</text:span></text:p>
          </table:table-cell>
          <table:table-cell table:style-name="Table2.A2" office:value-type="string">
            <text:p text:style-name="P8"><text:span text:style-name="T5">10,800 gp</text:span></text:p>
          </table:table-cell>
          <table:table-cell table:style-name="Table2.A2" office:value-type="string">
            <text:p text:style-name="P8"><text:span text:style-name="T5">1,432 XP</text:span></text:p>
          </table:table-cell>
        </table:table-row>
        <table:table-row table:style-name="Table2.1">
          <table:table-cell table:style-name="Table2.A2" office:value-type="string">
            <text:p text:style-name="P8"><text:span text:style-name="T5">91–94</text:span></text:p>
          </table:table-cell>
          <table:table-cell table:style-name="Table2.A2" office:value-type="string">
            <text:p text:style-name="P4"><text:span text:style-name="T5">17th </text:span></text:p>
          </table:table-cell>
          <table:table-cell table:style-name="Table2.A2" office:value-type="string">
            <text:p text:style-name="P8"><text:span text:style-name="T5">28th</text:span></text:p>
          </table:table-cell>
          <table:table-cell table:style-name="Table2.A2" office:value-type="string">
            <text:p text:style-name="P8"><text:span text:style-name="T5">11,900 gp</text:span></text:p>
          </table:table-cell>
          <table:table-cell table:style-name="Table2.A2" office:value-type="string">
            <text:p text:style-name="P8"><text:span text:style-name="T5">1,476 XP</text:span></text:p>
          </table:table-cell>
        </table:table-row>
        <table:table-row table:style-name="Table2.1">
          <table:table-cell table:style-name="Table2.A2" office:value-type="string">
            <text:p text:style-name="P8"><text:span text:style-name="T5">95–97</text:span></text:p>
          </table:table-cell>
          <table:table-cell table:style-name="Table2.A2" office:value-type="string">
            <text:p text:style-name="P4"><text:span text:style-name="T5">18th </text:span></text:p>
          </table:table-cell>
          <table:table-cell table:style-name="Table2.A2" office:value-type="string">
            <text:p text:style-name="P8"><text:span text:style-name="T5">29th</text:span></text:p>
          </table:table-cell>
          <table:table-cell table:style-name="Table2.A2" office:value-type="string">
            <text:p text:style-name="P8"><text:span text:style-name="T5">13,050 gp</text:span></text:p>
          </table:table-cell>
          <table:table-cell table:style-name="Table2.A2" office:value-type="string">
            <text:p text:style-name="P8"><text:span text:style-name="T5">1,522 XP</text:span></text:p>
          </table:table-cell>
        </table:table-row>
        <table:table-row table:style-name="Table2.1">
          <table:table-cell table:style-name="Table2.A2" office:value-type="string">
            <text:p text:style-name="P8"><text:span text:style-name="T5">98–99</text:span></text:p>
          </table:table-cell>
          <table:table-cell table:style-name="Table2.A2" office:value-type="string">
            <text:p text:style-name="P4"><text:span text:style-name="T5">19th </text:span></text:p>
          </table:table-cell>
          <table:table-cell table:style-name="Table2.A2" office:value-type="string">
            <text:p text:style-name="P8"><text:span text:style-name="T5">30th</text:span></text:p>
          </table:table-cell>
          <table:table-cell table:style-name="Table2.A2" office:value-type="string">
            <text:p text:style-name="P8"><text:span text:style-name="T5">14,250 gp</text:span></text:p>
          </table:table-cell>
          <table:table-cell table:style-name="Table2.A2" office:value-type="string">
            <text:p text:style-name="P8"><text:span text:style-name="T5">1,570 XP</text:span></text:p>
          </table:table-cell>
        </table:table-row>
        <table:table-row table:style-name="Table2.1">
          <table:table-cell table:style-name="Table2.A2" office:value-type="string">
            <text:p text:style-name="P8"><text:span text:style-name="T5">100</text:span></text:p>
          </table:table-cell>
          <table:table-cell table:style-name="Table2.A2" office:value-type="string">
            <text:p text:style-name="P4"><text:span text:style-name="T5">Roll again and add +10</text:span><text:span text:style-name="T14">2</text:span><text:span text:style-name="T5"> </text:span></text:p>
          </table:table-cell>
          <table:table-cell table:style-name="Table2.A2" office:value-type="string">
            <text:p text:style-name="P8"><text:span text:style-name="T5">Spell level +11</text:span></text:p>
          </table:table-cell>
          <table:table-cell table:style-name="Table2.A2" office:value-type="string">
            <text:p text:style-name="P8"><text:span text:style-name="T5">Varies</text:span></text:p>
          </table:table-cell>
          <table:table-cell table:style-name="Table2.A2" office:value-type="string">
            <text:p text:style-name="P8"><text:span text:style-name="T5">Varies</text:span></text:p>
          </table:table-cell>
        </table:table-row>
        <table:table-row table:style-name="Table2.13">
          <table:table-cell table:style-name="Table2.A2" table:number-columns-spanned="5" office:value-type="string">
            <text:p text:style-name="P10"><text:span text:style-name="T13">1</text:span><text:span text:style-name="T5"> Market price does not include price of material components or XP costs for spell.</text:span></text:p>
          </table:table-cell>
          <table:covered-table-cell/>
          <table:covered-table-cell/>
          <table:covered-table-cell/>
          <table:covered-table-cell/>
        </table:table-row>
        <table:table-row table:style-name="Table2.13">
          <table:table-cell table:style-name="Table2.A14" table:number-columns-spanned="5" office:value-type="string">
            <text:p text:style-name="P10"><text:span text:style-name="T13">2</text:span><text:span text:style-name="T5"> This result is cumulative if rolled multiple times</text:span></text:p>
          </table:table-cell>
          <table:covered-table-cell/>
          <table:covered-table-cell/>
          <table:covered-table-cell/>
          <table:covered-table-cell/>
        </table:table-row>
      </table:table>
      <text:p text:style-name="P5"><text:soft-page-break/></text:p>
      <text:p text:style-name="P4"><text:span text:style-name="T9">Table: Actual Spell Level </text:span></text:p>
      <text:p text:style-name="P4"><text:span text:style-name="T9">10th-Level Spell </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4">d%</text:span></text:p>
          </table:table-cell>
          <table:table-cell table:style-name="Table3.A1" office:value-type="string">
            <text:p text:style-name="P10"><text:span text:style-name="T4">Spell Level and Metamagic Level Adjustment</text:span></text:p>
          </table:table-cell>
        </table:table-row>
        <table:table-row table:style-name="Table3.1">
          <table:table-cell table:style-name="Table3.A2" office:value-type="string">
            <text:p text:style-name="P9"><text:span text:style-name="T5">01–03</text:span></text:p>
          </table:table-cell>
          <table:table-cell table:style-name="Table3.A2" office:value-type="string">
            <text:p text:style-name="P10"><text:span text:style-name="T5">1st-level spell plus metamagic (9)</text:span></text:p>
          </table:table-cell>
        </table:table-row>
        <table:table-row table:style-name="Table3.1">
          <table:table-cell table:style-name="Table3.A2" office:value-type="string">
            <text:p text:style-name="P8"><text:span text:style-name="T5">04–08</text:span></text:p>
          </table:table-cell>
          <table:table-cell table:style-name="Table3.A2" office:value-type="string">
            <text:p text:style-name="P4"><text:span text:style-name="T5">2nd-level spell plus metamagic (8) </text:span></text:p>
          </table:table-cell>
        </table:table-row>
        <table:table-row table:style-name="Table3.1">
          <table:table-cell table:style-name="Table3.A2" office:value-type="string">
            <text:p text:style-name="P8"><text:span text:style-name="T5">09–15</text:span></text:p>
          </table:table-cell>
          <table:table-cell table:style-name="Table3.A2" office:value-type="string">
            <text:p text:style-name="P4"><text:span text:style-name="T5">3rd-level spell plus metamagic (7) </text:span></text:p>
          </table:table-cell>
        </table:table-row>
        <table:table-row table:style-name="Table3.1">
          <table:table-cell table:style-name="Table3.A2" office:value-type="string">
            <text:p text:style-name="P8"><text:span text:style-name="T5">16–24</text:span></text:p>
          </table:table-cell>
          <table:table-cell table:style-name="Table3.A2" office:value-type="string">
            <text:p text:style-name="P4"><text:span text:style-name="T5">4th-level spell plus metamagic (6) </text:span></text:p>
          </table:table-cell>
        </table:table-row>
        <table:table-row table:style-name="Table3.1">
          <table:table-cell table:style-name="Table3.A2" office:value-type="string">
            <text:p text:style-name="P8"><text:span text:style-name="T5">25–35</text:span></text:p>
          </table:table-cell>
          <table:table-cell table:style-name="Table3.A2" office:value-type="string">
            <text:p text:style-name="P4"><text:span text:style-name="T5">5th-level spell plus metamagic (5) </text:span></text:p>
          </table:table-cell>
        </table:table-row>
        <table:table-row table:style-name="Table3.1">
          <table:table-cell table:style-name="Table3.A2" office:value-type="string">
            <text:p text:style-name="P8"><text:span text:style-name="T5">36–48</text:span></text:p>
          </table:table-cell>
          <table:table-cell table:style-name="Table3.A2" office:value-type="string">
            <text:p text:style-name="P4"><text:span text:style-name="T5">6th-level spell plus metamagic (4) </text:span></text:p>
          </table:table-cell>
        </table:table-row>
        <table:table-row table:style-name="Table3.1">
          <table:table-cell table:style-name="Table3.A2" office:value-type="string">
            <text:p text:style-name="P8"><text:span text:style-name="T5">49–63</text:span></text:p>
          </table:table-cell>
          <table:table-cell table:style-name="Table3.A2" office:value-type="string">
            <text:p text:style-name="P4"><text:span text:style-name="T5">7th-level spell plus metamagic (3) </text:span></text:p>
          </table:table-cell>
        </table:table-row>
        <table:table-row table:style-name="Table3.1">
          <table:table-cell table:style-name="Table3.A2" office:value-type="string">
            <text:p text:style-name="P8"><text:span text:style-name="T5">64–80</text:span></text:p>
          </table:table-cell>
          <table:table-cell table:style-name="Table3.A2" office:value-type="string">
            <text:p text:style-name="P4"><text:span text:style-name="T5">8th-level spell plus metamagic (2) </text:span></text:p>
          </table:table-cell>
        </table:table-row>
        <table:table-row table:style-name="Table3.1">
          <table:table-cell table:style-name="Table3.A2" office:value-type="string">
            <text:p text:style-name="P8"><text:span text:style-name="T5">81–99</text:span></text:p>
          </table:table-cell>
          <table:table-cell table:style-name="Table3.A2" office:value-type="string">
            <text:p text:style-name="P4"><text:span text:style-name="T5">9th-level spell plus metamagic (1) </text:span></text:p>
          </table:table-cell>
        </table:table-row>
        <table:table-row table:style-name="Table3.1">
          <table:table-cell table:style-name="Table3.A11" office:value-type="string">
            <text:p text:style-name="P9"><text:span text:style-name="T5">100</text:span></text:p>
          </table:table-cell>
          <table:table-cell table:style-name="Table3.A11" office:value-type="string">
            <text:p text:style-name="P10"><text:span text:style-name="T5">Any </text:span></text:p>
          </table:table-cell>
        </table:table-row>
      </table:table>
      <text:p text:style-name="P6"/>
      <text:p text:style-name="P4"><text:span text:style-name="T9">11th-Level Spell </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4">d%</text:span></text:p>
          </table:table-cell>
          <table:table-cell table:style-name="Table4.A1" office:value-type="string">
            <text:p text:style-name="P10"><text:span text:style-name="T4">Spell Level and Metamagic Level Adjustment </text:span></text:p>
          </table:table-cell>
        </table:table-row>
        <table:table-row table:style-name="Table4.1">
          <table:table-cell table:style-name="Table4.A2" office:value-type="string">
            <text:p text:style-name="P9"><text:span text:style-name="T5">01–03</text:span></text:p>
          </table:table-cell>
          <table:table-cell table:style-name="Table4.A2" office:value-type="string">
            <text:p text:style-name="P10"><text:span text:style-name="T5">1st-level spell plus metamagic (10) </text:span></text:p>
          </table:table-cell>
        </table:table-row>
        <table:table-row table:style-name="Table4.1">
          <table:table-cell table:style-name="Table4.A2" office:value-type="string">
            <text:p text:style-name="P8"><text:span text:style-name="T5">04–08</text:span></text:p>
          </table:table-cell>
          <table:table-cell table:style-name="Table4.A2" office:value-type="string">
            <text:p text:style-name="P4"><text:span text:style-name="T5">2nd-level spell plus metamagic (9) </text:span></text:p>
          </table:table-cell>
        </table:table-row>
        <table:table-row table:style-name="Table4.1">
          <table:table-cell table:style-name="Table4.A2" office:value-type="string">
            <text:p text:style-name="P8"><text:span text:style-name="T5">09–15</text:span></text:p>
          </table:table-cell>
          <table:table-cell table:style-name="Table4.A2" office:value-type="string">
            <text:p text:style-name="P4"><text:span text:style-name="T5">3rd-level spell plus metamagic (8) </text:span></text:p>
          </table:table-cell>
        </table:table-row>
        <table:table-row table:style-name="Table4.1">
          <table:table-cell table:style-name="Table4.A2" office:value-type="string">
            <text:p text:style-name="P8"><text:span text:style-name="T5">16–24</text:span></text:p>
          </table:table-cell>
          <table:table-cell table:style-name="Table4.A2" office:value-type="string">
            <text:p text:style-name="P4"><text:span text:style-name="T5">4th-level spell plus metamagic (7) </text:span></text:p>
          </table:table-cell>
        </table:table-row>
        <table:table-row table:style-name="Table4.1">
          <table:table-cell table:style-name="Table4.A2" office:value-type="string">
            <text:p text:style-name="P8"><text:span text:style-name="T5">25–35</text:span></text:p>
          </table:table-cell>
          <table:table-cell table:style-name="Table4.A2" office:value-type="string">
            <text:p text:style-name="P4"><text:span text:style-name="T5">5th-level spell plus metamagic (6) </text:span></text:p>
          </table:table-cell>
        </table:table-row>
        <table:table-row table:style-name="Table4.1">
          <table:table-cell table:style-name="Table4.A2" office:value-type="string">
            <text:p text:style-name="P8"><text:span text:style-name="T5">36–48</text:span></text:p>
          </table:table-cell>
          <table:table-cell table:style-name="Table4.A2" office:value-type="string">
            <text:p text:style-name="P4"><text:span text:style-name="T5">6th-level spell plus metamagic (5) </text:span></text:p>
          </table:table-cell>
        </table:table-row>
        <table:table-row table:style-name="Table4.1">
          <table:table-cell table:style-name="Table4.A2" office:value-type="string">
            <text:p text:style-name="P8"><text:span text:style-name="T5">49–63</text:span></text:p>
          </table:table-cell>
          <table:table-cell table:style-name="Table4.A2" office:value-type="string">
            <text:p text:style-name="P4"><text:span text:style-name="T5">7th-level spell plus metamagic (4) </text:span></text:p>
          </table:table-cell>
        </table:table-row>
        <table:table-row table:style-name="Table4.1">
          <table:table-cell table:style-name="Table4.A2" office:value-type="string">
            <text:p text:style-name="P8"><text:span text:style-name="T5">64–80</text:span></text:p>
          </table:table-cell>
          <table:table-cell table:style-name="Table4.A2" office:value-type="string">
            <text:p text:style-name="P4"><text:span text:style-name="T5">8th-level spell plus metamagic (3) </text:span></text:p>
          </table:table-cell>
        </table:table-row>
        <table:table-row table:style-name="Table4.1">
          <table:table-cell table:style-name="Table4.A2" office:value-type="string">
            <text:p text:style-name="P8"><text:span text:style-name="T5">81–99</text:span></text:p>
          </table:table-cell>
          <table:table-cell table:style-name="Table4.A2" office:value-type="string">
            <text:p text:style-name="P4"><text:span text:style-name="T5">9th-level spell plus metamagic (2) </text:span></text:p>
          </table:table-cell>
        </table:table-row>
        <table:table-row table:style-name="Table4.1">
          <table:table-cell table:style-name="Table4.A11" office:value-type="string">
            <text:p text:style-name="P9"><text:span text:style-name="T5">100</text:span></text:p>
          </table:table-cell>
          <table:table-cell table:style-name="Table4.A11" office:value-type="string">
            <text:p text:style-name="P10"><text:span text:style-name="T5">Any </text:span></text:p>
          </table:table-cell>
        </table:table-row>
      </table:table>
      <text:p text:style-name="P6"><text:soft-page-break/></text:p>
      <text:p text:style-name="P4"><text:span text:style-name="T9">12th-Level Spell </text:span></text:p>
      <table:table table:name="Table5" table:style-name="Table5">
        <table:table-column table:style-name="Table5.A"/>
        <table:table-column table:style-name="Table5.B"/>
        <table:table-row table:style-name="Table5.1">
          <table:table-cell table:style-name="Table5.A1" office:value-type="string">
            <text:p text:style-name="P9"><text:span text:style-name="T4">d%</text:span></text:p>
          </table:table-cell>
          <table:table-cell table:style-name="Table5.A1" office:value-type="string">
            <text:p text:style-name="P10"><text:span text:style-name="T4">Spell Level and Metamagic Level Adjustment </text:span></text:p>
          </table:table-cell>
        </table:table-row>
        <table:table-row table:style-name="Table5.1">
          <table:table-cell table:style-name="Table5.A2" office:value-type="string">
            <text:p text:style-name="P9"><text:span text:style-name="T5">01–05</text:span></text:p>
          </table:table-cell>
          <table:table-cell table:style-name="Table5.A2" office:value-type="string">
            <text:p text:style-name="P10"><text:span text:style-name="T5">2nd-level spell plus metamagic (10) </text:span></text:p>
          </table:table-cell>
        </table:table-row>
        <table:table-row table:style-name="Table5.1">
          <table:table-cell table:style-name="Table5.A2" office:value-type="string">
            <text:p text:style-name="P8"><text:span text:style-name="T5">06–12</text:span></text:p>
          </table:table-cell>
          <table:table-cell table:style-name="Table5.A2" office:value-type="string">
            <text:p text:style-name="P4"><text:span text:style-name="T5">3rd-level spell plus metamagic (9) </text:span></text:p>
          </table:table-cell>
        </table:table-row>
        <table:table-row table:style-name="Table5.1">
          <table:table-cell table:style-name="Table5.A2" office:value-type="string">
            <text:p text:style-name="P8"><text:span text:style-name="T5">13–21</text:span></text:p>
          </table:table-cell>
          <table:table-cell table:style-name="Table5.A2" office:value-type="string">
            <text:p text:style-name="P4"><text:span text:style-name="T5">4th-level spell plus metamagic (8) </text:span></text:p>
          </table:table-cell>
        </table:table-row>
        <table:table-row table:style-name="Table5.1">
          <table:table-cell table:style-name="Table5.A2" office:value-type="string">
            <text:p text:style-name="P8"><text:span text:style-name="T5">22–32</text:span></text:p>
          </table:table-cell>
          <table:table-cell table:style-name="Table5.A2" office:value-type="string">
            <text:p text:style-name="P4"><text:span text:style-name="T5">5th-level spell plus metamagic (7) </text:span></text:p>
          </table:table-cell>
        </table:table-row>
        <table:table-row table:style-name="Table5.1">
          <table:table-cell table:style-name="Table5.A2" office:value-type="string">
            <text:p text:style-name="P8"><text:span text:style-name="T5">33–45</text:span></text:p>
          </table:table-cell>
          <table:table-cell table:style-name="Table5.A2" office:value-type="string">
            <text:p text:style-name="P4"><text:span text:style-name="T5">6th-level spell plus metamagic (6) </text:span></text:p>
          </table:table-cell>
        </table:table-row>
        <table:table-row table:style-name="Table5.1">
          <table:table-cell table:style-name="Table5.A2" office:value-type="string">
            <text:p text:style-name="P8"><text:span text:style-name="T5">46–60</text:span></text:p>
          </table:table-cell>
          <table:table-cell table:style-name="Table5.A2" office:value-type="string">
            <text:p text:style-name="P4"><text:span text:style-name="T5">7th-level spell plus metamagic (5) </text:span></text:p>
          </table:table-cell>
        </table:table-row>
        <table:table-row table:style-name="Table5.1">
          <table:table-cell table:style-name="Table5.A2" office:value-type="string">
            <text:p text:style-name="P8"><text:span text:style-name="T5">61–77</text:span></text:p>
          </table:table-cell>
          <table:table-cell table:style-name="Table5.A2" office:value-type="string">
            <text:p text:style-name="P4"><text:span text:style-name="T5">8th-level spell plus metamagic (4) </text:span></text:p>
          </table:table-cell>
        </table:table-row>
        <table:table-row table:style-name="Table5.1">
          <table:table-cell table:style-name="Table5.A2" office:value-type="string">
            <text:p text:style-name="P8"><text:span text:style-name="T5">78–99</text:span></text:p>
          </table:table-cell>
          <table:table-cell table:style-name="Table5.A2" office:value-type="string">
            <text:p text:style-name="P4"><text:span text:style-name="T5">9th-level spell plus metamagic (3) </text:span></text:p>
          </table:table-cell>
        </table:table-row>
        <table:table-row table:style-name="Table5.1">
          <table:table-cell table:style-name="Table5.A10" office:value-type="string">
            <text:p text:style-name="P9"><text:span text:style-name="T5">100</text:span></text:p>
          </table:table-cell>
          <table:table-cell table:style-name="Table5.A10" office:value-type="string">
            <text:p text:style-name="P10"><text:span text:style-name="T5">Any </text:span></text:p>
          </table:table-cell>
        </table:table-row>
      </table:table>
      <text:p text:style-name="P6"/>
      <text:p text:style-name="P4"><text:span text:style-name="T9">13th-Level Spell </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4">d%</text:span></text:p>
          </table:table-cell>
          <table:table-cell table:style-name="Table6.A1" office:value-type="string">
            <text:p text:style-name="P10"><text:span text:style-name="T4">Spell Level and Metamagic Level Adjustment</text:span></text:p>
          </table:table-cell>
        </table:table-row>
        <table:table-row table:style-name="Table6.1">
          <table:table-cell table:style-name="Table6.A2" office:value-type="string">
            <text:p text:style-name="P9"><text:span text:style-name="T5">01–08</text:span></text:p>
          </table:table-cell>
          <table:table-cell table:style-name="Table6.A2" office:value-type="string">
            <text:p text:style-name="P10"><text:span text:style-name="T5">3rd-level spell plus metamagic (10) </text:span></text:p>
          </table:table-cell>
        </table:table-row>
        <table:table-row table:style-name="Table6.1">
          <table:table-cell table:style-name="Table6.A2" office:value-type="string">
            <text:p text:style-name="P8"><text:span text:style-name="T5">09–18</text:span></text:p>
          </table:table-cell>
          <table:table-cell table:style-name="Table6.A2" office:value-type="string">
            <text:p text:style-name="P4"><text:span text:style-name="T5">4th-level spell plus metamagic (9) </text:span></text:p>
          </table:table-cell>
        </table:table-row>
        <table:table-row table:style-name="Table6.1">
          <table:table-cell table:style-name="Table6.A2" office:value-type="string">
            <text:p text:style-name="P8"><text:span text:style-name="T5">19–30</text:span></text:p>
          </table:table-cell>
          <table:table-cell table:style-name="Table6.A2" office:value-type="string">
            <text:p text:style-name="P4"><text:span text:style-name="T5">5th-level spell plus metamagic (8) </text:span></text:p>
          </table:table-cell>
        </table:table-row>
        <table:table-row table:style-name="Table6.1">
          <table:table-cell table:style-name="Table6.A2" office:value-type="string">
            <text:p text:style-name="P8"><text:span text:style-name="T5">31–44</text:span></text:p>
          </table:table-cell>
          <table:table-cell table:style-name="Table6.A2" office:value-type="string">
            <text:p text:style-name="P4"><text:span text:style-name="T5">6th-level spell plus metamagic (7) </text:span></text:p>
          </table:table-cell>
        </table:table-row>
        <table:table-row table:style-name="Table6.1">
          <table:table-cell table:style-name="Table6.A2" office:value-type="string">
            <text:p text:style-name="P8"><text:span text:style-name="T5">45–60</text:span></text:p>
          </table:table-cell>
          <table:table-cell table:style-name="Table6.A2" office:value-type="string">
            <text:p text:style-name="P4"><text:span text:style-name="T5">7th-level spell plus metamagic (6) </text:span></text:p>
          </table:table-cell>
        </table:table-row>
        <table:table-row table:style-name="Table6.1">
          <table:table-cell table:style-name="Table6.A2" office:value-type="string">
            <text:p text:style-name="P8"><text:span text:style-name="T5">61–78</text:span></text:p>
          </table:table-cell>
          <table:table-cell table:style-name="Table6.A2" office:value-type="string">
            <text:p text:style-name="P4"><text:span text:style-name="T5">8th-level spell plus metamagic (5) </text:span></text:p>
          </table:table-cell>
        </table:table-row>
        <table:table-row table:style-name="Table6.1">
          <table:table-cell table:style-name="Table6.A2" office:value-type="string">
            <text:p text:style-name="P8"><text:span text:style-name="T5">79–99</text:span></text:p>
          </table:table-cell>
          <table:table-cell table:style-name="Table6.A2" office:value-type="string">
            <text:p text:style-name="P4"><text:span text:style-name="T5">9th-level spell plus metamagic (4) </text:span></text:p>
          </table:table-cell>
        </table:table-row>
        <table:table-row table:style-name="Table6.1">
          <table:table-cell table:style-name="Table6.A9" office:value-type="string">
            <text:p text:style-name="P9"><text:span text:style-name="T5">100</text:span></text:p>
          </table:table-cell>
          <table:table-cell table:style-name="Table6.A9" office:value-type="string">
            <text:p text:style-name="P10"><text:span text:style-name="T5">Any</text:span></text:p>
          </table:table-cell>
        </table:table-row>
      </table:table>
      <text:p text:style-name="P6"/>
      <text:p text:style-name="P4"><text:span text:style-name="T9">14th-Level Spell </text:span></text:p>
      <table:table table:name="Table7" table:style-name="Table7">
        <table:table-column table:style-name="Table7.A"/>
        <table:table-column table:style-name="Table7.B"/>
        <text:soft-page-break/>
        <table:table-row table:style-name="Table7.1">
          <table:table-cell table:style-name="Table7.A1" office:value-type="string">
            <text:p text:style-name="P9"><text:span text:style-name="T4">d%</text:span></text:p>
          </table:table-cell>
          <table:table-cell table:style-name="Table7.A1" office:value-type="string">
            <text:p text:style-name="P10"><text:span text:style-name="T4">Spell Level and Metamagic Level Adjustment </text:span></text:p>
          </table:table-cell>
        </table:table-row>
        <table:table-row table:style-name="Table7.1">
          <table:table-cell table:style-name="Table7.A2" office:value-type="string">
            <text:p text:style-name="P9"><text:span text:style-name="T5">01–11</text:span></text:p>
          </table:table-cell>
          <table:table-cell table:style-name="Table7.A2" office:value-type="string">
            <text:p text:style-name="P10"><text:span text:style-name="T5">4th-level spell plus metamagic (10) </text:span></text:p>
          </table:table-cell>
        </table:table-row>
        <table:table-row table:style-name="Table7.1">
          <table:table-cell table:style-name="Table7.A2" office:value-type="string">
            <text:p text:style-name="P8"><text:span text:style-name="T5">12–24</text:span></text:p>
          </table:table-cell>
          <table:table-cell table:style-name="Table7.A2" office:value-type="string">
            <text:p text:style-name="P4"><text:span text:style-name="T5">5th-level spell plus metamagic (9) </text:span></text:p>
          </table:table-cell>
        </table:table-row>
        <table:table-row table:style-name="Table7.1">
          <table:table-cell table:style-name="Table7.A2" office:value-type="string">
            <text:p text:style-name="P8"><text:span text:style-name="T5">25–39</text:span></text:p>
          </table:table-cell>
          <table:table-cell table:style-name="Table7.A2" office:value-type="string">
            <text:p text:style-name="P4"><text:span text:style-name="T5">6th-level spell plus metamagic (8) </text:span></text:p>
          </table:table-cell>
        </table:table-row>
        <table:table-row table:style-name="Table7.1">
          <table:table-cell table:style-name="Table7.A2" office:value-type="string">
            <text:p text:style-name="P8"><text:span text:style-name="T5">40–56</text:span></text:p>
          </table:table-cell>
          <table:table-cell table:style-name="Table7.A2" office:value-type="string">
            <text:p text:style-name="P4"><text:span text:style-name="T5">7th-level spell plus metamagic (7) </text:span></text:p>
          </table:table-cell>
        </table:table-row>
        <table:table-row table:style-name="Table7.1">
          <table:table-cell table:style-name="Table7.A2" office:value-type="string">
            <text:p text:style-name="P8"><text:span text:style-name="T5">57–75</text:span></text:p>
          </table:table-cell>
          <table:table-cell table:style-name="Table7.A2" office:value-type="string">
            <text:p text:style-name="P4"><text:span text:style-name="T5">8th-level spell plus metamagic (6) </text:span></text:p>
          </table:table-cell>
        </table:table-row>
        <table:table-row table:style-name="Table7.1">
          <table:table-cell table:style-name="Table7.A2" office:value-type="string">
            <text:p text:style-name="P8"><text:span text:style-name="T5">76–99</text:span></text:p>
          </table:table-cell>
          <table:table-cell table:style-name="Table7.A2" office:value-type="string">
            <text:p text:style-name="P4"><text:span text:style-name="T5">9th-level spell plus metamagic (5) </text:span></text:p>
          </table:table-cell>
        </table:table-row>
        <table:table-row table:style-name="Table7.1">
          <table:table-cell table:style-name="Table7.A8" office:value-type="string">
            <text:p text:style-name="P9"><text:span text:style-name="T5">100</text:span></text:p>
          </table:table-cell>
          <table:table-cell table:style-name="Table7.A8" office:value-type="string">
            <text:p text:style-name="P10"><text:span text:style-name="T5">Any</text:span></text:p>
          </table:table-cell>
        </table:table-row>
      </table:table>
      <text:p text:style-name="P6"/>
      <text:p text:style-name="P4"><text:span text:style-name="T9">15th-Level Spell </text:span></text:p>
      <table:table table:name="Table8" table:style-name="Table8">
        <table:table-column table:style-name="Table8.A"/>
        <table:table-column table:style-name="Table8.B"/>
        <table:table-row table:style-name="Table8.1">
          <table:table-cell table:style-name="Table8.A1" office:value-type="string">
            <text:p text:style-name="P9"><text:span text:style-name="T4">d%</text:span></text:p>
          </table:table-cell>
          <table:table-cell table:style-name="Table8.A1" office:value-type="string">
            <text:p text:style-name="P10"><text:span text:style-name="T4">Spell Level and Metamagic Level Adjustment </text:span></text:p>
          </table:table-cell>
        </table:table-row>
        <table:table-row table:style-name="Table8.1">
          <table:table-cell table:style-name="Table8.A2" office:value-type="string">
            <text:p text:style-name="P9"><text:span text:style-name="T5">01–15</text:span></text:p>
          </table:table-cell>
          <table:table-cell table:style-name="Table8.A2" office:value-type="string">
            <text:p text:style-name="P10"><text:span text:style-name="T5">5th-level spell plus metamagic (10) </text:span></text:p>
          </table:table-cell>
        </table:table-row>
        <table:table-row table:style-name="Table8.1">
          <table:table-cell table:style-name="Table8.A2" office:value-type="string">
            <text:p text:style-name="P8"><text:span text:style-name="T5">16–33</text:span></text:p>
          </table:table-cell>
          <table:table-cell table:style-name="Table8.A2" office:value-type="string">
            <text:p text:style-name="P4"><text:span text:style-name="T5">6th-level spell plus metamagic (9) </text:span></text:p>
          </table:table-cell>
        </table:table-row>
        <table:table-row table:style-name="Table8.1">
          <table:table-cell table:style-name="Table8.A2" office:value-type="string">
            <text:p text:style-name="P8"><text:span text:style-name="T5">34–53</text:span></text:p>
          </table:table-cell>
          <table:table-cell table:style-name="Table8.A2" office:value-type="string">
            <text:p text:style-name="P4"><text:span text:style-name="T5">7th-level spell plus metamagic (8) </text:span></text:p>
          </table:table-cell>
        </table:table-row>
        <table:table-row table:style-name="Table8.1">
          <table:table-cell table:style-name="Table8.A2" office:value-type="string">
            <text:p text:style-name="P8"><text:span text:style-name="T5">54–75</text:span></text:p>
          </table:table-cell>
          <table:table-cell table:style-name="Table8.A2" office:value-type="string">
            <text:p text:style-name="P4"><text:span text:style-name="T5">8th-level spell plus metamagic (7) </text:span></text:p>
          </table:table-cell>
        </table:table-row>
        <table:table-row table:style-name="Table8.1">
          <table:table-cell table:style-name="Table8.A2" office:value-type="string">
            <text:p text:style-name="P8"><text:span text:style-name="T5">76–99</text:span></text:p>
          </table:table-cell>
          <table:table-cell table:style-name="Table8.A2" office:value-type="string">
            <text:p text:style-name="P4"><text:span text:style-name="T5">9th-level spell plus metamagic (6) </text:span></text:p>
          </table:table-cell>
        </table:table-row>
        <table:table-row table:style-name="Table8.1">
          <table:table-cell table:style-name="Table8.A7" office:value-type="string">
            <text:p text:style-name="P9"><text:span text:style-name="T5">100</text:span></text:p>
          </table:table-cell>
          <table:table-cell table:style-name="Table8.A7" office:value-type="string">
            <text:p text:style-name="P10"><text:span text:style-name="T5">Any</text:span></text:p>
          </table:table-cell>
        </table:table-row>
      </table:table>
      <text:p text:style-name="P6"/>
      <text:p text:style-name="P4"><text:span text:style-name="T9">16th-Level Spell </text:span></text:p>
      <table:table table:name="Table9" table:style-name="Table9">
        <table:table-column table:style-name="Table9.A"/>
        <table:table-column table:style-name="Table9.B"/>
        <table:table-row table:style-name="Table9.1">
          <table:table-cell table:style-name="Table9.A1" office:value-type="string">
            <text:p text:style-name="P9"><text:span text:style-name="T4">d%</text:span></text:p>
          </table:table-cell>
          <table:table-cell table:style-name="Table9.A1" office:value-type="string">
            <text:p text:style-name="P10"><text:span text:style-name="T4">Spell Level and Metamagic Level Adjustment</text:span></text:p>
          </table:table-cell>
        </table:table-row>
        <table:table-row table:style-name="Table9.1">
          <table:table-cell table:style-name="Table9.A2" office:value-type="string">
            <text:p text:style-name="P9"><text:span text:style-name="T5">01–18</text:span></text:p>
          </table:table-cell>
          <table:table-cell table:style-name="Table9.A2" office:value-type="string">
            <text:p text:style-name="P10"><text:span text:style-name="T5">6th-level spell plus metamagic (10) </text:span></text:p>
          </table:table-cell>
        </table:table-row>
        <table:table-row table:style-name="Table9.1">
          <table:table-cell table:style-name="Table9.A2" office:value-type="string">
            <text:p text:style-name="P8"><text:span text:style-name="T5">19–41</text:span></text:p>
          </table:table-cell>
          <table:table-cell table:style-name="Table9.A2" office:value-type="string">
            <text:p text:style-name="P4"><text:span text:style-name="T5">7th-level spell plus metamagic (9) </text:span></text:p>
          </table:table-cell>
        </table:table-row>
        <table:table-row table:style-name="Table9.1">
          <table:table-cell table:style-name="Table9.A2" office:value-type="string">
            <text:p text:style-name="P8"><text:span text:style-name="T5">42–68</text:span></text:p>
          </table:table-cell>
          <table:table-cell table:style-name="Table9.A2" office:value-type="string">
            <text:p text:style-name="P4"><text:span text:style-name="T5">8th-level spell plus metamagic (8) </text:span></text:p>
          </table:table-cell>
        </table:table-row>
        <table:table-row table:style-name="Table9.1">
          <table:table-cell table:style-name="Table9.A2" office:value-type="string">
            <text:p text:style-name="P8"><text:span text:style-name="T5">69–99</text:span></text:p>
          </table:table-cell>
          <table:table-cell table:style-name="Table9.A2" office:value-type="string">
            <text:p text:style-name="P4"><text:span text:style-name="T5">9th-level spell plus metamagic (7) </text:span></text:p>
          </table:table-cell>
        </table:table-row>
        <table:table-row table:style-name="Table9.1">
          <table:table-cell table:style-name="Table9.A6" office:value-type="string">
            <text:p text:style-name="P9"><text:span text:style-name="T5">100</text:span></text:p>
          </table:table-cell>
          <table:table-cell table:style-name="Table9.A6" office:value-type="string">
            <text:p text:style-name="P10"><text:span text:style-name="T5">Any</text:span></text:p>
          </table:table-cell>
        </table:table-row>
      </table:table>
      <text:p text:style-name="P6"/>
      <text:p text:style-name="P4"><text:span text:style-name="T9">17th-Level Spell </text:span></text:p>
      <table:table table:name="Table10" table:style-name="Table10">
        <table:table-column table:style-name="Table10.A"/>
        <table:table-column table:style-name="Table10.B"/>
        <table:table-row table:style-name="Table10.1">
          <table:table-cell table:style-name="Table10.A1" office:value-type="string">
            <text:p text:style-name="P9"><text:span text:style-name="T4">d%</text:span></text:p>
          </table:table-cell>
          <table:table-cell table:style-name="Table10.A1" office:value-type="string">
            <text:p text:style-name="P10"><text:span text:style-name="T4">Spell Level and Metamagic Level Adjustment </text:span></text:p>
          </table:table-cell>
        </table:table-row>
        <table:table-row table:style-name="Table10.1">
          <table:table-cell table:style-name="Table10.A2" office:value-type="string">
            <text:p text:style-name="P9"><text:span text:style-name="T5">01-25</text:span></text:p>
          </table:table-cell>
          <table:table-cell table:style-name="Table10.A2" office:value-type="string">
            <text:p text:style-name="P10"><text:span text:style-name="T5">7th-level spell plus metamagic (10) </text:span></text:p>
          </table:table-cell>
        </table:table-row>
        <table:table-row table:style-name="Table10.1">
          <table:table-cell table:style-name="Table10.A2" office:value-type="string">
            <text:p text:style-name="P8"><text:span text:style-name="T5">26–60</text:span></text:p>
          </table:table-cell>
          <table:table-cell table:style-name="Table10.A2" office:value-type="string">
            <text:p text:style-name="P4"><text:span text:style-name="T5">8th-level spell plus metamagic (9) </text:span></text:p>
          </table:table-cell>
        </table:table-row>
        <table:table-row table:style-name="Table10.1">
          <table:table-cell table:style-name="Table10.A2" office:value-type="string">
            <text:p text:style-name="P8"><text:span text:style-name="T5">61–99</text:span></text:p>
          </table:table-cell>
          <table:table-cell table:style-name="Table10.A2" office:value-type="string">
            <text:p text:style-name="P4"><text:span text:style-name="T5">9th-level spell plus metamagic (8) </text:span></text:p>
          </table:table-cell>
        </table:table-row>
        <table:table-row table:style-name="Table10.1">
          <table:table-cell table:style-name="Table10.A5" office:value-type="string">
            <text:p text:style-name="P9"><text:span text:style-name="T5">100</text:span></text:p>
          </table:table-cell>
          <table:table-cell table:style-name="Table10.A5" office:value-type="string">
            <text:p text:style-name="P10"><text:span text:style-name="T5">Any</text:span></text:p>
          </table:table-cell>
        </table:table-row>
      </table:table>
      <text:p text:style-name="P6"/>
      <text:p text:style-name="P4"><text:span text:style-name="T9">18th-Level Spell </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9"><text:span text:style-name="T4">d%</text:span></text:p>
          </table:table-cell>
          <table:table-cell table:style-name="Table11.A1" office:value-type="string">
            <text:p text:style-name="P10"><text:span text:style-name="T4">Spell Level and Metamagic Level Adjustment </text:span></text:p>
          </table:table-cell>
        </table:table-row>
        <table:table-row table:style-name="Table11.1">
          <table:table-cell table:style-name="Table11.A2" office:value-type="string">
            <text:p text:style-name="P9"><text:span text:style-name="T5">01–41</text:span></text:p>
          </table:table-cell>
          <table:table-cell table:style-name="Table11.A2" office:value-type="string">
            <text:p text:style-name="P10"><text:span text:style-name="T5">8th-level spell plus metamagic (10) </text:span></text:p>
          </table:table-cell>
        </table:table-row>
        <table:table-row table:style-name="Table11.1">
          <table:table-cell table:style-name="Table11.A2" office:value-type="string">
            <text:p text:style-name="P8"><text:span text:style-name="T5">42–59</text:span></text:p>
          </table:table-cell>
          <table:table-cell table:style-name="Table11.A2" office:value-type="string">
            <text:p text:style-name="P4"><text:span text:style-name="T5">9th-level spell plus metamagic (9) </text:span></text:p>
          </table:table-cell>
        </table:table-row>
        <table:table-row table:style-name="Table11.1">
          <table:table-cell table:style-name="Table11.A4" office:value-type="string">
            <text:p text:style-name="P9"><text:span text:style-name="T5">100</text:span></text:p>
          </table:table-cell>
          <table:table-cell table:style-name="Table11.A4" office:value-type="string">
            <text:p text:style-name="P10"><text:span text:style-name="T5">Any</text:span></text:p>
          </table:table-cell>
        </table:table-row>
      </table:table>
      <text:p text:style-name="P6"/>
      <text:p text:style-name="P4"><text:span text:style-name="T9">19th-Level Spell </text:span></text:p>
      <table:table table:name="Table12" table:style-name="Table12">
        <table:table-column table:style-name="Table12.A"/>
        <table:table-column table:style-name="Table12.B"/>
        <table:table-row table:style-name="Table12.1">
          <table:table-cell table:style-name="Table12.A1" office:value-type="string">
            <text:p text:style-name="P9"><text:span text:style-name="T4">d%</text:span></text:p>
          </table:table-cell>
          <table:table-cell table:style-name="Table12.A1" office:value-type="string">
            <text:p text:style-name="P10"><text:span text:style-name="T4">Spell Level and Metamagic Level Adjustment </text:span></text:p>
          </table:table-cell>
        </table:table-row>
        <table:table-row table:style-name="Table12.1">
          <table:table-cell table:style-name="Table12.A2" office:value-type="string">
            <text:p text:style-name="P9"><text:span text:style-name="T5">01–99</text:span></text:p>
          </table:table-cell>
          <table:table-cell table:style-name="Table12.A2" office:value-type="string">
            <text:p text:style-name="P10"><text:span text:style-name="T5">9th-level spell plus metamagic (10) </text:span></text:p>
          </table:table-cell>
        </table:table-row>
        <table:table-row table:style-name="Table12.1">
          <table:table-cell table:style-name="Table12.A3" office:value-type="string">
            <text:p text:style-name="P9"><text:span text:style-name="T5">100</text:span></text:p>
          </table:table-cell>
          <table:table-cell table:style-name="Table12.A3" office:value-type="string">
            <text:p text:style-name="P10"><text:span text:style-name="T5">Any</text:span></text:p>
          </table:table-cell>
        </table:table-row>
      </table:table>
      <text:p text:style-name="P6"/>
      <text:p text:style-name="P4"><text:span text:style-name="T9">Table: Metamagic Level Adjustment to Spells </text:span></text:p>
      <text:p text:style-name="P4"><text:span text:style-name="T9">Metamagic (1) </text:span></text:p>
      <table:table table:name="Table13" table:style-name="Table13">
        <table:table-column table:style-name="Table13.A"/>
        <table:table-column table:style-name="Table13.B"/>
        <table:table-row table:style-name="Table13.1">
          <table:table-cell table:style-name="Table13.A1" office:value-type="string">
            <text:p text:style-name="P9"><text:span text:style-name="T4">d%</text:span></text:p>
          </table:table-cell>
          <table:table-cell table:style-name="Table13.A1" office:value-type="string">
            <text:p text:style-name="P10"><text:span text:style-name="T4">Metamagic Effects </text:span></text:p>
          </table:table-cell>
        </table:table-row>
        <table:table-row table:style-name="Table13.1">
          <table:table-cell table:style-name="Table13.A2" office:value-type="string">
            <text:p text:style-name="P9"><text:span text:style-name="T5">01–10</text:span></text:p>
          </table:table-cell>
          <table:table-cell table:style-name="Table13.A2" office:value-type="string">
            <text:p text:style-name="P10"><text:span text:style-name="T5">Enlarge Spell </text:span></text:p>
          </table:table-cell>
        </table:table-row>
        <table:table-row table:style-name="Table13.1">
          <table:table-cell table:style-name="Table13.A2" office:value-type="string">
            <text:p text:style-name="P8"><text:span text:style-name="T5">21–40</text:span></text:p>
          </table:table-cell>
          <table:table-cell table:style-name="Table13.A2" office:value-type="string">
            <text:p text:style-name="P4"><text:span text:style-name="T5">Extend Spell </text:span></text:p>
          </table:table-cell>
        </table:table-row>
        <table:table-row table:style-name="Table13.1">
          <table:table-cell table:style-name="Table13.A2" office:value-type="string">
            <text:p text:style-name="P8"><text:span text:style-name="T5">41–80</text:span></text:p>
          </table:table-cell>
          <table:table-cell table:style-name="Table13.A2" office:value-type="string">
            <text:p text:style-name="P4"><text:span text:style-name="T5">Heighten Spell (+1 level) </text:span></text:p>
          </table:table-cell>
        </table:table-row>
        <table:table-row table:style-name="Table13.1">
          <table:table-cell table:style-name="Table13.A5" office:value-type="string">
            <text:p text:style-name="P9"><text:span text:style-name="T5">81–100</text:span></text:p>
          </table:table-cell>
          <table:table-cell table:style-name="Table13.A5" office:value-type="string">
            <text:p text:style-name="P10"><text:span text:style-name="T5">Silent Spell </text:span></text:p>
          </table:table-cell>
        </table:table-row>
      </table:table>
      <text:p text:style-name="P6"/>
      <text:p text:style-name="P4"><text:span text:style-name="T9">Metamagic (2) </text:span></text:p>
      <table:table table:name="Table14" table:style-name="Table14">
        <table:table-column table:style-name="Table14.A"/>
        <table:table-column table:style-name="Table14.B"/>
        <table:table-row table:style-name="Table14.1">
          <table:table-cell table:style-name="Table14.A1" office:value-type="string">
            <text:p text:style-name="P9"><text:span text:style-name="T4">d%</text:span></text:p>
          </table:table-cell>
          <table:table-cell table:style-name="Table14.A1" office:value-type="string">
            <text:p text:style-name="P10"><text:span text:style-name="T4">Metamagic Effects </text:span></text:p>
          </table:table-cell>
        </table:table-row>
        <table:table-row table:style-name="Table14.1">
          <table:table-cell table:style-name="Table14.A2" office:value-type="string">
            <text:p text:style-name="P9"><text:span text:style-name="T5">01–25</text:span></text:p>
          </table:table-cell>
          <table:table-cell table:style-name="Table14.A2" office:value-type="string">
            <text:p text:style-name="P10"><text:span text:style-name="T5">Empower Spell </text:span></text:p>
          </table:table-cell>
        </table:table-row>
        <table:table-row table:style-name="Table14.1">
          <table:table-cell table:style-name="Table14.A2" office:value-type="string">
            <text:p text:style-name="P8"><text:span text:style-name="T5">26–50</text:span></text:p>
          </table:table-cell>
          <table:table-cell table:style-name="Table14.A2" office:value-type="string">
            <text:p text:style-name="P4"><text:span text:style-name="T5">Heighten Spell (+2 levels) </text:span></text:p>
          </table:table-cell>
        </table:table-row>
        <table:table-row table:style-name="Table14.1">
          <table:table-cell table:style-name="Table14.A2" office:value-type="string">
            <text:p text:style-name="P8"><text:span text:style-name="T5">51–55</text:span></text:p>
          </table:table-cell>
          <table:table-cell table:style-name="Table14.A2" office:value-type="string">
            <text:p text:style-name="P4"><text:span text:style-name="T5">Roll on Metamagic (1) and add Enlarge Spell </text:span></text:p>
          </table:table-cell>
        </table:table-row>
        <table:table-row table:style-name="Table14.1">
          <table:table-cell table:style-name="Table14.A2" office:value-type="string">
            <text:p text:style-name="P8"><text:span text:style-name="T5">56–65</text:span></text:p>
          </table:table-cell>
          <table:table-cell table:style-name="Table14.A2" office:value-type="string">
            <text:p text:style-name="P4"><text:span text:style-name="T5">Roll on Metamagic (1) and add Extend Spell </text:span></text:p>
          </table:table-cell>
        </table:table-row>
        <table:table-row table:style-name="Table14.1">
          <table:table-cell table:style-name="Table14.A2" office:value-type="string">
            <text:p text:style-name="P8"><text:span text:style-name="T5">66–90</text:span></text:p>
          </table:table-cell>
          <table:table-cell table:style-name="Table14.A2" office:value-type="string">
            <text:p text:style-name="P4"><text:span text:style-name="T5">Roll on Metamagic (1) and add Heighten Spell (+1 level) </text:span></text:p>
          </table:table-cell>
        </table:table-row>
        <table:table-row table:style-name="Table14.1">
          <table:table-cell table:style-name="Table14.A7" office:value-type="string">
            <text:p text:style-name="P9"><text:span text:style-name="T5">91–100</text:span></text:p>
          </table:table-cell>
          <table:table-cell table:style-name="Table14.A7" office:value-type="string">
            <text:p text:style-name="P10"><text:span text:style-name="T5">Roll on Metamagic (1) and add Silent Spell </text:span></text:p>
          </table:table-cell>
        </table:table-row>
      </table:table>
      <text:p text:style-name="P6"/>
      <text:p text:style-name="P4"><text:span text:style-name="T9">Metamagic (3) </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9"><text:span text:style-name="T4">d%</text:span></text:p>
          </table:table-cell>
          <table:table-cell table:style-name="Table15.A1" office:value-type="string">
            <text:p text:style-name="P10"><text:span text:style-name="T4">Metamagic Effects </text:span></text:p>
          </table:table-cell>
        </table:table-row>
        <table:table-row table:style-name="Table15.1">
          <table:table-cell table:style-name="Table15.A2" office:value-type="string">
            <text:p text:style-name="P9"><text:span text:style-name="T5">01–25</text:span></text:p>
          </table:table-cell>
          <table:table-cell table:style-name="Table15.A2" office:value-type="string">
            <text:p text:style-name="P10"><text:span text:style-name="T5">Heighten Spell (+3 levels) </text:span></text:p>
          </table:table-cell>
        </table:table-row>
        <table:table-row table:style-name="Table15.1">
          <table:table-cell table:style-name="Table15.A2" office:value-type="string">
            <text:p text:style-name="P8"><text:span text:style-name="T5">26–50</text:span></text:p>
          </table:table-cell>
          <table:table-cell table:style-name="Table15.A2" office:value-type="string">
            <text:p text:style-name="P4"><text:span text:style-name="T5">Maximize Spell </text:span></text:p>
          </table:table-cell>
        </table:table-row>
        <table:table-row table:style-name="Table15.1">
          <table:table-cell table:style-name="Table15.A2" office:value-type="string">
            <text:p text:style-name="P8"><text:span text:style-name="T5">51–65</text:span></text:p>
          </table:table-cell>
          <table:table-cell table:style-name="Table15.A2" office:value-type="string">
            <text:p text:style-name="P4"><text:span text:style-name="T5">Roll on Metamagic (1) and add Empower Spell </text:span></text:p>
          </table:table-cell>
        </table:table-row>
        <table:table-row table:style-name="Table15.1">
          <table:table-cell table:style-name="Table15.A2" office:value-type="string">
            <text:p text:style-name="P8"><text:span text:style-name="T5">66–70</text:span></text:p>
          </table:table-cell>
          <table:table-cell table:style-name="Table15.A2" office:value-type="string">
            <text:p text:style-name="P4"><text:span text:style-name="T5">Roll on Metamagic (2) and add Enlarge Spell </text:span></text:p>
          </table:table-cell>
        </table:table-row>
        <table:table-row table:style-name="Table15.1">
          <table:table-cell table:style-name="Table15.A2" office:value-type="string">
            <text:p text:style-name="P8"><text:span text:style-name="T5">71–75</text:span></text:p>
          </table:table-cell>
          <table:table-cell table:style-name="Table15.A2" office:value-type="string">
            <text:p text:style-name="P4"><text:span text:style-name="T5">Roll on Metamagic (2) and add Extend Spell </text:span></text:p>
          </table:table-cell>
        </table:table-row>
        <table:table-row table:style-name="Table15.1">
          <table:table-cell table:style-name="Table15.A2" office:value-type="string">
            <text:p text:style-name="P8"><text:span text:style-name="T5">76–95</text:span></text:p>
          </table:table-cell>
          <table:table-cell table:style-name="Table15.A2" office:value-type="string">
            <text:p text:style-name="P4"><text:span text:style-name="T5">Roll on Metamagic (2) and add Heighten Spell (+1 level) </text:span></text:p>
          </table:table-cell>
        </table:table-row>
        <table:table-row table:style-name="Table15.1">
          <table:table-cell table:style-name="Table15.A8" office:value-type="string">
            <text:p text:style-name="P9"><text:span text:style-name="T5">96–100</text:span></text:p>
          </table:table-cell>
          <table:table-cell table:style-name="Table15.A8" office:value-type="string">
            <text:p text:style-name="P10"><text:span text:style-name="T5">Roll on Metamagic (2) and add Silent Spell </text:span></text:p>
          </table:table-cell>
        </table:table-row>
      </table:table>
      <text:p text:style-name="P6"/>
      <text:p text:style-name="P4"><text:span text:style-name="T9">Metamagic (4) </text:span></text:p>
      <table:table table:name="Table16" table:style-name="Table16">
        <table:table-column table:style-name="Table16.A"/>
        <table:table-column table:style-name="Table16.B"/>
        <table:table-row table:style-name="Table16.1">
          <table:table-cell table:style-name="Table16.A1" office:value-type="string">
            <text:p text:style-name="P9"><text:span text:style-name="T4">d%</text:span></text:p>
          </table:table-cell>
          <table:table-cell table:style-name="Table16.A1" office:value-type="string">
            <text:p text:style-name="P10"><text:span text:style-name="T4">Metamagic Effects </text:span></text:p>
          </table:table-cell>
        </table:table-row>
        <table:table-row table:style-name="Table16.1">
          <table:table-cell table:style-name="Table16.A2" office:value-type="string">
            <text:p text:style-name="P9"><text:span text:style-name="T5">01-15</text:span></text:p>
          </table:table-cell>
          <table:table-cell table:style-name="Table16.A2" office:value-type="string">
            <text:p text:style-name="P10"><text:span text:style-name="T5">Enhance Spell </text:span></text:p>
          </table:table-cell>
        </table:table-row>
        <table:table-row table:style-name="Table16.1">
          <table:table-cell table:style-name="Table16.A2" office:value-type="string">
            <text:p text:style-name="P8"><text:span text:style-name="T5">16–40</text:span></text:p>
          </table:table-cell>
          <table:table-cell table:style-name="Table16.A2" office:value-type="string">
            <text:p text:style-name="P4"><text:span text:style-name="T5">Heighten Spell (+4 levels)</text:span></text:p>
          </table:table-cell>
        </table:table-row>
        <table:table-row table:style-name="Table16.1">
          <table:table-cell table:style-name="Table16.A2" office:value-type="string">
            <text:p text:style-name="P8"><text:span text:style-name="T5">41–55</text:span></text:p>
          </table:table-cell>
          <table:table-cell table:style-name="Table16.A2" office:value-type="string">
            <text:p text:style-name="P4"><text:span text:style-name="T5">Quicken Spell 56–65 Roll on Metamagic (1) and add Maximize Spell </text:span></text:p>
          </table:table-cell>
        </table:table-row>
        <table:table-row table:style-name="Table16.1">
          <table:table-cell table:style-name="Table16.A2" office:value-type="string">
            <text:p text:style-name="P8"><text:span text:style-name="T5">66–75</text:span></text:p>
          </table:table-cell>
          <table:table-cell table:style-name="Table16.A2" office:value-type="string">
            <text:p text:style-name="P4"><text:span text:style-name="T5">Roll on Metamagic (2) and add Empower Spell </text:span></text:p>
          </table:table-cell>
        </table:table-row>
        <table:table-row table:style-name="Table16.1">
          <table:table-cell table:style-name="Table16.A2" office:value-type="string">
            <text:p text:style-name="P8"><text:span text:style-name="T5">76–80</text:span></text:p>
          </table:table-cell>
          <table:table-cell table:style-name="Table16.A2" office:value-type="string">
            <text:p text:style-name="P4"><text:span text:style-name="T5">Roll on Metamagic (3) and add Enlarge Spell </text:span></text:p>
          </table:table-cell>
        </table:table-row>
        <table:table-row table:style-name="Table16.1">
          <table:table-cell table:style-name="Table16.A2" office:value-type="string">
            <text:p text:style-name="P8"><text:span text:style-name="T5">81–85</text:span></text:p>
          </table:table-cell>
          <table:table-cell table:style-name="Table16.A2" office:value-type="string">
            <text:p text:style-name="P4"><text:span text:style-name="T5">Roll on Metamagic (3) and add Extend Spell </text:span></text:p>
          </table:table-cell>
        </table:table-row>
        <table:table-row table:style-name="Table16.1">
          <table:table-cell table:style-name="Table16.A2" office:value-type="string">
            <text:p text:style-name="P8"><text:span text:style-name="T5">86–95</text:span></text:p>
          </table:table-cell>
          <table:table-cell table:style-name="Table16.A2" office:value-type="string">
            <text:p text:style-name="P4"><text:span text:style-name="T5">Roll on Metamagic (3) and add Heighten Spell (+1 level) </text:span></text:p>
          </table:table-cell>
        </table:table-row>
        <table:table-row table:style-name="Table16.1">
          <table:table-cell table:style-name="Table16.A9" office:value-type="string">
            <text:p text:style-name="P9"><text:span text:style-name="T5">96–100</text:span></text:p>
          </table:table-cell>
          <table:table-cell table:style-name="Table16.A9" office:value-type="string">
            <text:p text:style-name="P10"><text:span text:style-name="T5">Roll on Metamagic (3) and add Silent Spell </text:span></text:p>
          </table:table-cell>
        </table:table-row>
      </table:table>
      <text:p text:style-name="P6"/>
      <text:p text:style-name="P4"><text:span text:style-name="T9">Metamagic (5) </text:span></text:p>
      <table:table table:name="Table17" table:style-name="Table17">
        <table:table-column table:style-name="Table17.A"/>
        <table:table-column table:style-name="Table17.B"/>
        <table:table-row table:style-name="Table17.1">
          <table:table-cell table:style-name="Table17.A1" office:value-type="string">
            <text:p text:style-name="P9"><text:span text:style-name="T4">d%</text:span></text:p>
          </table:table-cell>
          <table:table-cell table:style-name="Table17.A1" office:value-type="string">
            <text:p text:style-name="P10"><text:span text:style-name="T4">Metamagic Effects </text:span></text:p>
          </table:table-cell>
        </table:table-row>
        <table:table-row table:style-name="Table17.1">
          <table:table-cell table:style-name="Table17.A2" office:value-type="string">
            <text:p text:style-name="P9"><text:span text:style-name="T5">01–30</text:span></text:p>
          </table:table-cell>
          <table:table-cell table:style-name="Table17.A2" office:value-type="string">
            <text:p text:style-name="P10"><text:span text:style-name="T5">Heighten Spell (+5 levels) </text:span></text:p>
          </table:table-cell>
        </table:table-row>
        <table:table-row table:style-name="Table17.1">
          <table:table-cell table:style-name="Table17.A2" office:value-type="string">
            <text:p text:style-name="P8"><text:span text:style-name="T5">31–40</text:span></text:p>
          </table:table-cell>
          <table:table-cell table:style-name="Table17.A2" office:value-type="string">
            <text:p text:style-name="P4"><text:span text:style-name="T5">Roll on Metamagic (1) and add Enhance Spell </text:span></text:p>
          </table:table-cell>
        </table:table-row>
        <table:table-row table:style-name="Table17.1">
          <table:table-cell table:style-name="Table17.A2" office:value-type="string">
            <text:p text:style-name="P8"><text:span text:style-name="T5">41–55</text:span></text:p>
          </table:table-cell>
          <table:table-cell table:style-name="Table17.A2" office:value-type="string">
            <text:p text:style-name="P4"><text:span text:style-name="T5">Roll on Metamagic (1) and add Quicken Spell </text:span></text:p>
          </table:table-cell>
        </table:table-row>
        <table:table-row table:style-name="Table17.1">
          <table:table-cell table:style-name="Table17.A2" office:value-type="string">
            <text:p text:style-name="P8"><text:span text:style-name="T5">56–65</text:span></text:p>
          </table:table-cell>
          <table:table-cell table:style-name="Table17.A2" office:value-type="string">
            <text:p text:style-name="P4"><text:span text:style-name="T5">Roll on Metamagic (2) and add Maximize Spell </text:span></text:p>
          </table:table-cell>
        </table:table-row>
        <table:table-row table:style-name="Table17.1">
          <table:table-cell table:style-name="Table17.A2" office:value-type="string">
            <text:p text:style-name="P8"><text:span text:style-name="T5">66–75</text:span></text:p>
          </table:table-cell>
          <table:table-cell table:style-name="Table17.A2" office:value-type="string">
            <text:p text:style-name="P4"><text:span text:style-name="T5">Roll on Metamagic (3) and add Empower Spell </text:span></text:p>
          </table:table-cell>
        </table:table-row>
        <table:table-row table:style-name="Table17.1">
          <table:table-cell table:style-name="Table17.A2" office:value-type="string">
            <text:p text:style-name="P8"><text:span text:style-name="T5">76–80</text:span></text:p>
          </table:table-cell>
          <table:table-cell table:style-name="Table17.A2" office:value-type="string">
            <text:p text:style-name="P4"><text:span text:style-name="T5">Roll on Metamagic (4) and add Enlarge Spell </text:span></text:p>
          </table:table-cell>
        </table:table-row>
        <table:table-row table:style-name="Table17.1">
          <table:table-cell table:style-name="Table17.A2" office:value-type="string">
            <text:p text:style-name="P8"><text:span text:style-name="T5">81–85</text:span></text:p>
          </table:table-cell>
          <table:table-cell table:style-name="Table17.A2" office:value-type="string">
            <text:p text:style-name="P4"><text:span text:style-name="T5">Roll on Metamagic (4) and add Extend Spell </text:span></text:p>
          </table:table-cell>
        </table:table-row>
        <table:table-row table:style-name="Table17.1">
          <table:table-cell table:style-name="Table17.A2" office:value-type="string">
            <text:p text:style-name="P8"><text:span text:style-name="T5">86–95</text:span></text:p>
          </table:table-cell>
          <table:table-cell table:style-name="Table17.A2" office:value-type="string">
            <text:p text:style-name="P4"><text:span text:style-name="T5">Roll on Metamagic (4) and add Heighten Spell (+1 level) </text:span></text:p>
          </table:table-cell>
        </table:table-row>
        <table:table-row table:style-name="Table17.1">
          <table:table-cell table:style-name="Table17.A10" office:value-type="string">
            <text:p text:style-name="P9"><text:span text:style-name="T5">96–100</text:span></text:p>
          </table:table-cell>
          <table:table-cell table:style-name="Table17.A10" office:value-type="string">
            <text:p text:style-name="P10"><text:span text:style-name="T5">Roll on Metamagic (4) and add Silent Spell </text:span></text:p>
          </table:table-cell>
        </table:table-row>
      </table:table>
      <text:p text:style-name="P6"/>
      <text:p text:style-name="P6"/>
      <text:p text:style-name="P4"><text:span text:style-name="T9">Metamagic (6) </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9"><text:span text:style-name="T4">d%</text:span></text:p>
          </table:table-cell>
          <table:table-cell table:style-name="Table18.A1" office:value-type="string">
            <text:p text:style-name="P10"><text:span text:style-name="T4">Metamagic Effects </text:span></text:p>
          </table:table-cell>
        </table:table-row>
        <table:table-row table:style-name="Table18.1">
          <table:table-cell table:style-name="Table18.A2" office:value-type="string">
            <text:p text:style-name="P9"><text:span text:style-name="T5">01–30</text:span></text:p>
          </table:table-cell>
          <table:table-cell table:style-name="Table18.A2" office:value-type="string">
            <text:p text:style-name="P10"><text:span text:style-name="T5">Heighten Spell (+6 levels) </text:span></text:p>
          </table:table-cell>
        </table:table-row>
        <table:table-row table:style-name="Table18.1">
          <table:table-cell table:style-name="Table18.A2" office:value-type="string">
            <text:p text:style-name="P8"><text:span text:style-name="T5">31–40</text:span></text:p>
          </table:table-cell>
          <table:table-cell table:style-name="Table18.A2" office:value-type="string">
            <text:p text:style-name="P4"><text:span text:style-name="T5">Roll on Metamagic (2) and add Enhance Spell </text:span></text:p>
          </table:table-cell>
        </table:table-row>
        <table:table-row table:style-name="Table18.1">
          <table:table-cell table:style-name="Table18.A2" office:value-type="string">
            <text:p text:style-name="P8"><text:span text:style-name="T5">41–55</text:span></text:p>
          </table:table-cell>
          <table:table-cell table:style-name="Table18.A2" office:value-type="string">
            <text:p text:style-name="P4"><text:span text:style-name="T5">Roll on Metamagic (2) and add Quicken Spell </text:span></text:p>
          </table:table-cell>
        </table:table-row>
        <table:table-row table:style-name="Table18.1">
          <table:table-cell table:style-name="Table18.A2" office:value-type="string">
            <text:p text:style-name="P8"><text:span text:style-name="T5">56–65</text:span></text:p>
          </table:table-cell>
          <table:table-cell table:style-name="Table18.A2" office:value-type="string">
            <text:p text:style-name="P4"><text:span text:style-name="T5">Roll on Metamagic (3) and add Maximize Spell </text:span></text:p>
          </table:table-cell>
        </table:table-row>
        <table:table-row table:style-name="Table18.1">
          <table:table-cell table:style-name="Table18.A2" office:value-type="string">
            <text:p text:style-name="P8"><text:span text:style-name="T5">66–75</text:span></text:p>
          </table:table-cell>
          <table:table-cell table:style-name="Table18.A2" office:value-type="string">
            <text:p text:style-name="P4"><text:span text:style-name="T5">Roll on Metamagic (4) and add Empower Spell </text:span></text:p>
          </table:table-cell>
        </table:table-row>
        <table:table-row table:style-name="Table18.1">
          <table:table-cell table:style-name="Table18.A2" office:value-type="string">
            <text:p text:style-name="P8"><text:span text:style-name="T5">76–80</text:span></text:p>
          </table:table-cell>
          <table:table-cell table:style-name="Table18.A2" office:value-type="string">
            <text:p text:style-name="P4"><text:span text:style-name="T5">Roll on Metamagic (5) and add Enlarge Spell </text:span></text:p>
          </table:table-cell>
        </table:table-row>
        <table:table-row table:style-name="Table18.1">
          <table:table-cell table:style-name="Table18.A2" office:value-type="string">
            <text:p text:style-name="P8"><text:span text:style-name="T5">81–85</text:span></text:p>
          </table:table-cell>
          <table:table-cell table:style-name="Table18.A2" office:value-type="string">
            <text:p text:style-name="P4"><text:span text:style-name="T5">Roll on Metamagic (5) and add Extend Spell </text:span></text:p>
          </table:table-cell>
        </table:table-row>
        <table:table-row table:style-name="Table18.1">
          <table:table-cell table:style-name="Table18.A2" office:value-type="string">
            <text:p text:style-name="P8"><text:span text:style-name="T5">86–95</text:span></text:p>
          </table:table-cell>
          <table:table-cell table:style-name="Table18.A2" office:value-type="string">
            <text:p text:style-name="P4"><text:span text:style-name="T5">Roll on Metamagic (5) and add Heighten Spell (+1 level) </text:span></text:p>
          </table:table-cell>
        </table:table-row>
        <table:table-row table:style-name="Table18.1">
          <table:table-cell table:style-name="Table18.A10" office:value-type="string">
            <text:p text:style-name="P9"><text:span text:style-name="T5">96–100</text:span></text:p>
          </table:table-cell>
          <table:table-cell table:style-name="Table18.A10" office:value-type="string">
            <text:p text:style-name="P10"><text:span text:style-name="T5">Roll on Metamagic (5) and add Silent Spell </text:span></text:p>
          </table:table-cell>
        </table:table-row>
      </table:table>
      <text:p text:style-name="P6"/>
      <text:p text:style-name="P4"><text:span text:style-name="T9">Metamagic (7) </text:span></text:p>
      <table:table table:name="Table19" table:style-name="Table19">
        <table:table-column table:style-name="Table19.A"/>
        <table:table-column table:style-name="Table19.B"/>
        <table:table-row table:style-name="Table19.1">
          <table:table-cell table:style-name="Table19.A1" office:value-type="string">
            <text:p text:style-name="P9"><text:span text:style-name="T4">d%</text:span></text:p>
          </table:table-cell>
          <table:table-cell table:style-name="Table19.A1" office:value-type="string">
            <text:p text:style-name="P10"><text:span text:style-name="T4">Metamagic Effects </text:span></text:p>
          </table:table-cell>
        </table:table-row>
        <table:table-row table:style-name="Table19.1">
          <table:table-cell table:style-name="Table19.A2" office:value-type="string">
            <text:p text:style-name="P9"><text:span text:style-name="T5">01–25</text:span></text:p>
          </table:table-cell>
          <table:table-cell table:style-name="Table19.A2" office:value-type="string">
            <text:p text:style-name="P10"><text:span text:style-name="T5">Heighten Spell (+7 levels) </text:span></text:p>
          </table:table-cell>
        </table:table-row>
        <table:table-row table:style-name="Table19.1">
          <table:table-cell table:style-name="Table19.A2" office:value-type="string">
            <text:p text:style-name="P8"><text:span text:style-name="T5">26–45</text:span></text:p>
          </table:table-cell>
          <table:table-cell table:style-name="Table19.A2" office:value-type="string">
            <text:p text:style-name="P4"><text:span text:style-name="T5">Intensify Spell </text:span></text:p>
          </table:table-cell>
        </table:table-row>
        <table:table-row table:style-name="Table19.1">
          <table:table-cell table:style-name="Table19.A2" office:value-type="string">
            <text:p text:style-name="P8"><text:span text:style-name="T5">46–55</text:span></text:p>
          </table:table-cell>
          <table:table-cell table:style-name="Table19.A2" office:value-type="string">
            <text:p text:style-name="P4"><text:span text:style-name="T5">Roll on Metamagic (3) and add Enhance Spell </text:span></text:p>
          </table:table-cell>
        </table:table-row>
        <table:table-row table:style-name="Table19.1">
          <table:table-cell table:style-name="Table19.A2" office:value-type="string">
            <text:p text:style-name="P8"><text:span text:style-name="T5">56–65</text:span></text:p>
          </table:table-cell>
          <table:table-cell table:style-name="Table19.A2" office:value-type="string">
            <text:p text:style-name="P4"><text:span text:style-name="T5">Roll on Metamagic (3) and add Quicken Spell </text:span></text:p>
          </table:table-cell>
        </table:table-row>
        <table:table-row table:style-name="Table19.1">
          <table:table-cell table:style-name="Table19.A2" office:value-type="string">
            <text:p text:style-name="P8"><text:span text:style-name="T5">66–75</text:span></text:p>
          </table:table-cell>
          <table:table-cell table:style-name="Table19.A2" office:value-type="string">
            <text:p text:style-name="P4"><text:span text:style-name="T5">Roll on Metamagic (4) and add Maximize Spell </text:span></text:p>
          </table:table-cell>
        </table:table-row>
        <table:table-row table:style-name="Table19.1">
          <table:table-cell table:style-name="Table19.A2" office:value-type="string">
            <text:p text:style-name="P8"><text:span text:style-name="T5">76–80</text:span></text:p>
          </table:table-cell>
          <table:table-cell table:style-name="Table19.A2" office:value-type="string">
            <text:p text:style-name="P4"><text:span text:style-name="T5">Roll on Metamagic (5) and add Empower Spell </text:span></text:p>
          </table:table-cell>
        </table:table-row>
        <table:table-row table:style-name="Table19.1">
          <table:table-cell table:style-name="Table19.A2" office:value-type="string">
            <text:p text:style-name="P8"><text:span text:style-name="T5">81–85</text:span></text:p>
          </table:table-cell>
          <table:table-cell table:style-name="Table19.A2" office:value-type="string">
            <text:p text:style-name="P4"><text:span text:style-name="T5">Roll on Metamagic (6) and add Enlarge Spell </text:span></text:p>
          </table:table-cell>
        </table:table-row>
        <table:table-row table:style-name="Table19.1">
          <table:table-cell table:style-name="Table19.A2" office:value-type="string">
            <text:p text:style-name="P8"><text:span text:style-name="T5">86–90</text:span></text:p>
          </table:table-cell>
          <table:table-cell table:style-name="Table19.A2" office:value-type="string">
            <text:p text:style-name="P4"><text:span text:style-name="T5">Roll on Metamagic (6) and add Extend Spell </text:span></text:p>
          </table:table-cell>
        </table:table-row>
        <table:table-row table:style-name="Table19.1">
          <table:table-cell table:style-name="Table19.A2" office:value-type="string">
            <text:p text:style-name="P8"><text:span text:style-name="T5">91–95</text:span></text:p>
          </table:table-cell>
          <table:table-cell table:style-name="Table19.A2" office:value-type="string">
            <text:p text:style-name="P4"><text:span text:style-name="T5">Roll on Metamagic (6) and add Heighten Spell (+1 level) </text:span></text:p>
          </table:table-cell>
        </table:table-row>
        <table:table-row table:style-name="Table19.1">
          <table:table-cell table:style-name="Table19.A11" office:value-type="string">
            <text:p text:style-name="P9"><text:span text:style-name="T5">96–100</text:span></text:p>
          </table:table-cell>
          <table:table-cell table:style-name="Table19.A11" office:value-type="string">
            <text:p text:style-name="P10"><text:span text:style-name="T5">Roll on Metamagic (6) and add Silent Spell</text:span></text:p>
          </table:table-cell>
        </table:table-row>
      </table:table>
      <text:p text:style-name="P4"><text:span text:style-name="T8"><text:s/></text:span></text:p>
      <text:p text:style-name="P4"><text:span text:style-name="T9">Metamagic (8) </text:span></text:p>
      <table:table table:name="Table20" table:style-name="Table20">
        <table:table-column table:style-name="Table20.A"/>
        <table:table-column table:style-name="Table20.B"/>
        <table:table-row table:style-name="Table20.1">
          <table:table-cell table:style-name="Table20.A1" office:value-type="string">
            <text:p text:style-name="P9"><text:span text:style-name="T4">d%</text:span></text:p>
          </table:table-cell>
          <table:table-cell table:style-name="Table20.A1" office:value-type="string">
            <text:p text:style-name="P10"><text:span text:style-name="T4">Metamagic Effects</text:span></text:p>
          </table:table-cell>
        </table:table-row>
        <table:table-row table:style-name="Table20.1">
          <table:table-cell table:style-name="Table20.A2" office:value-type="string">
            <text:p text:style-name="P9"><text:span text:style-name="T5">01–30</text:span></text:p>
          </table:table-cell>
          <table:table-cell table:style-name="Table20.A2" office:value-type="string">
            <text:p text:style-name="P10"><text:span text:style-name="T5">Heighten Spell (+8 levels) </text:span></text:p>
          </table:table-cell>
        </table:table-row>
        <table:table-row table:style-name="Table20.1">
          <table:table-cell table:style-name="Table20.A2" office:value-type="string">
            <text:p text:style-name="P8"><text:span text:style-name="T5">31–45</text:span></text:p>
          </table:table-cell>
          <table:table-cell table:style-name="Table20.A2" office:value-type="string">
            <text:p text:style-name="P4"><text:span text:style-name="T5">Roll on Metamagic (1) and add Intensify Spell </text:span></text:p>
          </table:table-cell>
        </table:table-row>
        <table:table-row table:style-name="Table20.1">
          <table:table-cell table:style-name="Table20.A2" office:value-type="string">
            <text:p text:style-name="P8"><text:span text:style-name="T5">46–55</text:span></text:p>
          </table:table-cell>
          <table:table-cell table:style-name="Table20.A2" office:value-type="string">
            <text:p text:style-name="P4"><text:span text:style-name="T5">Roll on Metamagic (4) and add Enhance Spell </text:span></text:p>
          </table:table-cell>
        </table:table-row>
        <table:table-row table:style-name="Table20.1">
          <table:table-cell table:style-name="Table20.A2" office:value-type="string">
            <text:p text:style-name="P8"><text:span text:style-name="T5">56–65</text:span></text:p>
          </table:table-cell>
          <table:table-cell table:style-name="Table20.A2" office:value-type="string">
            <text:p text:style-name="P4"><text:span text:style-name="T5">Roll on Metamagic (4) and add Quicken Spell </text:span></text:p>
          </table:table-cell>
        </table:table-row>
        <table:table-row table:style-name="Table20.1">
          <table:table-cell table:style-name="Table20.A2" office:value-type="string">
            <text:p text:style-name="P8"><text:span text:style-name="T5">66–75</text:span></text:p>
          </table:table-cell>
          <table:table-cell table:style-name="Table20.A2" office:value-type="string">
            <text:p text:style-name="P4"><text:span text:style-name="T5">Roll on Metamagic (5) and add Maximize Spell </text:span></text:p>
          </table:table-cell>
        </table:table-row>
        <table:table-row table:style-name="Table20.1">
          <table:table-cell table:style-name="Table20.A2" office:value-type="string">
            <text:p text:style-name="P8"><text:span text:style-name="T5">76–80</text:span></text:p>
          </table:table-cell>
          <table:table-cell table:style-name="Table20.A2" office:value-type="string">
            <text:p text:style-name="P4"><text:span text:style-name="T5">Roll on Metamagic (6) and add Empower Spell </text:span></text:p>
          </table:table-cell>
        </table:table-row>
        <table:table-row table:style-name="Table20.1">
          <table:table-cell table:style-name="Table20.A2" office:value-type="string">
            <text:p text:style-name="P8"><text:span text:style-name="T5">81–85</text:span></text:p>
          </table:table-cell>
          <table:table-cell table:style-name="Table20.A2" office:value-type="string">
            <text:p text:style-name="P4"><text:span text:style-name="T5">Roll on Metamagic (7) and add Enlarge Spell </text:span></text:p>
          </table:table-cell>
        </table:table-row>
        <table:table-row table:style-name="Table20.1">
          <table:table-cell table:style-name="Table20.A2" office:value-type="string">
            <text:p text:style-name="P8"><text:span text:style-name="T5">86–90</text:span></text:p>
          </table:table-cell>
          <table:table-cell table:style-name="Table20.A2" office:value-type="string">
            <text:p text:style-name="P4"><text:span text:style-name="T5">Roll on Metamagic (7) and add Extend Spell </text:span></text:p>
          </table:table-cell>
        </table:table-row>
        <table:table-row table:style-name="Table20.1">
          <table:table-cell table:style-name="Table20.A2" office:value-type="string">
            <text:p text:style-name="P8"><text:span text:style-name="T5">91–95</text:span></text:p>
          </table:table-cell>
          <table:table-cell table:style-name="Table20.A2" office:value-type="string">
            <text:p text:style-name="P4"><text:span text:style-name="T5">Roll on Metamagic (7) and add Heighten Spell (+1 level) </text:span></text:p>
          </table:table-cell>
        </table:table-row>
        <table:table-row table:style-name="Table20.1">
          <table:table-cell table:style-name="Table20.A11" office:value-type="string">
            <text:p text:style-name="P9"><text:span text:style-name="T5">96–100</text:span></text:p>
          </table:table-cell>
          <table:table-cell table:style-name="Table20.A11" office:value-type="string">
            <text:p text:style-name="P10"><text:span text:style-name="T5"><text:s/>Roll on Metamagic (7) and add Silent Spell </text:span></text:p>
          </table:table-cell>
        </table:table-row>
      </table:table>
      <text:p text:style-name="P6"><text:soft-page-break/></text:p>
      <text:p text:style-name="P4"><text:span text:style-name="T9">Metamagic (9) </text:span></text:p>
      <table:table table:name="Table21" table:style-name="Table21">
        <table:table-column table:style-name="Table21.A"/>
        <table:table-column table:style-name="Table21.B"/>
        <table:table-row table:style-name="Table21.1">
          <table:table-cell table:style-name="Table21.A1" office:value-type="string">
            <text:p text:style-name="P9"><text:span text:style-name="T4">d%</text:span></text:p>
          </table:table-cell>
          <table:table-cell table:style-name="Table21.A1" office:value-type="string">
            <text:p text:style-name="P10"><text:span text:style-name="T4">Metamagic Effects </text:span></text:p>
          </table:table-cell>
        </table:table-row>
        <table:table-row table:style-name="Table21.1">
          <table:table-cell table:style-name="Table21.A2" office:value-type="string">
            <text:p text:style-name="P9"><text:span text:style-name="T5">01–30</text:span></text:p>
          </table:table-cell>
          <table:table-cell table:style-name="Table21.A2" office:value-type="string">
            <text:p text:style-name="P10"><text:span text:style-name="T5">Heighten Spell (+9 levels)</text:span></text:p>
          </table:table-cell>
        </table:table-row>
        <table:table-row table:style-name="Table21.1">
          <table:table-cell table:style-name="Table21.A2" office:value-type="string">
            <text:p text:style-name="P8"><text:span text:style-name="T5">31–45</text:span></text:p>
          </table:table-cell>
          <table:table-cell table:style-name="Table21.A2" office:value-type="string">
            <text:p text:style-name="P4"><text:span text:style-name="T5">Roll on Metamagic (2) and add Intensify Spell </text:span></text:p>
          </table:table-cell>
        </table:table-row>
        <table:table-row table:style-name="Table21.1">
          <table:table-cell table:style-name="Table21.A2" office:value-type="string">
            <text:p text:style-name="P8"><text:span text:style-name="T5">46–55</text:span></text:p>
          </table:table-cell>
          <table:table-cell table:style-name="Table21.A2" office:value-type="string">
            <text:p text:style-name="P4"><text:span text:style-name="T5">Roll on Metamagic (5) and add Enhance Spell </text:span></text:p>
          </table:table-cell>
        </table:table-row>
        <table:table-row table:style-name="Table21.1">
          <table:table-cell table:style-name="Table21.A2" office:value-type="string">
            <text:p text:style-name="P8"><text:span text:style-name="T5">56–65</text:span></text:p>
          </table:table-cell>
          <table:table-cell table:style-name="Table21.A2" office:value-type="string">
            <text:p text:style-name="P4"><text:span text:style-name="T5">Roll on Metamagic (5) and add Quicken Spell </text:span></text:p>
          </table:table-cell>
        </table:table-row>
        <table:table-row table:style-name="Table21.1">
          <table:table-cell table:style-name="Table21.A2" office:value-type="string">
            <text:p text:style-name="P8"><text:span text:style-name="T5">66–75</text:span></text:p>
          </table:table-cell>
          <table:table-cell table:style-name="Table21.A2" office:value-type="string">
            <text:p text:style-name="P4"><text:span text:style-name="T5">Roll on Metamagic (6) and add Maximize Spell </text:span></text:p>
          </table:table-cell>
        </table:table-row>
        <table:table-row table:style-name="Table21.1">
          <table:table-cell table:style-name="Table21.A2" office:value-type="string">
            <text:p text:style-name="P8"><text:span text:style-name="T5">76–80</text:span></text:p>
          </table:table-cell>
          <table:table-cell table:style-name="Table21.A2" office:value-type="string">
            <text:p text:style-name="P4"><text:span text:style-name="T5">Roll on Metamagic (7) and add Empower Spell </text:span></text:p>
          </table:table-cell>
        </table:table-row>
        <table:table-row table:style-name="Table21.1">
          <table:table-cell table:style-name="Table21.A2" office:value-type="string">
            <text:p text:style-name="P8"><text:span text:style-name="T5">81–85</text:span></text:p>
          </table:table-cell>
          <table:table-cell table:style-name="Table21.A2" office:value-type="string">
            <text:p text:style-name="P4"><text:span text:style-name="T5">Roll on Metamagic (8) and add Enlarge Spell </text:span></text:p>
          </table:table-cell>
        </table:table-row>
        <table:table-row table:style-name="Table21.1">
          <table:table-cell table:style-name="Table21.A2" office:value-type="string">
            <text:p text:style-name="P8"><text:span text:style-name="T5">86-90</text:span></text:p>
          </table:table-cell>
          <table:table-cell table:style-name="Table21.A2" office:value-type="string">
            <text:p text:style-name="P4"><text:span text:style-name="T5">Roll on Metamagic (8) and add Extend Spell </text:span></text:p>
          </table:table-cell>
        </table:table-row>
        <table:table-row table:style-name="Table21.1">
          <table:table-cell table:style-name="Table21.A2" office:value-type="string">
            <text:p text:style-name="P8"><text:span text:style-name="T5">91–95</text:span></text:p>
          </table:table-cell>
          <table:table-cell table:style-name="Table21.A2" office:value-type="string">
            <text:p text:style-name="P4"><text:span text:style-name="T5">Roll on Metamagic (8) and add Heighten Spell (+1 level) </text:span></text:p>
          </table:table-cell>
        </table:table-row>
        <table:table-row table:style-name="Table21.1">
          <table:table-cell table:style-name="Table21.A11" office:value-type="string">
            <text:p text:style-name="P9"><text:span text:style-name="T5">96–100</text:span></text:p>
          </table:table-cell>
          <table:table-cell table:style-name="Table21.A11" office:value-type="string">
            <text:p text:style-name="P10"><text:span text:style-name="T5">Roll on Metamagic (8) and add Silent Spell </text:span></text:p>
          </table:table-cell>
        </table:table-row>
      </table:table>
      <text:p text:style-name="P6"/>
      <text:p text:style-name="P4"><text:span text:style-name="T9">Metamagic (10) </text:span></text:p>
      <table:table table:name="Table22" table:style-name="Table22">
        <table:table-column table:style-name="Table22.A"/>
        <table:table-column table:style-name="Table22.B"/>
        <table:table-row table:style-name="Table22.1">
          <table:table-cell table:style-name="Table22.A1" office:value-type="string">
            <text:p text:style-name="P9"><text:span text:style-name="T4">d%</text:span></text:p>
          </table:table-cell>
          <table:table-cell table:style-name="Table22.A1" office:value-type="string">
            <text:p text:style-name="P10"><text:span text:style-name="T4">Metamagic Effects </text:span></text:p>
          </table:table-cell>
        </table:table-row>
        <table:table-row table:style-name="Table22.1">
          <table:table-cell table:style-name="Table22.A2" office:value-type="string">
            <text:p text:style-name="P9"><text:span text:style-name="T5">01–30</text:span></text:p>
          </table:table-cell>
          <table:table-cell table:style-name="Table22.A2" office:value-type="string">
            <text:p text:style-name="P10"><text:span text:style-name="T5">Heighten Spell (+10 levels) </text:span></text:p>
          </table:table-cell>
        </table:table-row>
        <table:table-row table:style-name="Table22.1">
          <table:table-cell table:style-name="Table22.A2" office:value-type="string">
            <text:p text:style-name="P8"><text:span text:style-name="T5">31–45</text:span></text:p>
          </table:table-cell>
          <table:table-cell table:style-name="Table22.A2" office:value-type="string">
            <text:p text:style-name="P4"><text:span text:style-name="T5">Roll on Metamagic (3) and add Intensify Spell </text:span></text:p>
          </table:table-cell>
        </table:table-row>
        <table:table-row table:style-name="Table22.1">
          <table:table-cell table:style-name="Table22.A2" office:value-type="string">
            <text:p text:style-name="P8"><text:span text:style-name="T5">46–55</text:span></text:p>
          </table:table-cell>
          <table:table-cell table:style-name="Table22.A2" office:value-type="string">
            <text:p text:style-name="P4"><text:span text:style-name="T5">Roll on Metamagic (6) and add Enhance Spell </text:span></text:p>
          </table:table-cell>
        </table:table-row>
        <table:table-row table:style-name="Table22.1">
          <table:table-cell table:style-name="Table22.A2" office:value-type="string">
            <text:p text:style-name="P8"><text:span text:style-name="T5">56–65</text:span></text:p>
          </table:table-cell>
          <table:table-cell table:style-name="Table22.A2" office:value-type="string">
            <text:p text:style-name="P4"><text:span text:style-name="T5">Roll on Metamagic (6) and add Quicken Spell </text:span></text:p>
          </table:table-cell>
        </table:table-row>
        <table:table-row table:style-name="Table22.1">
          <table:table-cell table:style-name="Table22.A2" office:value-type="string">
            <text:p text:style-name="P8"><text:span text:style-name="T5">66–75</text:span></text:p>
          </table:table-cell>
          <table:table-cell table:style-name="Table22.A2" office:value-type="string">
            <text:p text:style-name="P4"><text:span text:style-name="T5">Roll on Metamagic (7) and add Maximize Spell </text:span></text:p>
          </table:table-cell>
        </table:table-row>
        <table:table-row table:style-name="Table22.1">
          <table:table-cell table:style-name="Table22.A2" office:value-type="string">
            <text:p text:style-name="P8"><text:span text:style-name="T5">76–80</text:span></text:p>
          </table:table-cell>
          <table:table-cell table:style-name="Table22.A2" office:value-type="string">
            <text:p text:style-name="P4"><text:span text:style-name="T5">Roll on Metamagic (8) and add Empower Spell </text:span></text:p>
          </table:table-cell>
        </table:table-row>
        <table:table-row table:style-name="Table22.1">
          <table:table-cell table:style-name="Table22.A2" office:value-type="string">
            <text:p text:style-name="P8"><text:span text:style-name="T5">81–85</text:span></text:p>
          </table:table-cell>
          <table:table-cell table:style-name="Table22.A2" office:value-type="string">
            <text:p text:style-name="P4"><text:span text:style-name="T5">Roll on Metamagic (9) and add Enlarge Spell </text:span></text:p>
          </table:table-cell>
        </table:table-row>
        <table:table-row table:style-name="Table22.1">
          <table:table-cell table:style-name="Table22.A2" office:value-type="string">
            <text:p text:style-name="P8"><text:span text:style-name="T5">86–90</text:span></text:p>
          </table:table-cell>
          <table:table-cell table:style-name="Table22.A2" office:value-type="string">
            <text:p text:style-name="P4"><text:span text:style-name="T5">Roll on Metamagic (9) and add Extend Spell </text:span></text:p>
          </table:table-cell>
        </table:table-row>
        <table:table-row table:style-name="Table22.1">
          <table:table-cell table:style-name="Table22.A2" office:value-type="string">
            <text:p text:style-name="P8"><text:span text:style-name="T5">91–95</text:span></text:p>
          </table:table-cell>
          <table:table-cell table:style-name="Table22.A2" office:value-type="string">
            <text:p text:style-name="P4"><text:span text:style-name="T5">Roll on Metamagic (9) and add Heighten Spell (+1 level) </text:span></text:p>
          </table:table-cell>
        </table:table-row>
        <table:table-row table:style-name="Table22.1">
          <table:table-cell table:style-name="Table22.A11" office:value-type="string">
            <text:p text:style-name="P9"><text:span text:style-name="T5">96–100</text:span></text:p>
          </table:table-cell>
          <table:table-cell table:style-name="Table22.A11" office:value-type="string">
            <text:p text:style-name="P10"><text:span text:style-name="T5">Roll on Metamagic (9) and add Silent Spell </text:span></text:p>
          </table:table-cell>
        </table:table-row>
      </table:table>
      <text:p text:style-name="P6"/>
      <text:p text:style-name="P6"><text:soft-page-break/></text:p>
      <text:h text:style-name="P14" text:outline-level="2"><text:span text:style-name="T7">STAFFS </text:span></text:h>
      <text:p text:style-name="P4"><text:span text:style-name="T8">Staffs have 50 charges when created, and they can’t be recharged. </text:span></text:p>
      <text:p text:style-name="P3"><text:span text:style-name="T8">Staffs use the wielder’s ability score and relevant feats to set the DC for saves against their spells in such cases where those values would be higher than the listed values for the staffs. </text:span></text:p>
      <text:p text:style-name="P6"/>
      <text:p text:style-name="P4"><text:span text:style-name="T9">Table: Epic Staffs </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text:span text:style-name="T5">d%</text:span></text:p>
          </table:table-cell>
          <table:table-cell table:style-name="Table23.A1" office:value-type="string">
            <text:p text:style-name="P7"><text:span text:style-name="T5">Staff </text:span></text:p>
          </table:table-cell>
          <table:table-cell table:style-name="Table23.A1" office:value-type="string">
            <text:h text:style-name="P20" text:outline-level="1"><text:span text:style-name="T5">Market Price </text:span></text:h>
          </table:table-cell>
        </table:table-row>
        <table:table-row table:style-name="Table23.1">
          <table:table-cell table:style-name="Table23.A2" office:value-type="string">
            <text:p text:style-name="P9"><text:span text:style-name="T5">01–09</text:span></text:p>
          </table:table-cell>
          <table:table-cell table:style-name="Table23.A2" office:value-type="string">
            <text:p text:style-name="P10"><text:span text:style-name="T6">Spheres</text:span></text:p>
          </table:table-cell>
          <table:table-cell table:style-name="Table23.A2" office:value-type="string">
            <text:p text:style-name="P12"><text:span text:style-name="T5">228,375 gp </text:span></text:p>
          </table:table-cell>
        </table:table-row>
        <table:table-row table:style-name="Table23.1">
          <table:table-cell table:style-name="Table23.A2" office:value-type="string">
            <text:p text:style-name="P8"><text:span text:style-name="T5">10–18</text:span></text:p>
          </table:table-cell>
          <table:table-cell table:style-name="Table23.A2" office:value-type="string">
            <text:p text:style-name="P4"><text:span text:style-name="T6">Mighty force </text:span></text:p>
          </table:table-cell>
          <table:table-cell table:style-name="Table23.A2" office:value-type="string">
            <text:p text:style-name="P11"><text:span text:style-name="T5">265,000 gp </text:span></text:p>
          </table:table-cell>
        </table:table-row>
        <table:table-row table:style-name="Table23.1">
          <table:table-cell table:style-name="Table23.A2" office:value-type="string">
            <text:p text:style-name="P8"><text:span text:style-name="T5">19–27</text:span></text:p>
          </table:table-cell>
          <table:table-cell table:style-name="Table23.A2" office:value-type="string">
            <text:p text:style-name="P4"><text:span text:style-name="T6">Walls </text:span></text:p>
          </table:table-cell>
          <table:table-cell table:style-name="Table23.A2" office:value-type="string">
            <text:p text:style-name="P11"><text:span text:style-name="T5">275,625 gp </text:span></text:p>
          </table:table-cell>
        </table:table-row>
        <table:table-row table:style-name="Table23.1">
          <table:table-cell table:style-name="Table23.A2" office:value-type="string">
            <text:p text:style-name="P8"><text:span text:style-name="T5">28–36</text:span></text:p>
          </table:table-cell>
          <table:table-cell table:style-name="Table23.A2" office:value-type="string">
            <text:p text:style-name="P4"><text:span text:style-name="T6">Winter </text:span></text:p>
          </table:table-cell>
          <table:table-cell table:style-name="Table23.A2" office:value-type="string">
            <text:p text:style-name="P11"><text:span text:style-name="T5">292,500 gp </text:span></text:p>
          </table:table-cell>
        </table:table-row>
        <table:table-row table:style-name="Table23.1">
          <table:table-cell table:style-name="Table23.A2" office:value-type="string">
            <text:p text:style-name="P8"><text:span text:style-name="T5">37–45</text:span></text:p>
          </table:table-cell>
          <table:table-cell table:style-name="Table23.A2" office:value-type="string">
            <text:p text:style-name="P4"><text:span text:style-name="T6">Prism </text:span></text:p>
          </table:table-cell>
          <table:table-cell table:style-name="Table23.A2" office:value-type="string">
            <text:p text:style-name="P11"><text:span text:style-name="T5">326,812 gp </text:span></text:p>
          </table:table-cell>
        </table:table-row>
        <table:table-row table:style-name="Table23.1">
          <table:table-cell table:style-name="Table23.A2" office:value-type="string">
            <text:p text:style-name="P8"><text:span text:style-name="T5">46–54</text:span></text:p>
          </table:table-cell>
          <table:table-cell table:style-name="Table23.A2" office:value-type="string">
            <text:p text:style-name="P4"><text:span text:style-name="T6">Rapid barrage </text:span></text:p>
          </table:table-cell>
          <table:table-cell table:style-name="Table23.A2" office:value-type="string">
            <text:p text:style-name="P11"><text:span text:style-name="T5">417,750 gp </text:span></text:p>
          </table:table-cell>
        </table:table-row>
        <table:table-row table:style-name="Table23.1">
          <table:table-cell table:style-name="Table23.A2" office:value-type="string">
            <text:p text:style-name="P8"><text:span text:style-name="T5">55–63</text:span></text:p>
          </table:table-cell>
          <table:table-cell table:style-name="Table23.A2" office:value-type="string">
            <text:p text:style-name="P4"><text:span text:style-name="T6">Planar might </text:span></text:p>
          </table:table-cell>
          <table:table-cell table:style-name="Table23.A2" office:value-type="string">
            <text:p text:style-name="P11"><text:span text:style-name="T5">460,000 gp </text:span></text:p>
          </table:table-cell>
        </table:table-row>
        <table:table-row table:style-name="Table23.1">
          <table:table-cell table:style-name="Table23.A2" office:value-type="string">
            <text:p text:style-name="P8"><text:span text:style-name="T5">64–71</text:span></text:p>
          </table:table-cell>
          <table:table-cell table:style-name="Table23.A2" office:value-type="string">
            <text:p text:style-name="P4"><text:span text:style-name="T6">Domination </text:span></text:p>
          </table:table-cell>
          <table:table-cell table:style-name="Table23.A2" office:value-type="string">
            <text:p text:style-name="P11"><text:span text:style-name="T5">464,400 gp </text:span></text:p>
          </table:table-cell>
        </table:table-row>
        <table:table-row table:style-name="Table23.1">
          <table:table-cell table:style-name="Table23.A2" office:value-type="string">
            <text:p text:style-name="P8"><text:span text:style-name="T5">72–79</text:span></text:p>
          </table:table-cell>
          <table:table-cell table:style-name="Table23.A2" office:value-type="string">
            <text:p text:style-name="P4"><text:span text:style-name="T6">Fiery power </text:span></text:p>
          </table:table-cell>
          <table:table-cell table:style-name="Table23.A2" office:value-type="string">
            <text:p text:style-name="P11"><text:span text:style-name="T5">500,000 gp </text:span></text:p>
          </table:table-cell>
        </table:table-row>
        <table:table-row table:style-name="Table23.1">
          <table:table-cell table:style-name="Table23.A2" office:value-type="string">
            <text:p text:style-name="P8"><text:span text:style-name="T5">80–87</text:span></text:p>
          </table:table-cell>
          <table:table-cell table:style-name="Table23.A2" office:value-type="string">
            <text:p text:style-name="P4"><text:span text:style-name="T6">Nature’s fury </text:span></text:p>
          </table:table-cell>
          <table:table-cell table:style-name="Table23.A2" office:value-type="string">
            <text:p text:style-name="P11"><text:span text:style-name="T5">500,000 gp </text:span></text:p>
          </table:table-cell>
        </table:table-row>
        <table:table-row table:style-name="Table23.1">
          <table:table-cell table:style-name="Table23.A2" office:value-type="string">
            <text:p text:style-name="P8"><text:span text:style-name="T5">88–95</text:span></text:p>
          </table:table-cell>
          <table:table-cell table:style-name="Table23.A2" office:value-type="string">
            <text:p text:style-name="P4"><text:span text:style-name="T6">Hierophants </text:span></text:p>
          </table:table-cell>
          <table:table-cell table:style-name="Table23.A2" office:value-type="string">
            <text:p text:style-name="P11"><text:span text:style-name="T5">501,187 gp </text:span></text:p>
          </table:table-cell>
        </table:table-row>
        <table:table-row table:style-name="Table23.1">
          <table:table-cell table:style-name="Table23.A2" office:value-type="string">
            <text:p text:style-name="P8"><text:span text:style-name="T5">96–98</text:span></text:p>
          </table:table-cell>
          <table:table-cell table:style-name="Table23.A2" office:value-type="string">
            <text:p text:style-name="P4"><text:span text:style-name="T6">Cosmos </text:span></text:p>
          </table:table-cell>
          <table:table-cell table:style-name="Table23.A2" office:value-type="string">
            <text:p text:style-name="P11"><text:span text:style-name="T5">683,487 gp </text:span></text:p>
          </table:table-cell>
        </table:table-row>
        <table:table-row table:style-name="Table23.1">
          <table:table-cell table:style-name="Table23.A14" office:value-type="string">
            <text:p text:style-name="P9"><text:span text:style-name="T5">99–100</text:span></text:p>
          </table:table-cell>
          <table:table-cell table:style-name="Table23.A14" office:value-type="string">
            <text:p text:style-name="P10"><text:span text:style-name="T6">Necromancy </text:span></text:p>
          </table:table-cell>
          <table:table-cell table:style-name="Table23.A14" office:value-type="string">
            <text:p text:style-name="P12"><text:span text:style-name="T5">1,505,312 gp</text:span></text:p>
          </table:table-cell>
        </table:table-row>
      </table:table>
      <text:p text:style-name="P6"/>
      <text:h text:style-name="P14" text:outline-level="2"><text:span text:style-name="T11">Epic Staff Descriptions </text:span></text:h>
      <text:p text:style-name="P4"><text:span text:style-name="T8">Standard epic staffs are described below. </text:span></text:p>
      <text:p text:style-name="P6"/>
      <text:p text:style-name="P4"><text:span text:style-name="T9">Cosmos: <text:s/></text:span><text:span text:style-name="T8">This staff allows use of the following spells. </text:span></text:p>
      <text:p text:style-name="P4"><text:span text:style-name="T10">• Chain lightning </text:span><text:span text:style-name="T8">(intensified, 1 charge, DC 29) </text:span></text:p>
      <text:p text:style-name="P4"><text:span text:style-name="T10">• Meteor swarm </text:span><text:span text:style-name="T8">(intensified, 1 charge, DC 34) </text:span></text:p>
      <text:p text:style-name="P4"><text:soft-page-break/><text:span text:style-name="T10">• Sunburst </text:span><text:span text:style-name="T8">(intensified, 1 charge, DC 32) </text:span></text:p>
      <text:p text:style-name="P4"><text:span text:style-name="T10">Caster Level: </text:span><text:span text:style-name="T8">27th; </text:span><text:span text:style-name="T10">Prerequisites: </text:span><text:span text:style-name="T8">Craft Staff, Craft Epic Staff, Intensify Spell, </text:span><text:span text:style-name="T10">chain lightning, meteor swarm, sunburst; Market Price: </text:span><text:span text:style-name="T8">683,437 gp. </text:span></text:p>
      <text:p text:style-name="P4"><text:span text:style-name="T9">Domination: </text:span><text:span text:style-name="T8">This staff allows use of the following heightened spells. </text:span></text:p>
      <text:p text:style-name="P4"><text:span text:style-name="T10">• Dominate monster </text:span><text:span text:style-name="T8">(1 charge, DC 33) </text:span></text:p>
      <text:p text:style-name="P4"><text:span text:style-name="T10">• Demand </text:span><text:span text:style-name="T8">(1 charge, DC 32) </text:span></text:p>
      <text:p text:style-name="P4"><text:span text:style-name="T10">• Mass charm monster </text:span><text:span text:style-name="T8">(1 charge, DC 32) </text:span></text:p>
      <text:p text:style-name="P4"><text:span text:style-name="T10">• Geas </text:span><text:span text:style-name="T8">(heightened, 1 charge, DC 33) </text:span></text:p>
      <text:p text:style-name="P4"><text:span text:style-name="T10">Caster Level: </text:span><text:span text:style-name="T8">21st; </text:span><text:span text:style-name="T10">Prerequisites: </text:span><text:span text:style-name="T8">Craft Staff, Craft Epic Staff, Heighten Spell, </text:span><text:span text:style-name="T10">demand, dominate monster, geas, mass charm monster; Market Price: </text:span><text:span text:style-name="T8">464,400 gp. </text:span></text:p>
      <text:p text:style-name="P4"><text:span text:style-name="T9">Fiery Power: </text:span><text:span text:style-name="T8">This +</text:span><text:span text:style-name="T10">5 flaming quarterstaff </text:span><text:span text:style-name="T8">grants its wielder fire resistance 30 whenever held. In addition, it has the following powers. </text:span></text:p>
      <text:p text:style-name="P4"><text:span text:style-name="T8">• </text:span><text:span text:style-name="T10">Wall of fire </text:span><text:span text:style-name="T8">(extended, 1 charge, DC 18) </text:span></text:p>
      <text:p text:style-name="P4"><text:span text:style-name="T8">• </text:span><text:span text:style-name="T10">Delayed blast fireball </text:span><text:span text:style-name="T8">(intensified to 240 points of damage, 2 charges, DC 22) </text:span></text:p>
      <text:p text:style-name="P4"><text:span text:style-name="T8">• </text:span><text:span text:style-name="T10">Meteor swar</text:span><text:span text:style-name="T8">m(heightened to 12th, 2 charges, DC 30) </text:span></text:p>
      <text:p text:style-name="P4"><text:span text:style-name="T8">• </text:span><text:span text:style-name="T10">Summon monster IX </text:span><text:span text:style-name="T8">(extended, 2 charges, elder fire elemental only) A </text:span><text:span text:style-name="T10">staff of fiery power </text:span><text:span text:style-name="T8">can be broken in a retributive strike. The breaking of the staff must be purposeful and declared by the wielder. All charges currently in the staff are instantly released in a 30-foot- radius globe. All within 10 feet of the broken staff take points of damage equal to eight times the number of charges in the staff, those between 11 feet and 20 feet away take six times the number of charges in damage, and those 21 feet to 30 feet distant take four times the number of charges in damage. Successful Reflex saving throws (DC 17) reduce the damage sustained by half. The character breaking the staff has a 50% chance of traveling to another plane of existence; if he or she does not, the explosive release of spell energy destroys him or her. After all charges are used up from the staff, it remains a +</text:span><text:span text:style-name="T10">5 quarterstaff </text:span><text:span text:style-name="T8">with no special abilities. (Once empty of charges, it cannot be broken in a retributive strike.) </text:span></text:p>
      <text:p text:style-name="P4"><text:span text:style-name="T10">Caster Level: </text:span><text:span text:style-name="T8">25th; </text:span><text:span text:style-name="T10">Prerequisites: </text:span><text:span text:style-name="T8">Craft Staff, Craft Epic Staff, Extend Spell, Heighten Spell, Improved Heighten Spell, Intensify Spell, Spell Focus (Evocation), </text:span><text:span text:style-name="T10">continual flame, delayed blast fireball, meteor swarm, protection from energy, summon monster IX, wall of fire; Market Price: </text:span><text:span text:style-name="T8">500,000 gp. </text:span></text:p>
      <text:p text:style-name="P4"><text:span text:style-name="T9">The Hierophants: </text:span><text:span text:style-name="T8">This staff allows use of the following spells. </text:span></text:p>
      <text:p text:style-name="P4"><text:span text:style-name="T10">• Creeping doom </text:span><text:span text:style-name="T8">(enlarged, extended, 1 charge, DC 23) </text:span></text:p>
      <text:p text:style-name="P4"><text:span text:style-name="T10">• Command plants </text:span><text:span text:style-name="T8">(enlarged, extended, 1 charge, DC 25) </text:span></text:p>
      <text:p text:style-name="P4"><text:span text:style-name="T10">• Elemental swarm </text:span><text:span text:style-name="T8">(intensified, 2 charges, DC 34) </text:span></text:p>
      <text:p text:style-name="P4"><text:span text:style-name="T10">• Shambler </text:span><text:span text:style-name="T8">(intensified, 2 charges, DC 34) </text:span></text:p>
      <text:p text:style-name="P4"><text:span text:style-name="T10">Caster Level: </text:span><text:span text:style-name="T8">27th; </text:span><text:span text:style-name="T10">Prerequisites: </text:span><text:span text:style-name="T8">Craft Staff, Craft Epic Staff, Enlarge Spell, Extend Spell, Intensify Spell, </text:span><text:span text:style-name="T10">creeping doom, command plants, elemental swarm, shambler; Market Price: </text:span><text:span text:style-name="T8">501,187 gp. </text:span></text:p>
      <text:p text:style-name="P4"><text:span text:style-name="T9">Mighty Force: </text:span><text:span text:style-name="T8">This staff has three powers. </text:span></text:p>
      <text:p text:style-name="P4"><text:span text:style-name="T8">• </text:span><text:span text:style-name="T10">Shield </text:span><text:span text:style-name="T8">(quickened, 1 charge, may be activated once per round) </text:span></text:p>
      <text:p text:style-name="P4"><text:span text:style-name="T8">• </text:span><text:span text:style-name="T10">Forcecage </text:span><text:span text:style-name="T8">(1 charge) </text:span></text:p>
      <text:p text:style-name="P4"><text:span text:style-name="T8">• </text:span><text:span text:style-name="T10">Crushing hand </text:span><text:span text:style-name="T8">(1 charge) </text:span></text:p>
      <text:p text:style-name="P4"><text:span text:style-name="T10">Caster Level: </text:span><text:span text:style-name="T8">21st; </text:span><text:span text:style-name="T10">Prerequisites: </text:span><text:span text:style-name="T8">Craft Staff, Craft Epic Staff, Quicken Spell, </text:span><text:span text:style-name="T10">crushing hand, forcecage, shield; Market Price: </text:span><text:span text:style-name="T8">265,000 gp. </text:span></text:p>
      <text:p text:style-name="P4"><text:span text:style-name="T9">Nature’s Fury: </text:span><text:span text:style-name="T8">This +</text:span><text:span text:style-name="T10">5 aberration bane quarterstaff</text:span><text:span text:style-name="T8"> allows use of the following spells.</text:span></text:p>
      <text:p text:style-name="P4"><text:span text:style-name="T8">• </text:span><text:span text:style-name="T10">Earthquake </text:span><text:span text:style-name="T8">(1 charge) </text:span></text:p>
      <text:p text:style-name="P4"><text:soft-page-break/><text:span text:style-name="T8">• </text:span><text:span text:style-name="T10">Whirlwind </text:span><text:span text:style-name="T8">(heightened to 10th level, 1 charge, DC 25) </text:span></text:p>
      <text:p text:style-name="P4"><text:span text:style-name="T8">• </text:span><text:span text:style-name="T10">Fire storm </text:span><text:span text:style-name="T8">(heightened to 10th level, 1 charge, DC 25) </text:span></text:p>
      <text:p text:style-name="P4"><text:span text:style-name="T8">After all charges are used up from a </text:span><text:span text:style-name="T10">staff of nature’s fury, </text:span><text:span text:style-name="T8">it remains a +</text:span><text:span text:style-name="T10">5 quarterstaff </text:span><text:span text:style-name="T8">with no special abilities. </text:span></text:p>
      <text:p text:style-name="P4"><text:span text:style-name="T10">Caster Level: </text:span><text:span text:style-name="T8">21st; </text:span><text:span text:style-name="T10">Prerequisites: </text:span><text:span text:style-name="T8">Craft Staff, Craft Epic Staff, Heighten Spell, Improved Heighten Spell, </text:span><text:span text:style-name="T10">earthquake, fire storm, summon monster I </text:span><text:span text:style-name="T8">(or </text:span><text:span text:style-name="T10">summon nature’s ally </text:span><text:span text:style-name="T8">I), </text:span><text:span text:style-name="T10">whirlwind; Market Price: </text:span><text:span text:style-name="T8">500,000 gp. </text:span></text:p>
      <text:p text:style-name="P4"><text:span text:style-name="T9">Necromancy: </text:span><text:span text:style-name="T8">This staff allows use of the following spells. </text:span></text:p>
      <text:p text:style-name="P4"><text:span text:style-name="T10">• Circle of death </text:span><text:span text:style-name="T8">(intensified, 2 charges, DC 29) </text:span></text:p>
      <text:p text:style-name="P4"><text:span text:style-name="T10">• Create greater undead </text:span><text:span text:style-name="T8">(1 charge) </text:span></text:p>
      <text:p text:style-name="P4"><text:span text:style-name="T10">• Finger of death </text:span><text:span text:style-name="T8">(improved heightened to 16th, 2 charges, DC 34)</text:span></text:p>
      <text:p text:style-name="P4"><text:span text:style-name="T10">• Soul bind </text:span><text:span text:style-name="T8">(improved heightened to 16th, 2 charges, DC 34). The soul trapped through the use of the </text:span><text:span text:style-name="T10">soul bind </text:span><text:span text:style-name="T8">spell is trapped in the staff rather than a gem. Only by breaking the staff can the souls be freed. </text:span></text:p>
      <text:p text:style-name="P4"><text:span text:style-name="T10">Caster Level: </text:span><text:span text:style-name="T8">27th; </text:span><text:span text:style-name="T10">Prerequisites: </text:span><text:span text:style-name="T8">Craft Staff, Craft Epic Staff, Intensify Spell, Heighten Spell, Improved Heighten Spell, </text:span><text:span text:style-name="T10">circle of death, create greater undead, finger of death, soul bind; Market Price: </text:span><text:span text:style-name="T8">1,505,312 gp; </text:span><text:span text:style-name="T10">Cost to Create: </text:span><text:span text:style-name="T8">1,290,156 gp + 14,303 XP. </text:span></text:p>
      <text:p text:style-name="P4"><text:span text:style-name="T9">Planar Might: </text:span><text:span text:style-name="T8">The wielder of this powerful staff is immune to the effects of any planar alignment traits, as well as the positive-dominant and negative-dominant traits or a plane. It also allows use of the following spells. </text:span></text:p>
      <text:p text:style-name="P4"><text:span text:style-name="T8">• </text:span><text:span text:style-name="T10">Greater planar ally </text:span><text:span text:style-name="T8">(1 charge) </text:span></text:p>
      <text:p text:style-name="P4"><text:span text:style-name="T8">• </text:span><text:span text:style-name="T10">Greater planar binding </text:span><text:span text:style-name="T8">(1 charge) </text:span></text:p>
      <text:p text:style-name="P4"><text:span text:style-name="T8">• </text:span><text:span text:style-name="T10">Gate </text:span><text:span text:style-name="T8">(1 charge) </text:span></text:p>
      <text:p text:style-name="P4"><text:span text:style-name="T8">When using the </text:span><text:span text:style-name="T10">greater planar ally </text:span><text:span text:style-name="T8">power, the character must still bargain with the called creature. </text:span></text:p>
      <text:p text:style-name="P4"><text:span text:style-name="T8">In addition to its other powers, a </text:span><text:span text:style-name="T10">staff of planar might </text:span><text:span text:style-name="T8">is a +</text:span><text:span text:style-name="T10">5 outsider bane quarterstaff </text:span><text:span text:style-name="T8">(roll 1d4 to determine what alignment of outsiders the staff ’s bane power works against: 1=chaotic, 2=evil, 3=good, 4=lawful). After all charges are used up from a </text:span><text:span text:style-name="T10">staff of planar might, </text:span><text:span text:style-name="T8">it remains a +</text:span><text:span text:style-name="T10">5 quarterstaff </text:span><text:span text:style-name="T8">with no special abilities. </text:span></text:p>
      <text:p text:style-name="P4"><text:span text:style-name="T10">Caster Level: </text:span><text:span text:style-name="T8">21st; </text:span><text:span text:style-name="T10">Prerequisites: </text:span><text:span text:style-name="T8">Craft Staff, Craft Epic Staff, </text:span><text:span text:style-name="T10">gate, greater planar ally, greater planar binding, protection from energy; Market Price: </text:span><text:span text:style-name="T8">460,000 gp. </text:span></text:p>
      <text:p text:style-name="P4"><text:span text:style-name="T9">Prism: </text:span><text:span text:style-name="T8">This staff allows use of the following spells. </text:span></text:p>
      <text:p text:style-name="P4"><text:span text:style-name="T10">• Prismatic sphere </text:span><text:span text:style-name="T8">(extended, 1 charge, DC 25) </text:span></text:p>
      <text:p text:style-name="P4"><text:span text:style-name="T10">• Prismatic spray </text:span><text:span text:style-name="T8">(extended, 1 charge, DC 22) </text:span></text:p>
      <text:p text:style-name="P4"><text:span text:style-name="T10">• Prismatic wall </text:span><text:span text:style-name="T8">(extended, 1 charge, DC 23) </text:span></text:p>
      <text:p text:style-name="P4"><text:span text:style-name="T10">Caster Level: </text:span><text:span text:style-name="T8">21st; </text:span><text:span text:style-name="T10">Prerequisites: </text:span><text:span text:style-name="T8">Craft Staff, Craft Epic Staff, Extend Spell, </text:span><text:span text:style-name="T10">prismatic sphere, prismatic spray, prismatic wall; Market Price: </text:span><text:span text:style-name="T8">326,812 gp. </text:span></text:p>
      <text:p text:style-name="P4"><text:span text:style-name="T9">Rapid Barrage: </text:span><text:span text:style-name="T8">Either of the staff’s two powers can be activated as a free action (though the staff may only be activated once per round). </text:span></text:p>
      <text:p text:style-name="P4"><text:span text:style-name="T8">• </text:span><text:span text:style-name="T10">Magic missile </text:span><text:span text:style-name="T8">(intensified, quickened, 1 charge, 5 missiles dealing 10 points of damage each) </text:span></text:p>
      <text:p text:style-name="P4"><text:span text:style-name="T8">• </text:span><text:span text:style-name="T10">Fireball </text:span><text:span text:style-name="T8">(heightened to 6th, enhanced, quickened, 1 charge, 20d6 damage, DC 19) </text:span></text:p>
      <text:p text:style-name="P4"><text:span text:style-name="T10">Caster Level: </text:span><text:span text:style-name="T8">25th; </text:span><text:span text:style-name="T10">Prerequisites: </text:span><text:span text:style-name="T8">Craft Staff, Craft Epic Staff, Enhance Spell, Heighten Spell, Intensify Spell, Quicken Spell, </text:span><text:span text:style-name="T10">fireball, magic missile; Market Price: </text:span><text:span text:style-name="T8">417,750 gp. </text:span></text:p>
      <text:p text:style-name="P4"><text:span text:style-name="T9">Spheres: </text:span><text:span text:style-name="T8">This staff allows use of the following spells. </text:span></text:p>
      <text:p text:style-name="P4"><text:soft-page-break/><text:span text:style-name="T10">• Freezing sphere </text:span><text:span text:style-name="T8">(1 charge, DC 19) </text:span></text:p>
      <text:p text:style-name="P4"><text:span text:style-name="T10">• Resilient sphere </text:span><text:span text:style-name="T8">(1 charge, DC 16) </text:span></text:p>
      <text:p text:style-name="P4"><text:span text:style-name="T10">• Telekinetic sphere </text:span><text:span text:style-name="T8">(1 charge, DC 22) </text:span></text:p>
      <text:p text:style-name="P4"><text:span text:style-name="T10">Caster Level: </text:span><text:span text:style-name="T8">21st; </text:span><text:span text:style-name="T10">Prerequisites: </text:span><text:span text:style-name="T8">Craft Staff, Craft Epic Staff, </text:span><text:span text:style-name="T10">freezing sphere, resilient sphere, telekinetic sphere; Market Price: </text:span><text:span text:style-name="T8">228,375 gp. </text:span></text:p>
      <text:p text:style-name="P4"><text:span text:style-name="T9">Walls: </text:span><text:span text:style-name="T8">This staff allows use of the following spells. </text:span></text:p>
      <text:p text:style-name="P4"><text:span text:style-name="T10">• Wall of iron </text:span><text:span text:style-name="T8">(1 charge) </text:span></text:p>
      <text:p text:style-name="P4"><text:span text:style-name="T10">• Wall of stone </text:span><text:span text:style-name="T8">(1 charge) </text:span></text:p>
      <text:p text:style-name="P4"><text:span text:style-name="T10">• Wall of force </text:span><text:span text:style-name="T8">(1 charge) </text:span></text:p>
      <text:p text:style-name="P4"><text:span text:style-name="T10">Caster Level: </text:span><text:span text:style-name="T8">30th; </text:span><text:span text:style-name="T10">Prerequisites: </text:span><text:span text:style-name="T8">Craft Staff, Craft Epic Staff, Extend Spell, extended </text:span><text:span text:style-name="T10">wall of force, wall of iron, wall of stone; Market Price: </text:span><text:span text:style-name="T8">275,625 gp. </text:span></text:p>
      <text:p text:style-name="P4"><text:span text:style-name="T9">Winter: </text:span><text:span text:style-name="T8">This staff allows the use of the following spells. </text:span></text:p>
      <text:p text:style-name="P4"><text:span text:style-name="T10">• Cone of cold </text:span><text:span text:style-name="T8">(intensified, 2 charges, DC 28) </text:span></text:p>
      <text:p text:style-name="P4"><text:span text:style-name="T10">• Ice storm </text:span><text:span text:style-name="T8">(intensified, 2 charges, DC 26) </text:span></text:p>
      <text:p text:style-name="P4"><text:span text:style-name="T10">• Freezing sphere </text:span><text:span text:style-name="T8">(intensified, 2 charges, DC 29) </text:span></text:p>
      <text:p text:style-name="P4"><text:span text:style-name="T10">• Wall of ice </text:span><text:span text:style-name="T8">(1 charge) </text:span></text:p>
      <text:p text:style-name="P4"><text:span text:style-name="T10">Caster Level: </text:span><text:span text:style-name="T8">24th; </text:span><text:span text:style-name="T10">Prerequisites: </text:span><text:span text:style-name="T8">Craft Staff, Craft Epic Staff, Extend Spell, Intensify Spell, </text:span><text:span text:style-name="T10">cone of cold, ice storm, freezing sphere, wall of ice; Market Price: </text:span><text:span text:style-name="T8">292,500 gp. </text:span></text:p>
      <text:h text:style-name="P15" text:outline-level="2"/>
      <text:h text:style-name="P14" text:outline-level="2"><text:span text:style-name="T7">WONDROUS ITEMS </text:span></text:h>
      <text:p text:style-name="P4"><text:span text:style-name="T8">Anyone can use a wondrous item unless specified otherwise in the item’s description. </text:span></text:p>
      <text:p text:style-name="P6"/>
      <text:p text:style-name="P4"><text:span text:style-name="T9">Table: Epic Wondrous Items </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9"><text:span text:style-name="T5">d%</text:span></text:p>
          </table:table-cell>
          <table:table-cell table:style-name="Table24.A1" office:value-type="string">
            <text:p text:style-name="P10"><text:span text:style-name="T5">Wondrous Item </text:span></text:p>
          </table:table-cell>
          <table:table-cell table:style-name="Table24.A1" office:value-type="string">
            <text:h text:style-name="P16" text:outline-level="2"><text:span text:style-name="T5">Market Price </text:span></text:h>
          </table:table-cell>
        </table:table-row>
        <table:table-row table:style-name="Table24.1">
          <table:table-cell table:style-name="Table24.A2" office:value-type="string">
            <text:p text:style-name="P9"><text:span text:style-name="T5">01–02</text:span></text:p>
          </table:table-cell>
          <table:table-cell table:style-name="Table24.A2" office:value-type="string">
            <text:p text:style-name="P10"><text:span text:style-name="T6">Horseshoes of the peerless steed </text:span></text:p>
          </table:table-cell>
          <table:table-cell table:style-name="Table24.A2" office:value-type="string">
            <text:p text:style-name="P12"><text:span text:style-name="T5">217,000 gp </text:span></text:p>
          </table:table-cell>
        </table:table-row>
        <table:table-row table:style-name="Table24.1">
          <table:table-cell table:style-name="Table24.A2" office:value-type="string">
            <text:p text:style-name="P8"><text:span text:style-name="T5">03–04</text:span></text:p>
          </table:table-cell>
          <table:table-cell table:style-name="Table24.A2" office:value-type="string">
            <text:p text:style-name="P4"><text:span text:style-name="T6">Mantle of great stealth </text:span></text:p>
          </table:table-cell>
          <table:table-cell table:style-name="Table24.A2" office:value-type="string">
            <text:p text:style-name="P11"><text:span text:style-name="T5">242,000 gp </text:span></text:p>
          </table:table-cell>
        </table:table-row>
        <table:table-row table:style-name="Table24.1">
          <table:table-cell table:style-name="Table24.A2" office:value-type="string">
            <text:p text:style-name="P8"><text:span text:style-name="T5">05–06</text:span></text:p>
          </table:table-cell>
          <table:table-cell table:style-name="Table24.A2" office:value-type="string">
            <text:p text:style-name="P4"><text:span text:style-name="T6">Boots of swiftness </text:span></text:p>
          </table:table-cell>
          <table:table-cell table:style-name="Table24.A2" office:value-type="string">
            <text:p text:style-name="P11"><text:span text:style-name="T5">256,000 gp </text:span></text:p>
          </table:table-cell>
        </table:table-row>
        <table:table-row table:style-name="Table24.1">
          <table:table-cell table:style-name="Table24.A2" office:value-type="string">
            <text:p text:style-name="P8"><text:span text:style-name="T5">07–08</text:span></text:p>
          </table:table-cell>
          <table:table-cell table:style-name="Table24.A2" office:value-type="string">
            <text:p text:style-name="P4"><text:span text:style-name="T6">Cabinet of feasting </text:span></text:p>
          </table:table-cell>
          <table:table-cell table:style-name="Table24.A2" office:value-type="string">
            <text:p text:style-name="P11"><text:span text:style-name="T5">288,000 gp </text:span></text:p>
          </table:table-cell>
        </table:table-row>
        <table:table-row table:style-name="Table24.1">
          <table:table-cell table:style-name="Table24.A2" office:value-type="string">
            <text:p text:style-name="P8"><text:span text:style-name="T5">09–10</text:span></text:p>
          </table:table-cell>
          <table:table-cell table:style-name="Table24.A2" office:value-type="string">
            <text:p text:style-name="P4"><text:span text:style-name="T6">Mantle of epic spell resistance </text:span></text:p>
          </table:table-cell>
          <table:table-cell table:style-name="Table24.A2" office:value-type="string">
            <text:p text:style-name="P11"><text:span text:style-name="T5">290,000 gp </text:span></text:p>
          </table:table-cell>
        </table:table-row>
        <table:table-row table:style-name="Table24.1">
          <table:table-cell table:style-name="Table24.A2" office:value-type="string">
            <text:p text:style-name="P8"><text:span text:style-name="T5">11–13</text:span></text:p>
          </table:table-cell>
          <table:table-cell table:style-name="Table24.A2" office:value-type="string">
            <text:p text:style-name="P4"><text:span text:style-name="T6">Cloak of epic resistance +6 </text:span></text:p>
          </table:table-cell>
          <table:table-cell table:style-name="Table24.A2" office:value-type="string">
            <text:p text:style-name="P11"><text:span text:style-name="T5">360,000 gp </text:span></text:p>
          </table:table-cell>
        </table:table-row>
        <table:table-row table:style-name="Table24.1">
          <table:table-cell table:style-name="Table24.A2" office:value-type="string">
            <text:p text:style-name="P8"><text:span text:style-name="T5">14–15</text:span></text:p>
          </table:table-cell>
          <table:table-cell table:style-name="Table24.A2" office:value-type="string">
            <text:p text:style-name="P4"><text:span text:style-name="T6">Gate key </text:span></text:p>
          </table:table-cell>
          <table:table-cell table:style-name="Table24.A2" office:value-type="string">
            <text:p text:style-name="P11"><text:span text:style-name="T5">378,000 gp </text:span></text:p>
          </table:table-cell>
        </table:table-row>
        <text:soft-page-break/>
        <table:table-row table:style-name="Table24.1">
          <table:table-cell table:style-name="Table24.A2" office:value-type="string">
            <text:p text:style-name="P8"><text:span text:style-name="T5">16–18</text:span></text:p>
          </table:table-cell>
          <table:table-cell table:style-name="Table24.A2" office:value-type="string">
            <text:p text:style-name="P4"><text:span text:style-name="T6">Cloak of epic resistance +7 </text:span></text:p>
          </table:table-cell>
          <table:table-cell table:style-name="Table24.A2" office:value-type="string">
            <text:p text:style-name="P11"><text:span text:style-name="T5">490,000 gp </text:span></text:p>
          </table:table-cell>
        </table:table-row>
        <table:table-row table:style-name="Table24.1">
          <table:table-cell table:style-name="Table24.A2" office:value-type="string">
            <text:p text:style-name="P8"><text:span text:style-name="T5">19–21</text:span></text:p>
          </table:table-cell>
          <table:table-cell table:style-name="Table24.A2" office:value-type="string">
            <text:p text:style-name="P4"><text:span text:style-name="T6">Belt of epic strength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22–24</text:span></text:p>
          </table:table-cell>
          <table:table-cell table:style-name="Table24.A2" office:value-type="string">
            <text:p text:style-name="P4"><text:span text:style-name="T6">Bracers of epic health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25–27</text:span></text:p>
          </table:table-cell>
          <table:table-cell table:style-name="Table24.A2" office:value-type="string">
            <text:p text:style-name="P4"><text:span text:style-name="T6">Cloak of epic charisma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28–30</text:span></text:p>
          </table:table-cell>
          <table:table-cell table:style-name="Table24.A2" office:value-type="string">
            <text:p text:style-name="P4"><text:span text:style-name="T6">Cloak of epic resistance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31–33</text:span></text:p>
          </table:table-cell>
          <table:table-cell table:style-name="Table24.A2" office:value-type="string">
            <text:p text:style-name="P4"><text:span text:style-name="T6">Gloves of epic dexterity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34–36</text:span></text:p>
          </table:table-cell>
          <table:table-cell table:style-name="Table24.A2" office:value-type="string">
            <text:p text:style-name="P4"><text:span text:style-name="T6">Headband of epic intellect +8 </text:span></text:p>
          </table:table-cell>
          <table:table-cell table:style-name="Table24.A2" office:value-type="string">
            <text:p text:style-name="P11"><text:span text:style-name="T5">640,000 gp </text:span></text:p>
          </table:table-cell>
        </table:table-row>
        <table:table-row table:style-name="Table24.1">
          <table:table-cell table:style-name="Table24.A2" office:value-type="string">
            <text:p text:style-name="P8"><text:span text:style-name="T5">37–39</text:span></text:p>
          </table:table-cell>
          <table:table-cell table:style-name="Table24.A2" office:value-type="string">
            <text:p text:style-name="P4"><text:span text:style-name="T6">Periapt of epic wisdom +8 </text:span></text:p>
          </table:table-cell>
          <table:table-cell table:style-name="Table24.A2" office:value-type="string">
            <text:p text:style-name="P11"><text:span text:style-name="T5">640,000 gp </text:span></text:p>
          </table:table-cell>
        </table:table-row>
        <text:soft-page-break/>
        <table:table-row table:style-name="Table24.1">
          <table:table-cell table:style-name="Table24.A2" office:value-type="string">
            <text:p text:style-name="P8"><text:span text:style-name="T5">40–42</text:span></text:p>
          </table:table-cell>
          <table:table-cell table:style-name="Table24.A2" office:value-type="string">
            <text:p text:style-name="P4"><text:span text:style-name="T6">Amulet of epic natural armor +6 </text:span></text:p>
          </table:table-cell>
          <table:table-cell table:style-name="Table24.A2" office:value-type="string">
            <text:p text:style-name="P11"><text:span text:style-name="T5">720,000 gp </text:span></text:p>
          </table:table-cell>
        </table:table-row>
        <table:table-row table:style-name="Table24.1">
          <table:table-cell table:style-name="Table24.A2" office:value-type="string">
            <text:p text:style-name="P8"><text:span text:style-name="T5">43–45</text:span></text:p>
          </table:table-cell>
          <table:table-cell table:style-name="Table24.A2" office:value-type="string">
            <text:p text:style-name="P4"><text:span text:style-name="T6">Cloak of epic resistance +9 </text:span></text:p>
          </table:table-cell>
          <table:table-cell table:style-name="Table24.A2" office:value-type="string">
            <text:p text:style-name="P11"><text:span text:style-name="T5">810,000 gp </text:span></text:p>
          </table:table-cell>
        </table:table-row>
        <table:table-row table:style-name="Table24.1">
          <table:table-cell table:style-name="Table24.A2" office:value-type="string">
            <text:p text:style-name="P8"><text:span text:style-name="T5">46–48</text:span></text:p>
          </table:table-cell>
          <table:table-cell table:style-name="Table24.A2" office:value-type="string">
            <text:p text:style-name="P4"><text:span text:style-name="T6">Amulet of epic natural armor +7 </text:span></text:p>
          </table:table-cell>
          <table:table-cell table:style-name="Table24.A2" office:value-type="string">
            <text:p text:style-name="P11"><text:span text:style-name="T5">980,000 gp </text:span></text:p>
          </table:table-cell>
        </table:table-row>
        <table:table-row table:style-name="Table24.1">
          <table:table-cell table:style-name="Table24.A2" office:value-type="string">
            <text:p text:style-name="P8"><text:span text:style-name="T5">49–51</text:span></text:p>
          </table:table-cell>
          <table:table-cell table:style-name="Table24.A2" office:value-type="string">
            <text:p text:style-name="P4"><text:span text:style-name="T6">Belt of epic strength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52–54</text:span></text:p>
          </table:table-cell>
          <table:table-cell table:style-name="Table24.A2" office:value-type="string">
            <text:p text:style-name="P4"><text:span text:style-name="T6">Bracers of epic health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55–57</text:span></text:p>
          </table:table-cell>
          <table:table-cell table:style-name="Table24.A2" office:value-type="string">
            <text:p text:style-name="P4"><text:span text:style-name="T6">Cloak of epic charisma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58–59</text:span></text:p>
          </table:table-cell>
          <table:table-cell table:style-name="Table24.A2" office:value-type="string">
            <text:p text:style-name="P4"><text:span text:style-name="T6">Cloak of epic resistance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60–62</text:span></text:p>
          </table:table-cell>
          <table:table-cell table:style-name="Table24.A2" office:value-type="string">
            <text:p text:style-name="P4"><text:span text:style-name="T6">Gloves of epic dexterity +10 </text:span></text:p>
          </table:table-cell>
          <table:table-cell table:style-name="Table24.A2" office:value-type="string">
            <text:p text:style-name="P11"><text:span text:style-name="T5">1,000,000 gp </text:span></text:p>
          </table:table-cell>
        </table:table-row>
        <text:soft-page-break/>
        <table:table-row table:style-name="Table24.1">
          <table:table-cell table:style-name="Table24.A2" office:value-type="string">
            <text:p text:style-name="P8"><text:span text:style-name="T5">63–65</text:span></text:p>
          </table:table-cell>
          <table:table-cell table:style-name="Table24.A2" office:value-type="string">
            <text:p text:style-name="P4"><text:span text:style-name="T6">Headband of epic intellect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66–68</text:span></text:p>
          </table:table-cell>
          <table:table-cell table:style-name="Table24.A2" office:value-type="string">
            <text:p text:style-name="P4"><text:span text:style-name="T6">Periapt of epic wisdom +10 </text:span></text:p>
          </table:table-cell>
          <table:table-cell table:style-name="Table24.A2" office:value-type="string">
            <text:p text:style-name="P11"><text:span text:style-name="T5">1,000,000 gp </text:span></text:p>
          </table:table-cell>
        </table:table-row>
        <table:table-row table:style-name="Table24.1">
          <table:table-cell table:style-name="Table24.A2" office:value-type="string">
            <text:p text:style-name="P8"><text:span text:style-name="T5">69–71</text:span></text:p>
          </table:table-cell>
          <table:table-cell table:style-name="Table24.A2" office:value-type="string">
            <text:p text:style-name="P4"><text:span text:style-name="T6">Bracers of epic armor +11 </text:span></text:p>
          </table:table-cell>
          <table:table-cell table:style-name="Table24.A2" office:value-type="string">
            <text:p text:style-name="P11"><text:span text:style-name="T5">1,210,000 gp </text:span></text:p>
          </table:table-cell>
        </table:table-row>
        <table:table-row table:style-name="Table24.1">
          <table:table-cell table:style-name="Table24.A2" office:value-type="string">
            <text:p text:style-name="P8"><text:span text:style-name="T5">72–74</text:span></text:p>
          </table:table-cell>
          <table:table-cell table:style-name="Table24.A2" office:value-type="string">
            <text:p text:style-name="P4"><text:span text:style-name="T6">Amulet of epic natural armor +8 </text:span></text:p>
          </table:table-cell>
          <table:table-cell table:style-name="Table24.A2" office:value-type="string">
            <text:p text:style-name="P11"><text:span text:style-name="T5">1,280,000 gp </text:span></text:p>
          </table:table-cell>
        </table:table-row>
        <table:table-row table:style-name="Table24.1">
          <table:table-cell table:style-name="Table24.A2" office:value-type="string">
            <text:p text:style-name="P8"><text:span text:style-name="T5">75–76</text:span></text:p>
          </table:table-cell>
          <table:table-cell table:style-name="Table24.A2" office:value-type="string">
            <text:p text:style-name="P4"><text:span text:style-name="T6">Belt of epic strength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77–78</text:span></text:p>
          </table:table-cell>
          <table:table-cell table:style-name="Table24.A2" office:value-type="string">
            <text:p text:style-name="P4"><text:span text:style-name="T6">Bracers of epic armor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79–80</text:span></text:p>
          </table:table-cell>
          <table:table-cell table:style-name="Table24.A2" office:value-type="string">
            <text:p text:style-name="P4"><text:span text:style-name="T6">Bracers of epic health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81–82</text:span></text:p>
          </table:table-cell>
          <table:table-cell table:style-name="Table24.A2" office:value-type="string">
            <text:p text:style-name="P4"><text:span text:style-name="T6">Cloak of epic charisma +12 </text:span></text:p>
          </table:table-cell>
          <table:table-cell table:style-name="Table24.A2" office:value-type="string">
            <text:p text:style-name="P11"><text:span text:style-name="T5">1,440,000 gp </text:span></text:p>
          </table:table-cell>
        </table:table-row>
        <text:soft-page-break/>
        <table:table-row table:style-name="Table24.1">
          <table:table-cell table:style-name="Table24.A2" office:value-type="string">
            <text:p text:style-name="P8"><text:span text:style-name="T5">83–84</text:span></text:p>
          </table:table-cell>
          <table:table-cell table:style-name="Table24.A2" office:value-type="string">
            <text:p text:style-name="P4"><text:span text:style-name="T6">Gloves of epic dexterity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85–86</text:span></text:p>
          </table:table-cell>
          <table:table-cell table:style-name="Table24.A2" office:value-type="string">
            <text:p text:style-name="P4"><text:span text:style-name="T6">Headband of epic intellect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87–88</text:span></text:p>
          </table:table-cell>
          <table:table-cell table:style-name="Table24.A2" office:value-type="string">
            <text:p text:style-name="P4"><text:span text:style-name="T6">Periapt of epic wisdom +12 </text:span></text:p>
          </table:table-cell>
          <table:table-cell table:style-name="Table24.A2" office:value-type="string">
            <text:p text:style-name="P11"><text:span text:style-name="T5">1,440,000 gp </text:span></text:p>
          </table:table-cell>
        </table:table-row>
        <table:table-row table:style-name="Table24.1">
          <table:table-cell table:style-name="Table24.A2" office:value-type="string">
            <text:p text:style-name="P8"><text:span text:style-name="T5">89–90</text:span></text:p>
          </table:table-cell>
          <table:table-cell table:style-name="Table24.A2" office:value-type="string">
            <text:p text:style-name="P4"><text:span text:style-name="T6">Amulet of epic natural armor +9 </text:span></text:p>
          </table:table-cell>
          <table:table-cell table:style-name="Table24.A2" office:value-type="string">
            <text:p text:style-name="P11"><text:span text:style-name="T5">1,620,000 gp </text:span></text:p>
          </table:table-cell>
        </table:table-row>
        <table:table-row table:style-name="Table24.1">
          <table:table-cell table:style-name="Table24.A2" office:value-type="string">
            <text:p text:style-name="P8"><text:span text:style-name="T5">91–92</text:span></text:p>
          </table:table-cell>
          <table:table-cell table:style-name="Table24.A2" office:value-type="string">
            <text:p text:style-name="P4"><text:span text:style-name="T6">Bracers of epic armor +13 </text:span></text:p>
          </table:table-cell>
          <table:table-cell table:style-name="Table24.A2" office:value-type="string">
            <text:p text:style-name="P11"><text:span text:style-name="T5">1,690,000 gp </text:span></text:p>
          </table:table-cell>
        </table:table-row>
        <table:table-row table:style-name="Table24.1">
          <table:table-cell table:style-name="Table24.A2" office:value-type="string">
            <text:p text:style-name="P8"><text:span text:style-name="T5">93–94</text:span></text:p>
          </table:table-cell>
          <table:table-cell table:style-name="Table24.A2" office:value-type="string">
            <text:p text:style-name="P4"><text:span text:style-name="T6">Bracers of epic armor +14 </text:span></text:p>
          </table:table-cell>
          <table:table-cell table:style-name="Table24.A2" office:value-type="string">
            <text:p text:style-name="P11"><text:span text:style-name="T5">1,960,000 gp </text:span></text:p>
          </table:table-cell>
        </table:table-row>
        <table:table-row table:style-name="Table24.1">
          <table:table-cell table:style-name="Table24.A2" office:value-type="string">
            <text:p text:style-name="P8"><text:span text:style-name="T5">95–96</text:span></text:p>
          </table:table-cell>
          <table:table-cell table:style-name="Table24.A2" office:value-type="string">
            <text:p text:style-name="P4"><text:span text:style-name="T6">Amulet of epic natural armor +10 </text:span></text:p>
          </table:table-cell>
          <table:table-cell table:style-name="Table24.A2" office:value-type="string">
            <text:p text:style-name="P11"><text:span text:style-name="T5">2,000,000 gp </text:span></text:p>
          </table:table-cell>
        </table:table-row>
        <table:table-row table:style-name="Table24.1">
          <table:table-cell table:style-name="Table24.A2" office:value-type="string">
            <text:p text:style-name="P8"><text:span text:style-name="T5">97–98</text:span></text:p>
          </table:table-cell>
          <table:table-cell table:style-name="Table24.A2" office:value-type="string">
            <text:p text:style-name="P4"><text:span text:style-name="T6">Bracers of epic armor +15 </text:span></text:p>
          </table:table-cell>
          <table:table-cell table:style-name="Table24.A2" office:value-type="string">
            <text:p text:style-name="P11"><text:span text:style-name="T5">2,250,000 gp </text:span></text:p>
          </table:table-cell>
        </table:table-row>
        <text:soft-page-break/>
        <table:table-row table:style-name="Table24.1">
          <table:table-cell table:style-name="Table24.A41" office:value-type="string">
            <text:p text:style-name="P9"><text:span text:style-name="T5">99–100</text:span></text:p>
          </table:table-cell>
          <table:table-cell table:style-name="Table24.A41" office:value-type="string">
            <text:p text:style-name="P10"><text:span text:style-name="T6">Bracers of relentless might </text:span></text:p>
          </table:table-cell>
          <table:table-cell table:style-name="Table24.A41" office:value-type="string">
            <text:p text:style-name="P12"><text:span text:style-name="T5">4,384,000 gp </text:span></text:p>
          </table:table-cell>
        </table:table-row>
      </table:table>
      <text:p text:style-name="P6"/>
      <text:h text:style-name="P14" text:outline-level="2"><text:span text:style-name="T11">Epic Wondrous Item Descriptions </text:span></text:h>
      <text:p text:style-name="P4"><text:span text:style-name="T8">Standard epic wondrous items are described below. </text:span></text:p>
      <text:p text:style-name="P6"/>
      <text:p text:style-name="P4"><text:span text:style-name="T9">Amulet of Epic Natural Armor: <text:s/></text:span><text:span text:style-name="T8">This amulet toughens the wearer’s body and flesh, giving him or her an enhancement bonus to his or her natural armor of +6 or higher, depending on the type of amulet. </text:span></text:p>
      <text:p text:style-name="P4"><text:span text:style-name="T10">Caster Level: </text:span><text:span text:style-name="T8">20th; </text:span><text:span text:style-name="T10">Prerequisites: </text:span><text:span text:style-name="T8">Craft Wondrous Item, Craft Epic Wondrous Item, </text:span><text:span text:style-name="T10">barkskin, </text:span><text:span text:style-name="T8">creator’s caster level must be three times the amulet’s bonus; </text:span><text:span text:style-name="T10">Market Price: </text:span><text:span text:style-name="T8">720,000 gp (+6), 980,000 gp (+7), 1,280,000 gp (+8), 1,620,000 gp (+9), 2,000,000 gp (+10); </text:span><text:span text:style-name="T10">Weight: </text:span><text:span text:style-name="T8">—. </text:span></text:p>
      <text:p text:style-name="P4"><text:span text:style-name="T9">Belt of Epic Strength: </text:span><text:span text:style-name="T8">This belt adds an enhancement bonus of +8 or higher to the wearer’s Strength score. </text:span></text:p>
      <text:p text:style-name="P4"><text:span text:style-name="T10">Caster Level: </text:span><text:span text:style-name="T8">20th; </text:span><text:span text:style-name="T10">Prerequisites: </text:span><text:span text:style-name="T8">Craft Wondrous Item, Craft Epic Wondrous Item, </text:span><text:span text:style-name="T10">bull’s strength; Market Price: </text:span><text:span text:style-name="T8">640,000 gp (+8), 1,000,000 gp (+10), 1,440,000 gp (+12); </text:span><text:span text:style-name="T10">Weight: </text:span><text:span text:style-name="T8">1 lb. </text:span></text:p>
      <text:p text:style-name="P4"><text:span text:style-name="T9">Boots of Swiftness: </text:span><text:span text:style-name="T8">These shoes grant their wearer a +6 enhancement bonus to Dexterity. The wearer’s speed doubles (this does not stack with any magical or supernatural enhancement to speed), he or she gains the evasion ability (as the rogue class feature), and the wearer’s jumping distance is not limited by his or her height. The wearer gains a +20 competence bonus on Balance, Climb, Jump, and Tumble checks. Three times per day, the wearer can utter a command word to activate the boots’ </text:span><text:span text:style-name="T10">haste </text:span><text:span text:style-name="T8">power (as the </text:span><text:span text:style-name="T10">haste </text:span><text:span text:style-name="T8">spell, lasts 20 rounds). </text:span></text:p>
      <text:p text:style-name="P4"><text:span text:style-name="T10">Caster Level: </text:span><text:span text:style-name="T8">20th; </text:span><text:span text:style-name="T10">Prerequisites: </text:span><text:span text:style-name="T8">Craft Wondrous Item, Craft Epic Wondrous Item, </text:span><text:span text:style-name="T10">cat’s grace, expeditious retreat, haste, jump; Market Price: </text:span><text:span text:style-name="T8">256,000 gp; </text:span><text:span text:style-name="T10">Weight: </text:span><text:span text:style-name="T8">1 lb. </text:span></text:p>
      <text:p text:style-name="P4"><text:span text:style-name="T9">Bracers of Epic Armor: </text:span><text:span text:style-name="T8">These items surround the wearer with an invisible but tangible field of force, granting him or her an armor bonus of +11 or higher, just as though he or she were wearing armor. Both bracers must be worn for the magic to be effective. </text:span></text:p>
      <text:p text:style-name="P4"><text:span text:style-name="T10">Caster Level: </text:span><text:span text:style-name="T8">20th; </text:span><text:span text:style-name="T10">Prerequisites: </text:span><text:span text:style-name="T8">Craft Wondrous Item, Craft Epic Wondrous Item, </text:span><text:span text:style-name="T10">mage armor, </text:span><text:span text:style-name="T8">creator’s caster level must be twice the bracers’ bonus; </text:span><text:span text:style-name="T10">Market Price: </text:span><text:span text:style-name="T8">1,210,000 (+11), 1,440,000 (+12), 1,690,000 gp (+13), 1,960,000 (+14), 2,250,000 gp (+15); </text:span><text:span text:style-name="T10">Weight: </text:span><text:span text:style-name="T8">1 lb. </text:span></text:p>
      <text:p text:style-name="P4"><text:span text:style-name="T9">Bracers of Epic Health: </text:span><text:span text:style-name="T8">These grant the wearer an enhancement bonus of +8 or higher to Constitution. </text:span></text:p>
      <text:p text:style-name="P4"><text:span text:style-name="T10">Caster Level: </text:span><text:span text:style-name="T8">20th; </text:span><text:span text:style-name="T10">Prerequisites: </text:span><text:span text:style-name="T8">Craft Wondrous Item, Craft Epic Wondrous Item, </text:span><text:span text:style-name="T10">endurance; Market Price: </text:span><text:span text:style-name="T8">640,000 gp (+8), 1,000,000 gp (+10), 1,440,000 gp (+12); </text:span><text:span text:style-name="T10">Weight: </text:span><text:span text:style-name="T8">1 lb. </text:span></text:p>
      <text:p text:style-name="P4"><text:span text:style-name="T9">Bracers of Relentless Might: </text:span><text:span text:style-name="T8">These bracers grant a +12 enhancement bonus to the wearer’s Strength and Constitution. The wearer is treated as two size categories larger than normal (to a maximum of Colossal) for purposes of combat-related opposed checks that apply a modifier based on size, such as bull rush, grapple, and trip. </text:span></text:p>
      <text:p text:style-name="P4"><text:span text:style-name="T10">Caster Level: </text:span><text:span text:style-name="T8">20th; </text:span><text:span text:style-name="T10">Prerequisites: </text:span><text:span text:style-name="T8">Craft Wondrous Item, Craft Epic Wondrous Item, </text:span><text:span text:style-name="T10">bull’s strength, endurance, enlarge; Market Price: </text:span><text:span text:style-name="T8">4,384,000 gp; </text:span><text:span text:style-name="T10">Weight: </text:span><text:span text:style-name="T8">1 lb. </text:span></text:p>
      <text:p text:style-name="P4"><text:span text:style-name="T9">Cabinet of Feasting: </text:span><text:span text:style-name="T8">This cabinet has the ability to produce a feast for up to forty people, three times per day. Merely opening the doors of the cabinet reveals platters of food of all types and flavors of the very freshest sort. The meal has all the qualities and benefits of that produced by a </text:span><text:span text:style-name="T10">heroes’ feast </text:span><text:span text:style-name="T8">spell. </text:span></text:p>
      <text:p text:style-name="P4"><text:span text:style-name="T10">Caster Level: </text:span><text:span text:style-name="T8">40th; </text:span><text:span text:style-name="T10">Prerequisites: </text:span><text:span text:style-name="T8">Craft Wondrous Item, Craft Epic Wondrous Item, </text:span><text:span text:style-name="T10">heroes’ feast; Market Price: </text:span><text:span text:style-name="T8">288,000 gp; </text:span><text:span text:style-name="T10">Weight: </text:span><text:span text:style-name="T8">20 lb. </text:span></text:p>
      <text:p text:style-name="P4"><text:span text:style-name="T9">Cloak of Epic Charisma: </text:span><text:span text:style-name="T8">When worn, this cloak grants a +8 or higher enhancement bonus to a character’s Charisma score. </text:span></text:p>
      <text:p text:style-name="P4"><text:span text:style-name="T10">Caster Level: </text:span><text:span text:style-name="T8">20th; </text:span><text:span text:style-name="T10">Prerequisites: </text:span><text:span text:style-name="T8">Craft Wondrous Item, Craft Epic Wondrous Item, </text:span><text:span text:style-name="T10">charm monster; Market Price: </text:span><text:span text:style-name="T8">640,000 gp (+8), 1,000,000 gp (+10), 1,440,000 gp (+12); </text:span><text:span text:style-name="T10">Weight: </text:span><text:span text:style-name="T8">1 lb. </text:span></text:p>
      <text:p text:style-name="P4"><text:span text:style-name="T9">Cloak of Epic Resistance: </text:span><text:span text:style-name="T8">These garments offer magic protection in the form of a +6 or higher resistance bonus on all saving throws (Fortitude, Reflex, and Will). </text:span></text:p>
      <text:p text:style-name="P4"><text:span text:style-name="T10">Caster Level: </text:span><text:span text:style-name="T8">20th; </text:span><text:span text:style-name="T10">Prerequisites: </text:span><text:span text:style-name="T8">Craft Wondrous Item, Craft Epic Wondrous Item, </text:span><text:span text:style-name="T10">resistance, </text:span><text:span text:style-name="T8">creator’s caster level must be three times the cloak’s bonus; </text:span><text:span text:style-name="T10">Market Price: </text:span><text:span text:style-name="T8">360,000 (+6), 490,000 (+7), 640,000 gp (+8), 810,000 (+9), 1,000,000 gp (+10); </text:span><text:span text:style-name="T10">Weight: </text:span><text:span text:style-name="T8">1 lb. </text:span></text:p>
      <text:p text:style-name="P2"><text:span text:style-name="T9">Gate Key: </text:span><text:span text:style-name="T8">When properly operated, the gate key can be used to attune any bounded space, such as a doorway or a cave opening, to another bounded space on another plane of existence previously visited by the wielder. When two bounded spaces are attuned, an interdimensional portal springs up at each location, and the two portals are connected. When the wielder creates a pair of portals, he or she also establishes the necessary key that travelers must have to access the portal. Possible keys include nothing, a pearl, a particular hair color, or even the </text:span><text:span text:style-name="T10">gate key </text:span><text:span text:style-name="T8">itself. Up to sixty different pairs of portals can be attuned in this manner. Once all sixty pairs of portals are created, the key cannot create additional gates, though it may still be the necessary key to access some or all of the portals. To any creature without the proper key, the interdimensional portals are not visible (through </text:span><text:span text:style-name="T10">true seeing </text:span><text:span text:style-name="T8">or similar magic reveals their presence). </text:span></text:p>
      <text:p text:style-name="P4"><text:span text:style-name="T10">Caster Level: </text:span><text:span text:style-name="T8">21st; </text:span><text:span text:style-name="T10">Prerequisites: </text:span><text:span text:style-name="T8">Craft Wondrous Item, Craft Epic Wondrous Item, </text:span><text:span text:style-name="T10">gate; Market Price: </text:span><text:span text:style-name="T8">378,000 gp; </text:span><text:span text:style-name="T10">Weight: </text:span><text:span text:style-name="T8">1 lb. </text:span></text:p>
      <text:p text:style-name="P2"><text:span text:style-name="T9">Gloves of Epic Dexterity: </text:span><text:span text:style-name="T8">These gloves add an enhancement bonus of +8 or higher to the wearer’s Dexterity score. </text:span></text:p>
      <text:p text:style-name="P4"><text:span text:style-name="T10">Caster Level: </text:span><text:span text:style-name="T8">20th; </text:span><text:span text:style-name="T10">Prerequisites: </text:span><text:span text:style-name="T8">Craft Wondrous Item, Craft Epic Wondrous Item, </text:span><text:span text:style-name="T10">cat’s grace; Market Price: </text:span><text:span text:style-name="T8">640,000 gp (+8), 1,000,000 gp (+10), 1,440,000 gp (+12); </text:span><text:span text:style-name="T10">Weight: </text:span><text:span text:style-name="T8">—. </text:span></text:p>
      <text:p text:style-name="P2"><text:soft-page-break/><text:span text:style-name="T9">Headband of Epic Intellect: </text:span><text:span text:style-name="T8">This headband adds an enhancement bonus of +8 or higher to the wearer’s Intelligence score. </text:span></text:p>
      <text:p text:style-name="P4"><text:span text:style-name="T10">Caster Level: </text:span><text:span text:style-name="T8">20th; </text:span><text:span text:style-name="T10">Prerequisites: </text:span><text:span text:style-name="T8">Craft Wondrous Item, Craft Epic Wondrous Item, </text:span><text:span text:style-name="T10">commune </text:span><text:span text:style-name="T8">or </text:span><text:span text:style-name="T10">legend lore; Market Price: </text:span><text:span text:style-name="T8">640,000 gp (+8), 1,000,000 gp (+10), 1,440,000 gp (+12); </text:span><text:span text:style-name="T10">Weight: </text:span><text:span text:style-name="T8">—. </text:span></text:p>
      <text:p text:style-name="P2"><text:span text:style-name="T9">Horseshoes of the Peerless Steed: </text:span><text:span text:style-name="T8">These horseshoes magically adhere to the feet of any hoofed creature. Anyone riding the creature gains a +10 competence bonus on Ride checks and is treated as having ranks in the appropriate Ride skill (and thus does not take the –5 penalty for riding an unfamiliar mount). The horseshoes grant the creature (or its rider, as appropriate) the effects of the Trample, Ride-By Attack, and Spirited Charge feats. The wearer of the horseshoes gains spell resistance 32 against enchantment effects. In addition, the ground speed of the creature wearing the horseshoes doubles. </text:span></text:p>
      <text:p text:style-name="P4"><text:span text:style-name="T10">Caster Level: </text:span><text:span text:style-name="T8">20th; </text:span><text:span text:style-name="T10">Prerequisites: </text:span><text:span text:style-name="T8">Craft Wondrous Item, Craft Epic Wondrous Item, Ride skill, </text:span><text:span text:style-name="T10">haste, spell resistance; Market Price: </text:span><text:span text:style-name="T8">217,000 gp; </text:span><text:span text:style-name="T10">Weight: </text:span><text:span text:style-name="T8">1 lb. each. </text:span></text:p>
      <text:p text:style-name="P2"><text:span text:style-name="T9">Mantle of Epic Spell Resistance: </text:span><text:span text:style-name="T8">This garment is worn over normal clothing or armor. It grants the wearer spell resistance 40. </text:span></text:p>
      <text:p text:style-name="P4"><text:span text:style-name="T10">Caster Level: </text:span><text:span text:style-name="T8">29th; </text:span><text:span text:style-name="T10">Prerequisites: </text:span><text:span text:style-name="T8">Craft Wondrous Item, Craft Epic Wondrous Item, </text:span><text:span text:style-name="T10">spell resistance; Market Price: </text:span><text:span text:style-name="T8">290,000 gp. </text:span><text:span text:style-name="T10">Weight: </text:span><text:span text:style-name="T8">1 lb. </text:span></text:p>
      <text:p text:style-name="P2"><text:span text:style-name="T9">Mantle of Great Stealth: </text:span><text:span text:style-name="T8">The wearer of this cloak gains a +30 bonus on Hide and Move Silently checks. The wearer’s outline is blurry and indistinct, granting concealment (20% miss chance) at all times (as the </text:span><text:span text:style-name="T10">blur </text:span><text:span text:style-name="T8">spell). The mantle also grants nondetection to its wearer (as the spell). </text:span></text:p>
      <text:p text:style-name="P4"><text:span text:style-name="T10">Caster Level: </text:span><text:span text:style-name="T8">20th; </text:span><text:span text:style-name="T10">Prerequisites: </text:span><text:span text:style-name="T8">Craft Wondrous Item, Craft Epic Wondrous Item, </text:span><text:span text:style-name="T10">blur, invisibility, nondetection, silence; Market Price: </text:span><text:span text:style-name="T8">242,000 gp; </text:span><text:span text:style-name="T10">Weight: </text:span><text:span text:style-name="T8">1 lb. </text:span></text:p>
      <text:p text:style-name="P2"><text:span text:style-name="T9">Periapt of Epic Wisdom: </text:span><text:span text:style-name="T8">This large pearl set on a chain grants an enhancement bonus of +8 or higher to the wearer’s Wisdom score. </text:span></text:p>
      <text:p text:style-name="P4"><text:span text:style-name="T10">Caster Level: </text:span><text:span text:style-name="T8">20th; </text:span><text:span text:style-name="T10">Prerequisites: </text:span><text:span text:style-name="T8">Craft Wondrous Item, Craft Epic Wondrous Item, </text:span><text:span text:style-name="T10">commune </text:span><text:span text:style-name="T8">or </text:span><text:span text:style-name="T10">legend lore; Market Price: </text:span><text:span text:style-name="T8">640,000 gp (+8), 1,000,000 gp (+10), 1,440,000 gp (+12); </text:span><text:span text:style-name="T10">Weight: </text:span><text:span text:style-name="T8">—.</text:span></text:p>
      <text:h text:style-name="P15" text:outline-level="2"/>
      <text:h text:style-name="P14" text:outline-level="2"><text:span text:style-name="T7">INTELLIGENT ITEMS </text:span></text:h>
      <text:p text:style-name="P4"><text:span text:style-name="T8">Just like nonepic magic items, epic magic items sometimes possess intelligence of their own. Such items are fully sentient and should be treated as NPCs. The Random Epic Magic Items section details the chances that epic armor, shields, rings, rods, staffs, wondrous items, and weapons might be intelligent. In short, a ring, rod, staff, wondrous item, armor, or shield has a 1% chance to be intelligent, a ranged weapon has a 5% chance to be intelligent, and a melee weapon has a 15% chance to be intelligent. Rather than using the tables for nonepic items</text:span><text:span text:style-name="T10">, </text:span><text:span text:style-name="T8">use the tables below to determine the properties of an intelligent item: the number of powers, unusual properties, alignment, and special purpose of the item (if any). Of the three mental ability scores, two scores are favored (2d6 + some number) and one is completely random (3d6). Choose which scores get assigned which number, or roll 1d4 and determine randomly according to the following table. </text:span></text:p>
      <text:p text:style-name="P5"/>
      <text:p text:style-name="P4"><text:span text:style-name="T9">Table: Mental Ability Scores for Intelligent Items </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0"><text:span text:style-name="T4">1d4 </text:span></text:p>
          </table:table-cell>
          <table:table-cell table:style-name="Table25.A1" office:value-type="string">
            <text:p text:style-name="P10"><text:span text:style-name="T4">High Score </text:span></text:p>
          </table:table-cell>
          <table:table-cell table:style-name="Table25.A1" office:value-type="string">
            <text:p text:style-name="P10"><text:span text:style-name="T4">Medium Score </text:span></text:p>
          </table:table-cell>
          <table:table-cell table:style-name="Table25.A1" office:value-type="string">
            <text:p text:style-name="P10"><text:span text:style-name="T4">Low Score </text:span></text:p>
          </table:table-cell>
        </table:table-row>
        <table:table-row table:style-name="Table25.1">
          <table:table-cell table:style-name="Table25.A2" office:value-type="string">
            <text:p text:style-name="P10"><text:span text:style-name="T5">1 </text:span></text:p>
          </table:table-cell>
          <table:table-cell table:style-name="Table25.A2" office:value-type="string">
            <text:p text:style-name="P10"><text:span text:style-name="T5">Intelligence </text:span></text:p>
          </table:table-cell>
          <table:table-cell table:style-name="Table25.A2" office:value-type="string">
            <text:p text:style-name="P10"><text:span text:style-name="T5">Charisma </text:span></text:p>
          </table:table-cell>
          <table:table-cell table:style-name="Table25.A2" office:value-type="string">
            <text:p text:style-name="P10"><text:span text:style-name="T5">Wisdom</text:span></text:p>
          </table:table-cell>
        </table:table-row>
        <table:table-row table:style-name="Table25.1">
          <table:table-cell table:style-name="Table25.A2" office:value-type="string">
            <text:p text:style-name="P4"><text:span text:style-name="T5">2 </text:span></text:p>
          </table:table-cell>
          <table:table-cell table:style-name="Table25.A2" office:value-type="string">
            <text:p text:style-name="P4"><text:span text:style-name="T5">Intelligence </text:span></text:p>
          </table:table-cell>
          <table:table-cell table:style-name="Table25.A2" office:value-type="string">
            <text:p text:style-name="P4"><text:span text:style-name="T5">Wisdom </text:span></text:p>
          </table:table-cell>
          <table:table-cell table:style-name="Table25.A2" office:value-type="string">
            <text:p text:style-name="P4"><text:span text:style-name="T5">Charisma </text:span></text:p>
          </table:table-cell>
        </table:table-row>
        <table:table-row table:style-name="Table25.1">
          <table:table-cell table:style-name="Table25.A2" office:value-type="string">
            <text:p text:style-name="P4"><text:span text:style-name="T5">3 </text:span></text:p>
          </table:table-cell>
          <table:table-cell table:style-name="Table25.A2" office:value-type="string">
            <text:p text:style-name="P4"><text:span text:style-name="T5">Wisdom </text:span></text:p>
          </table:table-cell>
          <table:table-cell table:style-name="Table25.A2" office:value-type="string">
            <text:p text:style-name="P4"><text:span text:style-name="T5">Intelligence </text:span></text:p>
          </table:table-cell>
          <table:table-cell table:style-name="Table25.A2" office:value-type="string">
            <text:p text:style-name="P4"><text:span text:style-name="T5">Charisma </text:span></text:p>
          </table:table-cell>
        </table:table-row>
        <table:table-row table:style-name="Table25.1">
          <table:table-cell table:style-name="Table25.A5" office:value-type="string">
            <text:p text:style-name="P10"><text:span text:style-name="T5">4 </text:span></text:p>
          </table:table-cell>
          <table:table-cell table:style-name="Table25.A5" office:value-type="string">
            <text:p text:style-name="P10"><text:span text:style-name="T5">Charisma </text:span></text:p>
          </table:table-cell>
          <table:table-cell table:style-name="Table25.A5" office:value-type="string">
            <text:p text:style-name="P10"><text:span text:style-name="T5">Intelligence </text:span></text:p>
          </table:table-cell>
          <table:table-cell table:style-name="Table25.A5" office:value-type="string">
            <text:p text:style-name="P10"><text:span text:style-name="T5">Wisdom </text:span></text:p>
          </table:table-cell>
        </table:table-row>
      </table:table>
      <text:p text:style-name="P6"/>
      <text:p text:style-name="P4"><text:span text:style-name="T8">The first step in determining the properties of a random intelligent epic magic item is to determine its general capabilities. These are found by rolling d% and consulting Table: Epic Items Intelligence, Wisdom, Charisma, and Capabilities. </text:span></text:p>
      <text:p text:style-name="P6"/>
      <text:p text:style-name="P4"><text:span text:style-name="T9">Table: Epic Item Intelligence, Wisdom, Charisma, and Capabilities </text:span></text:p>
      <table:table table:name="Table26" table:style-name="Table26">
        <table:table-column table:style-name="Table26.A"/>
        <table:table-column table:style-name="Table26.B"/>
        <table:table-column table:style-name="Table26.C"/>
        <text:soft-page-break/>
        <table:table-row table:style-name="Table26.1">
          <table:table-cell table:style-name="Table26.A1" office:value-type="string">
            <text:p text:style-name="P9"><text:span text:style-name="T4">d%</text:span></text:p>
          </table:table-cell>
          <table:table-cell table:style-name="Table26.A1" office:value-type="string">
            <text:p text:style-name="P10"><text:span text:style-name="T4">Ability Scores </text:span></text:p>
          </table:table-cell>
          <table:table-cell table:style-name="Table26.A1" office:value-type="string">
            <text:p text:style-name="P10"><text:span text:style-name="T4">Capabilities </text:span></text:p>
          </table:table-cell>
        </table:table-row>
        <table:table-row table:style-name="Table26.1">
          <table:table-cell table:style-name="Table26.A2" office:value-type="string">
            <text:p text:style-name="P9"><text:span text:style-name="T5">01–22</text:span></text:p>
          </table:table-cell>
          <table:table-cell table:style-name="Table26.A2" office:value-type="string">
            <text:p text:style-name="P10"><text:span text:style-name="T5">Two 2d6+10, one 3d6 </text:span></text:p>
          </table:table-cell>
          <table:table-cell table:style-name="Table26.A2" office:value-type="string">
            <text:p text:style-name="P10"><text:span text:style-name="T5">Three primary abilities, one extraordinary power </text:span></text:p>
          </table:table-cell>
        </table:table-row>
        <table:table-row table:style-name="Table26.1">
          <table:table-cell table:style-name="Table26.A2" office:value-type="string">
            <text:p text:style-name="P8"><text:span text:style-name="T5">23–40</text:span></text:p>
          </table:table-cell>
          <table:table-cell table:style-name="Table26.A2" office:value-type="string">
            <text:p text:style-name="P4"><text:span text:style-name="T5">Two 2d6+11, one 3d6</text:span></text:p>
          </table:table-cell>
          <table:table-cell table:style-name="Table26.A2" office:value-type="string">
            <text:p text:style-name="P4"><text:span text:style-name="T5">Three primary abilities, two extraordinary powers </text:span></text:p>
          </table:table-cell>
        </table:table-row>
        <table:table-row table:style-name="Table26.1">
          <table:table-cell table:style-name="Table26.A2" office:value-type="string">
            <text:p text:style-name="P8"><text:span text:style-name="T5">41–54</text:span></text:p>
          </table:table-cell>
          <table:table-cell table:style-name="Table26.A2" office:value-type="string">
            <text:p text:style-name="P4"><text:span text:style-name="T5">Two 2d6+12, one 3d6</text:span></text:p>
          </table:table-cell>
          <table:table-cell table:style-name="Table26.A2" office:value-type="string">
            <text:p text:style-name="P4"><text:span text:style-name="T5">Four primary abilities, two extraordinary powers </text:span></text:p>
          </table:table-cell>
        </table:table-row>
        <table:table-row table:style-name="Table26.1">
          <table:table-cell table:style-name="Table26.A2" office:value-type="string">
            <text:p text:style-name="P8"><text:span text:style-name="T5">55–64</text:span></text:p>
          </table:table-cell>
          <table:table-cell table:style-name="Table26.A2" office:value-type="string">
            <text:p text:style-name="P4"><text:span text:style-name="T5">Two 2d6+14, one 3d6</text:span></text:p>
          </table:table-cell>
          <table:table-cell table:style-name="Table26.A2" office:value-type="string">
            <text:p text:style-name="P4"><text:span text:style-name="T5">Four primary abilities, three extraordinary powers </text:span></text:p>
          </table:table-cell>
        </table:table-row>
        <table:table-row table:style-name="Table26.1">
          <table:table-cell table:style-name="Table26.A2" office:value-type="string">
            <text:p text:style-name="P8"><text:span text:style-name="T5">65–71</text:span></text:p>
          </table:table-cell>
          <table:table-cell table:style-name="Table26.A2" office:value-type="string">
            <text:p text:style-name="P4"><text:span text:style-name="T5">Two 2d6+16, one 3d6</text:span></text:p>
          </table:table-cell>
          <table:table-cell table:style-name="Table26.A2" office:value-type="string">
            <text:p text:style-name="P4"><text:span text:style-name="T5">Four primary abilities, three extraordinary powers, one awesome power </text:span></text:p>
          </table:table-cell>
        </table:table-row>
        <table:table-row table:style-name="Table26.1">
          <table:table-cell table:style-name="Table26.A2" office:value-type="string">
            <text:p text:style-name="P8"><text:span text:style-name="T5">72–73</text:span></text:p>
          </table:table-cell>
          <table:table-cell table:style-name="Table26.A2" office:value-type="string">
            <text:p text:style-name="P4"><text:span text:style-name="T5">Two 2d6+18, one 3d6 </text:span></text:p>
          </table:table-cell>
          <table:table-cell table:style-name="Table26.A2" office:value-type="string">
            <text:p text:style-name="P4"><text:span text:style-name="T5">Four primary abilities, three extraordinary powers, two awesome powers </text:span></text:p>
          </table:table-cell>
        </table:table-row>
        <table:table-row table:style-name="Table26.1">
          <table:table-cell table:style-name="Table26.A2" office:value-type="string">
            <text:p text:style-name="P9"><text:span text:style-name="T5">74</text:span></text:p>
          </table:table-cell>
          <table:table-cell table:style-name="Table26.A2" table:number-columns-spanned="2" office:value-type="string">
            <text:p text:style-name="P10"><text:span text:style-name="T5">Roll again, but add 1d6 to each ability score</text:span><text:span text:style-name="T14">1</text:span><text:span text:style-name="T5"> </text:span></text:p>
          </table:table-cell>
          <table:covered-table-cell/>
        </table:table-row>
        <table:table-row table:style-name="Table26.1">
          <table:table-cell table:style-name="Table26.A2" office:value-type="string">
            <text:p text:style-name="P8"><text:span text:style-name="T5">75–100</text:span></text:p>
          </table:table-cell>
          <table:table-cell table:style-name="Table26.A2" table:number-columns-spanned="2" office:value-type="string">
            <text:p text:style-name="P4"><text:span text:style-name="T5">Use nonepic magic item Table: Item Intelligence, Wisdom, Charisma, and Capabilities</text:span></text:p>
          </table:table-cell>
          <table:covered-table-cell/>
        </table:table-row>
        <table:table-row table:style-name="Table26.1">
          <table:table-cell table:style-name="Table26.A10" table:number-columns-spanned="3" office:value-type="string">
            <text:p text:style-name="P10"><text:span text:style-name="T5">1 Cumulative if rolled multiple times. </text:span></text:p>
          </table:table-cell>
          <table:covered-table-cell/>
          <table:covered-table-cell/>
        </table:table-row>
      </table:table>
      <text:p text:style-name="P6"/>
      <text:h text:style-name="P14" text:outline-level="2"><text:span text:style-name="T11">MARKET PRICE MODIFIER </text:span></text:h>
      <text:p text:style-name="P2"><text:span text:style-name="T8">To find the market price for an epic magic item, use these expanded guidelines, adjusting as necessary to find an appropriate final price. Each point of Intelligence bonus, Wisdom bonus, or Charisma bonus increases the item’s market price by 400 gp. Any form of communication possessed by the item increases its market price by the number shown on Table: Epic Item Communication. Each primary ability possessed by the item increases its market price by 2,000 to 10,000 gp (average 6,000 gp). Each extraordinary ability possessed by the item increases its market price by 15,000 to 35,000 gp (average 25,000 gp). A special purpose increases the item’s market price by 50,000 gp. An awesome power increases the item’s market price by 100,000 gp. </text:span></text:p>
      <text:p text:style-name="P6"/>
      <text:h text:style-name="P14" text:outline-level="2"><text:span text:style-name="T11">INTELLIGENT ITEM ALIGNMENT </text:span></text:h>
      <text:p text:style-name="P4"><text:span text:style-name="T8">Any item with Intelligence has an alignment. Make sure that the alignment choosen or determine randomly (using Table: Item Alignment) matches any alignment-oriented special abilities of the item. Any character whose alignment is not compatible with that of the item gains one negative level for every 10 points of the weapon’s Ego (see Item Ego, below) if he or she so much as picks up the item. Although this never results in actual level loss, the negative levels remain as long as the item is in hand and cannot be overcome in any way (including </text:span><text:span text:style-name="T10">restoration </text:span><text:span text:style-name="T8">spells). These negative levels are cumulative with any other penalties the item might already place on inappropriate wielders. </text:span></text:p>
      <text:p text:style-name="P5"/>
      <text:p text:style-name="P4"><text:span text:style-name="T9">Table: Item Alignment </text:span></text:p>
      <table:table table:name="Table27" table:style-name="Table27">
        <table:table-column table:style-name="Table27.A"/>
        <table:table-column table:style-name="Table27.B"/>
        <table:table-row table:style-name="Table27.1">
          <table:table-cell table:style-name="Table27.A1" office:value-type="string">
            <text:p text:style-name="P9"><text:span text:style-name="T4">d%</text:span></text:p>
          </table:table-cell>
          <table:table-cell table:style-name="Table27.A1" office:value-type="string">
            <text:p text:style-name="P10"><text:span text:style-name="T4">Alignment of Item </text:span></text:p>
          </table:table-cell>
        </table:table-row>
        <table:table-row table:style-name="Table27.1">
          <table:table-cell table:style-name="Table27.A2" office:value-type="string">
            <text:p text:style-name="P9"><text:span text:style-name="T5">01–05</text:span></text:p>
          </table:table-cell>
          <table:table-cell table:style-name="Table27.A2" office:value-type="string">
            <text:p text:style-name="P10"><text:span text:style-name="T5">Chaotic good </text:span></text:p>
          </table:table-cell>
        </table:table-row>
        <table:table-row table:style-name="Table27.1">
          <table:table-cell table:style-name="Table27.A2" office:value-type="string">
            <text:p text:style-name="P8"><text:span text:style-name="T5">06–15</text:span></text:p>
          </table:table-cell>
          <table:table-cell table:style-name="Table27.A2" office:value-type="string">
            <text:p text:style-name="P4"><text:span text:style-name="T5">Chaotic neutral</text:span><text:span text:style-name="T14">1</text:span><text:span text:style-name="T5"> </text:span></text:p>
          </table:table-cell>
        </table:table-row>
        <table:table-row table:style-name="Table27.1">
          <table:table-cell table:style-name="Table27.A2" office:value-type="string">
            <text:p text:style-name="P8"><text:span text:style-name="T5">16–20</text:span></text:p>
          </table:table-cell>
          <table:table-cell table:style-name="Table27.A2" office:value-type="string">
            <text:p text:style-name="P4"><text:span text:style-name="T5">Chaotic evil </text:span></text:p>
          </table:table-cell>
        </table:table-row>
        <table:table-row table:style-name="Table27.1">
          <table:table-cell table:style-name="Table27.A2" office:value-type="string">
            <text:p text:style-name="P8"><text:span text:style-name="T5">21–25</text:span></text:p>
          </table:table-cell>
          <table:table-cell table:style-name="Table27.A2" office:value-type="string">
            <text:p text:style-name="P4"><text:span text:style-name="T5">Neutral evil</text:span><text:span text:style-name="T14">1</text:span><text:span text:style-name="T5"> </text:span></text:p>
          </table:table-cell>
        </table:table-row>
        <table:table-row table:style-name="Table27.1">
          <table:table-cell table:style-name="Table27.A2" office:value-type="string">
            <text:p text:style-name="P8"><text:span text:style-name="T5">26–30</text:span></text:p>
          </table:table-cell>
          <table:table-cell table:style-name="Table27.A2" office:value-type="string">
            <text:p text:style-name="P4"><text:span text:style-name="T5">Lawful evil </text:span></text:p>
          </table:table-cell>
        </table:table-row>
        <table:table-row table:style-name="Table27.1">
          <table:table-cell table:style-name="Table27.A2" office:value-type="string">
            <text:p text:style-name="P8"><text:span text:style-name="T5">31–55</text:span></text:p>
          </table:table-cell>
          <table:table-cell table:style-name="Table27.A2" office:value-type="string">
            <text:p text:style-name="P4"><text:span text:style-name="T5">Lawful good </text:span></text:p>
          </table:table-cell>
        </table:table-row>
        <table:table-row table:style-name="Table27.1">
          <table:table-cell table:style-name="Table27.A2" office:value-type="string">
            <text:p text:style-name="P8"><text:span text:style-name="T5">56–60</text:span></text:p>
          </table:table-cell>
          <table:table-cell table:style-name="Table27.A2" office:value-type="string">
            <text:p text:style-name="P4"><text:span text:style-name="T5">Lawful neutral</text:span><text:span text:style-name="T14">1</text:span><text:span text:style-name="T5"> </text:span></text:p>
          </table:table-cell>
        </table:table-row>
        <table:table-row table:style-name="Table27.1">
          <table:table-cell table:style-name="Table27.A2" office:value-type="string">
            <text:p text:style-name="P8"><text:span text:style-name="T5">61–80</text:span></text:p>
          </table:table-cell>
          <table:table-cell table:style-name="Table27.A2" office:value-type="string">
            <text:p text:style-name="P4"><text:span text:style-name="T5">Neutral good</text:span><text:span text:style-name="T14">1</text:span><text:span text:style-name="T5"> </text:span></text:p>
          </table:table-cell>
        </table:table-row>
        <table:table-row table:style-name="Table27.1">
          <table:table-cell table:style-name="Table27.A2" office:value-type="string">
            <text:p text:style-name="P8"><text:span text:style-name="T5">81–100</text:span></text:p>
          </table:table-cell>
          <table:table-cell table:style-name="Table27.A2" office:value-type="string">
            <text:p text:style-name="P4"><text:span text:style-name="T5">Neutral </text:span></text:p>
          </table:table-cell>
        </table:table-row>
        <table:table-row table:style-name="Table27.11">
          <table:table-cell table:style-name="Table27.A11" table:number-columns-spanned="2" office:value-type="string">
            <text:p text:style-name="P10"><text:span text:style-name="T5">1 The item can also be used by any character whose alignment corresponds to the nonneutral portion of the item’s alignment (in other words, chaotic, evil, good, or lawful). Thus, any chaotic character (CG, CN, CE) can use an item with chaotic neutral alignment. </text:span></text:p>
          </table:table-cell>
          <table:covered-table-cell/>
        </table:table-row>
      </table:table>
      <text:p text:style-name="P6"/>
      <text:h text:style-name="P14" text:outline-level="2"><text:span text:style-name="T11">ITEM COMMUNICATION </text:span></text:h>
      <text:p text:style-name="P4"><text:span text:style-name="T8">Like a character, an intelligent item speaks Common plus one language per point of Intelligence bonus. Choose appropriate languages, taking into account the item’s origin and purposes. An item with multiple modes of communication can use any of its modes at will. </text:span></text:p>
      <text:p text:style-name="P6"/>
      <text:p text:style-name="P4"><text:span text:style-name="T9">Table: Epic Item Communication </text:span></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9"><text:span text:style-name="T5">d%</text:span></text:p>
          </table:table-cell>
          <table:table-cell table:style-name="Table28.A1" office:value-type="string">
            <text:p text:style-name="P7"><text:span text:style-name="T5">Communication Mode </text:span></text:p>
          </table:table-cell>
          <table:table-cell table:style-name="Table28.A1" office:value-type="string">
            <text:h text:style-name="P20" text:outline-level="1"><text:span text:style-name="T5">Market Price Modifier </text:span></text:h>
          </table:table-cell>
        </table:table-row>
        <table:table-row table:style-name="Table28.1">
          <table:table-cell table:style-name="Table28.A2" office:value-type="string">
            <text:p text:style-name="P9"><text:span text:style-name="T5">01–10</text:span></text:p>
          </table:table-cell>
          <table:table-cell table:style-name="Table28.A2" office:value-type="string">
            <text:p text:style-name="P10"><text:span text:style-name="T5">Semiempathy</text:span><text:span text:style-name="T14">1</text:span></text:p>
          </table:table-cell>
          <table:table-cell table:style-name="Table28.A2" office:value-type="string">
            <text:p text:style-name="P12"><text:span text:style-name="T5">+1,000 gp </text:span></text:p>
          </table:table-cell>
        </table:table-row>
        <table:table-row table:style-name="Table28.1">
          <table:table-cell table:style-name="Table28.A2" office:value-type="string">
            <text:p text:style-name="P8"><text:span text:style-name="T5">11–35</text:span></text:p>
          </table:table-cell>
          <table:table-cell table:style-name="Table28.A2" office:value-type="string">
            <text:p text:style-name="P4"><text:span text:style-name="T5">Empathy</text:span><text:span text:style-name="T14">2</text:span></text:p>
          </table:table-cell>
          <table:table-cell table:style-name="Table28.A2" office:value-type="string">
            <text:p text:style-name="P11"><text:span text:style-name="T5">+2,000 gp </text:span></text:p>
          </table:table-cell>
        </table:table-row>
        <table:table-row table:style-name="Table28.1">
          <table:table-cell table:style-name="Table28.A2" office:value-type="string">
            <text:p text:style-name="P8"><text:span text:style-name="T5">36–75</text:span></text:p>
          </table:table-cell>
          <table:table-cell table:style-name="Table28.A2" office:value-type="string">
            <text:p text:style-name="P4"><text:span text:style-name="T5">Speech</text:span><text:span text:style-name="T14">3</text:span></text:p>
          </table:table-cell>
          <table:table-cell table:style-name="Table28.A2" office:value-type="string">
            <text:p text:style-name="P11"><text:span text:style-name="T5">+3,000 gp </text:span></text:p>
          </table:table-cell>
        </table:table-row>
        <table:table-row table:style-name="Table28.1">
          <table:table-cell table:style-name="Table28.A2" office:value-type="string">
            <text:p text:style-name="P8"><text:span text:style-name="T5">76–85</text:span></text:p>
          </table:table-cell>
          <table:table-cell table:style-name="Table28.A2" office:value-type="string">
            <text:p text:style-name="P4"><text:span text:style-name="T5">Telepathy</text:span><text:span text:style-name="T14">4</text:span></text:p>
          </table:table-cell>
          <table:table-cell table:style-name="Table28.A2" office:value-type="string">
            <text:p text:style-name="P11"><text:span text:style-name="T5">+5,000 gp </text:span></text:p>
          </table:table-cell>
        </table:table-row>
        <table:table-row table:style-name="Table28.1">
          <table:table-cell table:style-name="Table28.A2" office:value-type="string">
            <text:p text:style-name="P8"><text:span text:style-name="T5">86–100</text:span></text:p>
          </table:table-cell>
          <table:table-cell table:style-name="Table28.A2" office:value-type="string">
            <text:p text:style-name="P4"><text:span text:style-name="T5">Speech</text:span><text:span text:style-name="T14">3</text:span><text:span text:style-name="T5"> and telepathy</text:span><text:span text:style-name="T14">4</text:span><text:span text:style-name="T5"> </text:span></text:p>
          </table:table-cell>
          <table:table-cell table:style-name="Table28.A2" office:value-type="string">
            <text:p text:style-name="P11"><text:span text:style-name="T5">+8,000 gp </text:span></text:p>
          </table:table-cell>
        </table:table-row>
        <table:table-row table:style-name="Table28.1">
          <table:table-cell table:style-name="Table28.A2" table:number-columns-spanned="3" office:value-type="string">
            <text:p text:style-name="P10"><text:span text:style-name="T5">1 The possessor receives some signal (a throb or tingle, for example) when the item’s ability functions. </text:span></text:p>
          </table:table-cell>
          <table:covered-table-cell/>
          <table:covered-table-cell/>
        </table:table-row>
        <table:table-row table:style-name="Table28.1">
          <table:table-cell table:style-name="Table28.A2" table:number-columns-spanned="3" office:value-type="string">
            <text:p text:style-name="P4"><text:span text:style-name="T5">2 The possessor feels urges and sometimes emotions from the item that encourage or discourage certain courses of action. </text:span></text:p>
          </table:table-cell>
          <table:covered-table-cell/>
          <table:covered-table-cell/>
        </table:table-row>
        <table:table-row table:style-name="Table28.1">
          <table:table-cell table:style-name="Table28.A2" table:number-columns-spanned="3" office:value-type="string">
            <text:p text:style-name="P4"><text:span text:style-name="T5">3</text:span><text:span text:style-name="T13"> </text:span><text:span text:style-name="T5">Speaks Common plus one language per point of Intelligence bonus. Roll d%: 01–05, the item cannot read any languages; 06–75, the item can read any language it can speak (+1,000 gp to market price); 76–90, it can read all languages (+2,000 gp to market price); 91–100, it can read all languages as well as </text:span><text:span text:style-name="T6">read magic </text:span><text:span text:style-name="T5">(+3,000 gp to market price). </text:span></text:p>
          </table:table-cell>
          <table:covered-table-cell/>
          <table:covered-table-cell/>
        </table:table-row>
        <table:table-row table:style-name="Table28.1">
          <table:table-cell table:style-name="Table28.A10" table:number-columns-spanned="3" office:value-type="string">
            <text:p text:style-name="P10"><text:span text:style-name="T5">4 The item can communicate silently with any wielder who has an Intelligence of 1 or higher, regardless of any language barrier. </text:span></text:p>
          </table:table-cell>
          <table:covered-table-cell/>
          <table:covered-table-cell/>
        </table:table-row>
      </table:table>
      <text:p text:style-name="P6"/>
      <text:h text:style-name="P14" text:outline-level="2"><text:span text:style-name="T11">INTELLIGENT ITEM ABILITIES </text:span></text:h>
      <text:p text:style-name="P4"><text:span text:style-name="T8">Using the number of capabilities determined above, find the item’s specific abilities by rolling on the appropriate tables below. </text:span></text:p>
      <text:p text:style-name="P6"/>
      <text:p text:style-name="P4"><text:span text:style-name="T9">Table: Intelligent Item Primary Abilities </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9"><text:span text:style-name="T4">d%</text:span></text:p>
          </table:table-cell>
          <table:table-cell table:style-name="Table29.A1" office:value-type="string">
            <text:p text:style-name="P10"><text:span text:style-name="T4">Primary Ability</text:span></text:p>
          </table:table-cell>
        </table:table-row>
        <table:table-row table:style-name="Table29.1">
          <table:table-cell table:style-name="Table29.A2" office:value-type="string">
            <text:p text:style-name="P9"><text:span text:style-name="T5">01–04</text:span></text:p>
          </table:table-cell>
          <table:table-cell table:style-name="Table29.A2" office:value-type="string">
            <text:p text:style-name="P10"><text:span text:style-name="T5">Item has 10 ranks in Intuit Direction </text:span></text:p>
          </table:table-cell>
        </table:table-row>
        <table:table-row table:style-name="Table29.1">
          <table:table-cell table:style-name="Table29.A2" office:value-type="string">
            <text:p text:style-name="P8"><text:span text:style-name="T5">05–08</text:span></text:p>
          </table:table-cell>
          <table:table-cell table:style-name="Table29.A2" office:value-type="string">
            <text:p text:style-name="P4"><text:span text:style-name="T5">Item has 10 ranks in Sense Motive </text:span></text:p>
          </table:table-cell>
        </table:table-row>
        <table:table-row table:style-name="Table29.1">
          <table:table-cell table:style-name="Table29.A2" office:value-type="string">
            <text:p text:style-name="P8"><text:span text:style-name="T5">09–12</text:span></text:p>
          </table:table-cell>
          <table:table-cell table:style-name="Table29.A2" office:value-type="string">
            <text:p text:style-name="P4"><text:span text:style-name="T5">Wielder has free use of Combat Reflexes </text:span></text:p>
          </table:table-cell>
        </table:table-row>
        <table:table-row table:style-name="Table29.1">
          <table:table-cell table:style-name="Table29.A2" office:value-type="string">
            <text:p text:style-name="P8"><text:span text:style-name="T5">13–16</text:span></text:p>
          </table:table-cell>
          <table:table-cell table:style-name="Table29.A2" office:value-type="string">
            <text:p text:style-name="P4"><text:span text:style-name="T5">Wielder has free use of Blind-Fight </text:span></text:p>
          </table:table-cell>
        </table:table-row>
        <table:table-row table:style-name="Table29.1">
          <table:table-cell table:style-name="Table29.A2" office:value-type="string">
            <text:p text:style-name="P8"><text:span text:style-name="T5">17–20</text:span></text:p>
          </table:table-cell>
          <table:table-cell table:style-name="Table29.A2" office:value-type="string">
            <text:p text:style-name="P4"><text:span text:style-name="T5">Wielder has free use of Improved Initiative </text:span></text:p>
          </table:table-cell>
        </table:table-row>
        <table:table-row table:style-name="Table29.1">
          <table:table-cell table:style-name="Table29.A2" office:value-type="string">
            <text:p text:style-name="P8"><text:span text:style-name="T5">21–24</text:span></text:p>
          </table:table-cell>
          <table:table-cell table:style-name="Table29.A2" office:value-type="string">
            <text:p text:style-name="P4"><text:span text:style-name="T5">Wielder has free use of Mobility </text:span></text:p>
          </table:table-cell>
        </table:table-row>
        <table:table-row table:style-name="Table29.1">
          <table:table-cell table:style-name="Table29.A2" office:value-type="string">
            <text:p text:style-name="P8"><text:span text:style-name="T5">25–28</text:span></text:p>
          </table:table-cell>
          <table:table-cell table:style-name="Table29.A2" office:value-type="string">
            <text:p text:style-name="P4"><text:span text:style-name="T5">Wielder has free use of Sunder </text:span></text:p>
          </table:table-cell>
        </table:table-row>
        <table:table-row table:style-name="Table29.1">
          <table:table-cell table:style-name="Table29.A2" office:value-type="string">
            <text:p text:style-name="P8"><text:span text:style-name="T5">29–32</text:span></text:p>
          </table:table-cell>
          <table:table-cell table:style-name="Table29.A2" office:value-type="string">
            <text:p text:style-name="P4"><text:span text:style-name="T5">Wielder has free use of Expertise </text:span></text:p>
          </table:table-cell>
        </table:table-row>
        <table:table-row table:style-name="Table29.1">
          <table:table-cell table:style-name="Table29.A2" office:value-type="string">
            <text:p text:style-name="P8"><text:span text:style-name="T5">33–39</text:span></text:p>
          </table:table-cell>
          <table:table-cell table:style-name="Table29.A2" office:value-type="string">
            <text:p text:style-name="P4"><text:span text:style-name="T6">Detect </text:span><text:span text:style-name="T5">[opposing alignment] at will </text:span></text:p>
          </table:table-cell>
        </table:table-row>
        <table:table-row table:style-name="Table29.1">
          <table:table-cell table:style-name="Table29.A2" office:value-type="string">
            <text:p text:style-name="P8"><text:span text:style-name="T5">40–42</text:span></text:p>
          </table:table-cell>
          <table:table-cell table:style-name="Table29.A2" office:value-type="string">
            <text:p text:style-name="P4"><text:span text:style-name="T6">Find traps </text:span><text:span text:style-name="T5">at will </text:span></text:p>
          </table:table-cell>
        </table:table-row>
        <table:table-row table:style-name="Table29.1">
          <table:table-cell table:style-name="Table29.A2" office:value-type="string">
            <text:p text:style-name="P8"><text:span text:style-name="T5">43–47</text:span></text:p>
          </table:table-cell>
          <table:table-cell table:style-name="Table29.A2" office:value-type="string">
            <text:p text:style-name="P4"><text:span text:style-name="T6">Detect secret doors </text:span><text:span text:style-name="T5">at will </text:span></text:p>
          </table:table-cell>
        </table:table-row>
        <table:table-row table:style-name="Table29.1">
          <table:table-cell table:style-name="Table29.A2" office:value-type="string">
            <text:p text:style-name="P8"><text:span text:style-name="T5">48–54</text:span></text:p>
          </table:table-cell>
          <table:table-cell table:style-name="Table29.A2" office:value-type="string">
            <text:p text:style-name="P4"><text:span text:style-name="T6">Detect magic </text:span><text:span text:style-name="T5">at will </text:span></text:p>
          </table:table-cell>
        </table:table-row>
        <table:table-row table:style-name="Table29.1">
          <table:table-cell table:style-name="Table29.A2" office:value-type="string">
            <text:p text:style-name="P8"><text:span text:style-name="T5">55–57</text:span></text:p>
          </table:table-cell>
          <table:table-cell table:style-name="Table29.A2" office:value-type="string">
            <text:p text:style-name="P4"><text:span text:style-name="T5">Wielder has free use of uncanny dodge (as a 5th-level barbarian) </text:span></text:p>
          </table:table-cell>
        </table:table-row>
        <table:table-row table:style-name="Table29.1">
          <table:table-cell table:style-name="Table29.A2" office:value-type="string">
            <text:p text:style-name="P8"><text:span text:style-name="T5">58–60</text:span></text:p>
          </table:table-cell>
          <table:table-cell table:style-name="Table29.A2" office:value-type="string">
            <text:p text:style-name="P4"><text:span text:style-name="T5">Wielder has free use of evasion </text:span></text:p>
          </table:table-cell>
        </table:table-row>
        <table:table-row table:style-name="Table29.1">
          <table:table-cell table:style-name="Table29.A2" office:value-type="string">
            <text:p text:style-name="P8"><text:span text:style-name="T5">61–65</text:span></text:p>
          </table:table-cell>
          <table:table-cell table:style-name="Table29.A2" office:value-type="string">
            <text:p text:style-name="P4"><text:span text:style-name="T5">Wielder can use </text:span><text:span text:style-name="T6">see invisibility </text:span><text:span text:style-name="T5">at will </text:span></text:p>
          </table:table-cell>
        </table:table-row>
        <table:table-row table:style-name="Table29.1">
          <table:table-cell table:style-name="Table29.A2" office:value-type="string">
            <text:p text:style-name="P8"><text:span text:style-name="T5">66–70</text:span></text:p>
          </table:table-cell>
          <table:table-cell table:style-name="Table29.A2" office:value-type="string">
            <text:p text:style-name="P4"><text:span text:style-name="T6">Cure light wounds </text:span><text:span text:style-name="T5">(1d8+5) on wielder 1/day </text:span></text:p>
          </table:table-cell>
        </table:table-row>
        <table:table-row table:style-name="Table29.1">
          <table:table-cell table:style-name="Table29.A2" office:value-type="string">
            <text:p text:style-name="P8"><text:span text:style-name="T5">71–75</text:span></text:p>
          </table:table-cell>
          <table:table-cell table:style-name="Table29.A2" office:value-type="string">
            <text:p text:style-name="P4"><text:span text:style-name="T6">Feather fall </text:span><text:span text:style-name="T5">on wielder 1/day </text:span></text:p>
          </table:table-cell>
        </table:table-row>
        <table:table-row table:style-name="Table29.1">
          <table:table-cell table:style-name="Table29.A2" office:value-type="string">
            <text:p text:style-name="P8"><text:span text:style-name="T5">76</text:span></text:p>
          </table:table-cell>
          <table:table-cell table:style-name="Table29.A2" office:value-type="string">
            <text:p text:style-name="P4"><text:span text:style-name="T6">Locate object </text:span><text:span text:style-name="T5">in a 120-ft. radius </text:span></text:p>
          </table:table-cell>
        </table:table-row>
        <table:table-row table:style-name="Table29.1">
          <table:table-cell table:style-name="Table29.A2" office:value-type="string">
            <text:p text:style-name="P8"><text:span text:style-name="T5">77</text:span></text:p>
          </table:table-cell>
          <table:table-cell table:style-name="Table29.A2" office:value-type="string">
            <text:p text:style-name="P4"><text:span text:style-name="T5">Wielder does not need to sleep </text:span></text:p>
          </table:table-cell>
        </table:table-row>
        <table:table-row table:style-name="Table29.1">
          <table:table-cell table:style-name="Table29.A2" office:value-type="string">
            <text:p text:style-name="P8"><text:span text:style-name="T5">78</text:span></text:p>
          </table:table-cell>
          <table:table-cell table:style-name="Table29.A2" office:value-type="string">
            <text:p text:style-name="P4"><text:span text:style-name="T5">Wielder does not need to breathe </text:span></text:p>
          </table:table-cell>
        </table:table-row>
        <table:table-row table:style-name="Table29.1">
          <table:table-cell table:style-name="Table29.A2" office:value-type="string">
            <text:p text:style-name="P8"><text:span text:style-name="T5">79</text:span></text:p>
          </table:table-cell>
          <table:table-cell table:style-name="Table29.A2" office:value-type="string">
            <text:p text:style-name="P4"><text:span text:style-name="T6">Jump </text:span><text:span text:style-name="T5">for 20 minutes on wielder 1/day </text:span></text:p>
          </table:table-cell>
        </table:table-row>
        <table:table-row table:style-name="Table29.1">
          <table:table-cell table:style-name="Table29.A2" office:value-type="string">
            <text:p text:style-name="P8"><text:span text:style-name="T5">80</text:span></text:p>
          </table:table-cell>
          <table:table-cell table:style-name="Table29.A2" office:value-type="string">
            <text:p text:style-name="P4"><text:span text:style-name="T6">Spider climb </text:span><text:span text:style-name="T5">for 20 minutes on wielder 1/day </text:span></text:p>
          </table:table-cell>
        </table:table-row>
        <table:table-row table:style-name="Table29.1">
          <table:table-cell table:style-name="Table29.A2" office:value-type="string">
            <text:p text:style-name="P8"><text:span text:style-name="T5">81–90</text:span></text:p>
          </table:table-cell>
          <table:table-cell table:style-name="Table29.A2" office:value-type="string">
            <text:p text:style-name="P4"><text:span text:style-name="T5">Roll twice again on this table </text:span></text:p>
          </table:table-cell>
        </table:table-row>
        <table:table-row table:style-name="Table29.1">
          <table:table-cell table:style-name="Table29.A25" office:value-type="string">
            <text:p text:style-name="P9"><text:span text:style-name="T5">91–100</text:span></text:p>
          </table:table-cell>
          <table:table-cell table:style-name="Table29.A25" office:value-type="string">
            <text:p text:style-name="P10"><text:span text:style-name="T5">Roll on Table: Intelligent Item Extraordinary Powers instead </text:span></text:p>
          </table:table-cell>
        </table:table-row>
      </table:table>
      <text:p text:style-name="P6"/>
      <text:p text:style-name="P4"><text:span text:style-name="T8">If the same ability is rolled twice or more, the range, frequency, or effectiveness of the power is doubled, tripled, and so on. All abilities function only when the item is held, drawn, or otherwise brandished and the possessor is concentrating on the desired result. Activating a power is a standard action, but using a free feat is not. Feats may be used regardless of prerequisites, but the item still must be held and drawn (or worn, in the case of such items). An intelligent item might activate a power on its own. </text:span></text:p>
      <text:p text:style-name="P6"/>
      <text:p text:style-name="P4"><text:span text:style-name="T9">Table: Intelligent Item Extraordinary Powers </text:span></text:p>
      <table:table table:name="Table30" table:style-name="Table30">
        <table:table-column table:style-name="Table30.A"/>
        <table:table-column table:style-name="Table30.B"/>
        <table:table-column table:style-name="Table30.C"/>
        <text:soft-page-break/>
        <table:table-row table:style-name="Table30.1">
          <table:table-cell table:style-name="Table30.A1" office:value-type="string">
            <text:p text:style-name="P9"><text:span text:style-name="T5">d%</text:span></text:p>
          </table:table-cell>
          <table:table-cell table:style-name="Table30.A1" office:value-type="string">
            <text:p text:style-name="P7"><text:span text:style-name="T5">Extraordinary Power </text:span></text:p>
          </table:table-cell>
          <table:table-cell table:style-name="Table30.A1" office:value-type="string">
            <text:h text:style-name="P20" text:outline-level="1"><text:span text:style-name="T5">Uses</text:span></text:h>
          </table:table-cell>
        </table:table-row>
        <table:table-row table:style-name="Table30.1">
          <table:table-cell table:style-name="Table30.A2" office:value-type="string">
            <text:p text:style-name="P9"><text:span text:style-name="T5">01–05</text:span></text:p>
          </table:table-cell>
          <table:table-cell table:style-name="Table30.A2" office:value-type="string">
            <text:p text:style-name="P10"><text:span text:style-name="T6">Charm person </text:span><text:span text:style-name="T5">(DC 11 </text:span><text:span text:style-name="T13">1</text:span><text:span text:style-name="T5">) on contact </text:span></text:p>
          </table:table-cell>
          <table:table-cell table:style-name="Table30.A2" office:value-type="string">
            <text:p text:style-name="P12"><text:span text:style-name="T5">3/day </text:span></text:p>
          </table:table-cell>
        </table:table-row>
        <table:table-row table:style-name="Table30.1">
          <table:table-cell table:style-name="Table30.A2" office:value-type="string">
            <text:p text:style-name="P8"><text:span text:style-name="T5">06–10</text:span></text:p>
          </table:table-cell>
          <table:table-cell table:style-name="Table30.A2" office:value-type="string">
            <text:p text:style-name="P4"><text:span text:style-name="T6">Clairaudience/clairvoyance </text:span><text:span text:style-name="T5">(100-ft. range, 1 minute per use)</text:span><text:span text:style-name="T6"> </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11–15</text:span></text:p>
          </table:table-cell>
          <table:table-cell table:style-name="Table30.A2" office:value-type="string">
            <text:p text:style-name="P4"><text:span text:style-name="T6">Magic missile </text:span><text:span text:style-name="T5">(200-ft. range, 3 missiles) </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16–20</text:span></text:p>
          </table:table-cell>
          <table:table-cell table:style-name="Table30.A2" office:value-type="string">
            <text:p text:style-name="P4"><text:span text:style-name="T6">Shield </text:span><text:span text:style-name="T5">on wielder </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21–25</text:span></text:p>
          </table:table-cell>
          <table:table-cell table:style-name="Table30.A2" office:value-type="string">
            <text:p text:style-name="P4"><text:span text:style-name="T6">Detect thoughts </text:span><text:span text:style-name="T5">(100-ft. range, 1 minute per use)</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26–30</text:span></text:p>
          </table:table-cell>
          <table:table-cell table:style-name="Table30.A2" office:value-type="string">
            <text:p text:style-name="P4"><text:span text:style-name="T6">Levitation </text:span><text:span text:style-name="T5">(wielder only, 10 minute duration) </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31–35</text:span></text:p>
          </table:table-cell>
          <table:table-cell table:style-name="Table30.A2" office:value-type="string">
            <text:p text:style-name="P4"><text:span text:style-name="T6">Invisibility </text:span><text:span text:style-name="T5">(wielder only, up to 30 minutes per use)</text:span></text:p>
          </table:table-cell>
          <table:table-cell table:style-name="Table30.A2" office:value-type="string">
            <text:p text:style-name="P11"><text:span text:style-name="T5">3/day </text:span></text:p>
          </table:table-cell>
        </table:table-row>
        <table:table-row table:style-name="Table30.1">
          <table:table-cell table:style-name="Table30.A2" office:value-type="string">
            <text:p text:style-name="P8"><text:span text:style-name="T5">36–40</text:span></text:p>
          </table:table-cell>
          <table:table-cell table:style-name="Table30.A2" office:value-type="string">
            <text:p text:style-name="P4"><text:span text:style-name="T6">Fly </text:span><text:span text:style-name="T5">(30 minutes per use) </text:span></text:p>
          </table:table-cell>
          <table:table-cell table:style-name="Table30.A2" office:value-type="string">
            <text:p text:style-name="P11"><text:span text:style-name="T5">2/day </text:span></text:p>
          </table:table-cell>
        </table:table-row>
        <table:table-row table:style-name="Table30.1">
          <table:table-cell table:style-name="Table30.A2" office:value-type="string">
            <text:p text:style-name="P8"><text:span text:style-name="T5">41–45</text:span></text:p>
          </table:table-cell>
          <table:table-cell table:style-name="Table30.A2" office:value-type="string">
            <text:p text:style-name="P4"><text:span text:style-name="T6">Lightning bolt </text:span><text:span text:style-name="T5">(8d6 points of damage, 200-ft. range, DC 13</text:span><text:span text:style-name="T14">1</text:span><text:span text:style-name="T5">)</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46–50</text:span></text:p>
          </table:table-cell>
          <table:table-cell table:style-name="Table30.A2" office:value-type="string">
            <text:p text:style-name="P4"><text:span text:style-name="T6">Summon monster III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51–55</text:span></text:p>
          </table:table-cell>
          <table:table-cell table:style-name="Table30.A2" office:value-type="string">
            <text:p text:style-name="P4"><text:span text:style-name="T6">Telepathy </text:span><text:span text:style-name="T5">(100 ft. range) </text:span></text:p>
          </table:table-cell>
          <table:table-cell table:style-name="Table30.A2" office:value-type="string">
            <text:p text:style-name="P11"><text:span text:style-name="T5">2/day </text:span></text:p>
          </table:table-cell>
        </table:table-row>
        <table:table-row table:style-name="Table30.1">
          <table:table-cell table:style-name="Table30.A2" office:value-type="string">
            <text:p text:style-name="P8"><text:span text:style-name="T5">56–60</text:span></text:p>
          </table:table-cell>
          <table:table-cell table:style-name="Table30.A2" office:value-type="string">
            <text:p text:style-name="P4"><text:span text:style-name="T6">Cat’s grace </text:span><text:span text:style-name="T5">(wielder only)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61–65</text:span></text:p>
          </table:table-cell>
          <table:table-cell table:style-name="Table30.A2" office:value-type="string">
            <text:p text:style-name="P4"><text:span text:style-name="T6">Bull’s strength </text:span><text:span text:style-name="T5">(wielder only)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66–70</text:span></text:p>
          </table:table-cell>
          <table:table-cell table:style-name="Table30.A2" office:value-type="string">
            <text:p text:style-name="P4"><text:span text:style-name="T6">Haste </text:span><text:span text:style-name="T5">(wielder only, 10 rounds)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71–73</text:span></text:p>
          </table:table-cell>
          <table:table-cell table:style-name="Table30.A2" office:value-type="string">
            <text:p text:style-name="P4"><text:span text:style-name="T6">Telekinesis </text:span><text:span text:style-name="T5">(250 lb. maximum, 1 minute each use) </text:span></text:p>
          </table:table-cell>
          <table:table-cell table:style-name="Table30.A2" office:value-type="string">
            <text:p text:style-name="P11"><text:span text:style-name="T5">2/day</text:span></text:p>
          </table:table-cell>
        </table:table-row>
        <table:table-row table:style-name="Table30.1">
          <table:table-cell table:style-name="Table30.A2" office:value-type="string">
            <text:p text:style-name="P8"><text:span text:style-name="T5">74–76</text:span></text:p>
          </table:table-cell>
          <table:table-cell table:style-name="Table30.A2" office:value-type="string">
            <text:p text:style-name="P4"><text:span text:style-name="T6">Heal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77</text:span></text:p>
          </table:table-cell>
          <table:table-cell table:style-name="Table30.A2" office:value-type="string">
            <text:p text:style-name="P4"><text:span text:style-name="T6">Teleport, </text:span><text:span text:style-name="T5">600 lb. maximum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78</text:span></text:p>
          </table:table-cell>
          <table:table-cell table:style-name="Table30.A2" office:value-type="string">
            <text:p text:style-name="P4"><text:span text:style-name="T6">Globe of invulnerability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79</text:span></text:p>
          </table:table-cell>
          <table:table-cell table:style-name="Table30.A2" office:value-type="string">
            <text:p text:style-name="P4"><text:span text:style-name="T6">Stoneskin </text:span><text:span text:style-name="T5">(wielder only, 10 minutes per use) </text:span></text:p>
          </table:table-cell>
          <table:table-cell table:style-name="Table30.A2" office:value-type="string">
            <text:p text:style-name="P11"><text:span text:style-name="T5">2/day </text:span></text:p>
          </table:table-cell>
        </table:table-row>
        <table:table-row table:style-name="Table30.1">
          <table:table-cell table:style-name="Table30.A2" office:value-type="string">
            <text:p text:style-name="P8"><text:span text:style-name="T5">80</text:span></text:p>
          </table:table-cell>
          <table:table-cell table:style-name="Table30.A2" office:value-type="string">
            <text:p text:style-name="P4"><text:span text:style-name="T6">Feeblemind </text:span><text:span text:style-name="T5">by touch </text:span></text:p>
          </table:table-cell>
          <table:table-cell table:style-name="Table30.A2" office:value-type="string">
            <text:p text:style-name="P11"><text:span text:style-name="T5">2/day </text:span></text:p>
          </table:table-cell>
        </table:table-row>
        <table:table-row table:style-name="Table30.1">
          <table:table-cell table:style-name="Table30.A2" office:value-type="string">
            <text:p text:style-name="P8"><text:span text:style-name="T5">81</text:span></text:p>
          </table:table-cell>
          <table:table-cell table:style-name="Table30.A2" office:value-type="string">
            <text:p text:style-name="P4"><text:span text:style-name="T6">True seeing </text:span></text:p>
          </table:table-cell>
          <table:table-cell table:style-name="Table30.A2" office:value-type="string">
            <text:p text:style-name="P11"><text:span text:style-name="T5">At will </text:span></text:p>
          </table:table-cell>
        </table:table-row>
        <table:table-row table:style-name="Table30.1">
          <table:table-cell table:style-name="Table30.A2" office:value-type="string">
            <text:p text:style-name="P8"><text:span text:style-name="T5">82</text:span></text:p>
          </table:table-cell>
          <table:table-cell table:style-name="Table30.A2" office:value-type="string">
            <text:p text:style-name="P4"><text:span text:style-name="T6">Wall of force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83</text:span></text:p>
          </table:table-cell>
          <table:table-cell table:style-name="Table30.A2" office:value-type="string">
            <text:p text:style-name="P4"><text:span text:style-name="T6">Summon monster VI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84</text:span></text:p>
          </table:table-cell>
          <table:table-cell table:style-name="Table30.A2" office:value-type="string">
            <text:p text:style-name="P4"><text:span text:style-name="T6">Finger of death </text:span><text:span text:style-name="T5">(100 ft. range, DC 17</text:span><text:span text:style-name="T14">1</text:span><text:span text:style-name="T5">) </text:span></text:p>
          </table:table-cell>
          <table:table-cell table:style-name="Table30.A2" office:value-type="string">
            <text:p text:style-name="P11"><text:span text:style-name="T5">1/day </text:span></text:p>
          </table:table-cell>
        </table:table-row>
        <table:table-row table:style-name="Table30.1">
          <table:table-cell table:style-name="Table30.A2" office:value-type="string">
            <text:p text:style-name="P8"><text:span text:style-name="T5">85</text:span></text:p>
          </table:table-cell>
          <table:table-cell table:style-name="Table30.A2" office:value-type="string">
            <text:p text:style-name="P4"><text:span text:style-name="T6">Passwall </text:span></text:p>
          </table:table-cell>
          <table:table-cell table:style-name="Table30.A2" office:value-type="string">
            <text:p text:style-name="P11"><text:span text:style-name="T5">At will </text:span></text:p>
          </table:table-cell>
        </table:table-row>
        <table:table-row table:style-name="Table30.1">
          <table:table-cell table:style-name="Table30.A2" office:value-type="string">
            <text:p text:style-name="P8"><text:span text:style-name="T5">86–90</text:span></text:p>
          </table:table-cell>
          <table:table-cell table:style-name="Table30.A2" office:value-type="string">
            <text:p text:style-name="P4"><text:span text:style-name="T5">Roll twice again on this table </text:span></text:p>
          </table:table-cell>
          <table:table-cell table:style-name="Table30.A2" office:value-type="string">
            <text:p text:style-name="P11"><text:span text:style-name="T5">— </text:span></text:p>
          </table:table-cell>
        </table:table-row>
        <table:table-row table:style-name="Table30.1">
          <table:table-cell table:style-name="Table30.A2" office:value-type="string">
            <text:p text:style-name="P8"><text:span text:style-name="T5">91–100</text:span></text:p>
          </table:table-cell>
          <table:table-cell table:style-name="Table30.A2" office:value-type="string">
            <text:p text:style-name="P4"><text:span text:style-name="T5">Roll again on this table, and then roll for a special purpose on Table: Intelligent Item Purpose</text:span></text:p>
          </table:table-cell>
          <table:table-cell table:style-name="Table30.A2" office:value-type="string">
            <text:p text:style-name="P11"><text:span text:style-name="T5">— </text:span></text:p>
          </table:table-cell>
        </table:table-row>
        <table:table-row table:style-name="Table30.29">
          <table:table-cell table:style-name="Table30.A29" table:number-columns-spanned="3" office:value-type="string">
            <text:p text:style-name="P10"><text:span text:style-name="T5">1 Choose an ability score of the item (usually the highest) at the time the item is created or randomly generated. Add that ability’s bonus to the given DC. </text:span></text:p>
          </table:table-cell>
          <table:covered-table-cell/>
          <table:covered-table-cell/>
        </table:table-row>
      </table:table>
      <text:p text:style-name="P6"/>
      <text:p text:style-name="P4"><text:span text:style-name="T8">If the same power is rolled twice, the uses per day are doubled. (If </text:span><text:span text:style-name="T10">true seeing </text:span><text:span text:style-name="T8">or </text:span><text:span text:style-name="T10">passwall </text:span><text:span text:style-name="T8">is rolled twice, roll again.) Powers function only when the item is drawn and held, and the possessor is concentrating upon the desired effect. Activating a power is a standard action. An intelligent item might activate a power on its own. </text:span></text:p>
      <text:p text:style-name="P6"/>
      <text:p text:style-name="P4"><text:span text:style-name="T9">Table: Intelligent Item Awesome Powers </text:span></text:p>
      <table:table table:name="Table31" table:style-name="Table31">
        <table:table-column table:style-name="Table31.A"/>
        <table:table-column table:style-name="Table31.B"/>
        <table:table-column table:style-name="Table31.C"/>
        <text:soft-page-break/>
        <table:table-row table:style-name="Table31.1">
          <table:table-cell table:style-name="Table31.A1" office:value-type="string">
            <text:p text:style-name="P9"><text:span text:style-name="T5">d%</text:span></text:p>
          </table:table-cell>
          <table:table-cell table:style-name="Table31.A1" office:value-type="string">
            <text:p text:style-name="P7"><text:span text:style-name="T5">Awesome Power </text:span></text:p>
          </table:table-cell>
          <table:table-cell table:style-name="Table31.A1" office:value-type="string">
            <text:h text:style-name="P20" text:outline-level="1"><text:span text:style-name="T5">Uses </text:span></text:h>
          </table:table-cell>
        </table:table-row>
        <table:table-row table:style-name="Table31.1">
          <table:table-cell table:style-name="Table31.A2" office:value-type="string">
            <text:p text:style-name="P9"><text:span text:style-name="T5">01–04</text:span></text:p>
          </table:table-cell>
          <table:table-cell table:style-name="Table31.A2" office:value-type="string">
            <text:p text:style-name="P10"><text:span text:style-name="T6">Astral projection </text:span></text:p>
          </table:table-cell>
          <table:table-cell table:style-name="Table31.A2" office:value-type="string">
            <text:p text:style-name="P12"><text:span text:style-name="T5">1/day </text:span></text:p>
          </table:table-cell>
        </table:table-row>
        <table:table-row table:style-name="Table31.1">
          <table:table-cell table:style-name="Table31.A2" office:value-type="string">
            <text:p text:style-name="P8"><text:span text:style-name="T5">05–08</text:span></text:p>
          </table:table-cell>
          <table:table-cell table:style-name="Table31.A2" office:value-type="string">
            <text:p text:style-name="P4"><text:span text:style-name="T6">Bull’s strength </text:span><text:span text:style-name="T5">(wielder only; intensified; +10 enhancement bonus to Strength)</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09–12</text:span></text:p>
          </table:table-cell>
          <table:table-cell table:style-name="Table31.A2" office:value-type="string">
            <text:p text:style-name="P4"><text:span text:style-name="T6">Cat’s grace </text:span><text:span text:style-name="T5">(wielder only; intensified; +10 enhancement bonus to Dexterity)</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13–16</text:span></text:p>
          </table:table-cell>
          <table:table-cell table:style-name="Table31.A2" office:value-type="string">
            <text:p text:style-name="P4"><text:span text:style-name="T6">Chain lightning </text:span><text:span text:style-name="T5">(enhanced; 20d6 damage; DC 16</text:span><text:span text:style-name="T14">1</text:span><text:span text:style-name="T5">) <text:s/></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17–20</text:span></text:p>
          </table:table-cell>
          <table:table-cell table:style-name="Table31.A2" office:value-type="string">
            <text:p text:style-name="P4"><text:span text:style-name="T6">Dominate monster </text:span><text:span text:style-name="T5">(DC 19 </text:span><text:span text:style-name="T13">1</text:span><text:span text:style-name="T5">) on contact </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21–24</text:span></text:p>
          </table:table-cell>
          <table:table-cell table:style-name="Table31.A2" office:value-type="string">
            <text:p text:style-name="P4"><text:span text:style-name="T6">Endurance </text:span><text:span text:style-name="T5">(wielder only; intensified; +10 enhancement bonus to Constitution)</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25–28</text:span></text:p>
          </table:table-cell>
          <table:table-cell table:style-name="Table31.A2" office:value-type="string">
            <text:p text:style-name="P4"><text:span text:style-name="T6">Energy drain </text:span><text:span text:style-name="T5">(DC 19 </text:span><text:span text:style-name="T13">1</text:span><text:span text:style-name="T5">) on contact </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29–32</text:span></text:p>
          </table:table-cell>
          <table:table-cell table:style-name="Table31.A2" office:value-type="string">
            <text:p text:style-name="P4"><text:span text:style-name="T6">Finger of death </text:span><text:span text:style-name="T5">(heightened to 9th level; DC 19</text:span><text:span text:style-name="T14">1</text:span><text:span text:style-name="T5">)</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33–36</text:span></text:p>
          </table:table-cell>
          <table:table-cell table:style-name="Table31.A2" office:value-type="string">
            <text:p text:style-name="P4"><text:span text:style-name="T6">Foresight </text:span><text:span text:style-name="T5">(wielder only) </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37–40</text:span></text:p>
          </table:table-cell>
          <table:table-cell table:style-name="Table31.A2" office:value-type="string">
            <text:p text:style-name="P4"><text:span text:style-name="T6">Gate </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41–44</text:span></text:p>
          </table:table-cell>
          <table:table-cell table:style-name="Table31.A2" office:value-type="string">
            <text:p text:style-name="P4"><text:span text:style-name="T6">Haste </text:span><text:span text:style-name="T5">(wielder only; extended; 40-round duration) </text:span></text:p>
          </table:table-cell>
          <table:table-cell table:style-name="Table31.A2" office:value-type="string">
            <text:p text:style-name="P11"><text:span text:style-name="T5">3/day </text:span></text:p>
          </table:table-cell>
        </table:table-row>
        <table:table-row table:style-name="Table31.1">
          <table:table-cell table:style-name="Table31.A2" office:value-type="string">
            <text:p text:style-name="P8"><text:span text:style-name="T5">45–48</text:span></text:p>
          </table:table-cell>
          <table:table-cell table:style-name="Table31.A2" office:value-type="string">
            <text:p text:style-name="P4"><text:span text:style-name="T6">Improved invisibility </text:span><text:span text:style-name="T5">(wielder only; extended; 40-minute duration)</text:span></text:p>
          </table:table-cell>
          <table:table-cell table:style-name="Table31.A2" office:value-type="string">
            <text:p text:style-name="P11"><text:span text:style-name="T5">2/day </text:span></text:p>
          </table:table-cell>
        </table:table-row>
        <table:table-row table:style-name="Table31.1">
          <table:table-cell table:style-name="Table31.A2" office:value-type="string">
            <text:p text:style-name="P8"><text:span text:style-name="T5">49–52</text:span></text:p>
          </table:table-cell>
          <table:table-cell table:style-name="Table31.A2" office:value-type="string">
            <text:p text:style-name="P4"><text:span text:style-name="T6">Mass heal </text:span><text:span text:style-name="T5">1/day 53–56 </text:span><text:span text:style-name="T6">Meteor swarm </text:span><text:span text:style-name="T5">(DC 19</text:span><text:span text:style-name="T14">1</text:span><text:span text:style-name="T5">) </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57–60</text:span></text:p>
          </table:table-cell>
          <table:table-cell table:style-name="Table31.A2" office:value-type="string">
            <text:p text:style-name="P4"><text:span text:style-name="T6">Phase door </text:span><text:span text:style-name="T5">2/day 61–64 </text:span><text:span text:style-name="T6">Prismatic sphere </text:span><text:span text:style-name="T5">(DC 19</text:span><text:span text:style-name="T14">1</text:span><text:span text:style-name="T5">)</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65–68</text:span></text:p>
          </table:table-cell>
          <table:table-cell table:style-name="Table31.A2" office:value-type="string">
            <text:p text:style-name="P4"><text:span text:style-name="T6">Stoneskin </text:span><text:span text:style-name="T5">(wielder only; extended; 400-minute duration) </text:span></text:p>
          </table:table-cell>
          <table:table-cell table:style-name="Table31.A2" office:value-type="string">
            <text:p text:style-name="P11"><text:span text:style-name="T5">3/day </text:span></text:p>
          </table:table-cell>
        </table:table-row>
        <table:table-row table:style-name="Table31.1">
          <table:table-cell table:style-name="Table31.A2" office:value-type="string">
            <text:p text:style-name="P8"><text:span text:style-name="T5">69–72</text:span></text:p>
          </table:table-cell>
          <table:table-cell table:style-name="Table31.A2" office:value-type="string">
            <text:p text:style-name="P4"><text:span text:style-name="T6">Summon monster IX </text:span><text:span text:style-name="T5">2 (extended; 40-round duration)</text:span></text:p>
          </table:table-cell>
          <table:table-cell table:style-name="Table31.A2" office:value-type="string">
            <text:p text:style-name="P11"><text:span text:style-name="T5">1/day </text:span></text:p>
          </table:table-cell>
        </table:table-row>
        <table:table-row table:style-name="Table31.1">
          <table:table-cell table:style-name="Table31.A2" office:value-type="string">
            <text:p text:style-name="P8"><text:span text:style-name="T5">73–76</text:span></text:p>
          </table:table-cell>
          <table:table-cell table:style-name="Table31.A2" office:value-type="string">
            <text:p text:style-name="P4"><text:span text:style-name="T6">Sunburst </text:span><text:span text:style-name="T5">(heightened to 9th level; DC 19</text:span><text:span text:style-name="T14">1</text:span><text:span text:style-name="T5">) </text:span></text:p>
          </table:table-cell>
          <table:table-cell table:style-name="Table31.A2" office:value-type="string">
            <text:p text:style-name="P11"><text:span text:style-name="T5">2/day </text:span></text:p>
          </table:table-cell>
        </table:table-row>
        <table:table-row table:style-name="Table31.1">
          <table:table-cell table:style-name="Table31.A2" office:value-type="string">
            <text:p text:style-name="P8"><text:span text:style-name="T1">77–80</text:span></text:p>
          </table:table-cell>
          <table:table-cell table:style-name="Table31.A2" office:value-type="string">
            <text:h text:style-name="P18" text:outline-level="6"><text:span text:style-name="T1">Teleport without error </text:span></text:h>
          </table:table-cell>
          <table:table-cell table:style-name="Table31.A2" office:value-type="string">
            <text:p text:style-name="P11"><text:span text:style-name="T1">2/day </text:span></text:p>
          </table:table-cell>
        </table:table-row>
        <table:table-row table:style-name="Table31.1">
          <table:table-cell table:style-name="Table31.A2" office:value-type="string">
            <text:p text:style-name="P8"><text:span text:style-name="T5">81–90</text:span></text:p>
          </table:table-cell>
          <table:table-cell table:style-name="Table31.A2" office:value-type="string">
            <text:p text:style-name="P4"><text:span text:style-name="T5">Roll twice again on this table </text:span></text:p>
          </table:table-cell>
          <table:table-cell table:style-name="Table31.A2" office:value-type="string">
            <text:p text:style-name="P11"><text:span text:style-name="T5">— </text:span></text:p>
          </table:table-cell>
        </table:table-row>
        <table:table-row table:style-name="Table31.1">
          <table:table-cell table:style-name="Table31.A2" office:value-type="string">
            <text:p text:style-name="P8"><text:span text:style-name="T5">91–100</text:span></text:p>
          </table:table-cell>
          <table:table-cell table:style-name="Table31.A2" office:value-type="string">
            <text:p text:style-name="P4"><text:span text:style-name="T5">Roll again on this table, and then roll for a special purpose on nonepic magic item Table: Intelligent Item Purpose</text:span><text:span text:style-name="T15">. </text:span></text:p>
          </table:table-cell>
          <table:table-cell table:style-name="Table31.A2" office:value-type="string">
            <text:p text:style-name="P11"><text:span text:style-name="T5">— </text:span></text:p>
          </table:table-cell>
        </table:table-row>
        <table:table-row table:style-name="Table31.22">
          <table:table-cell table:style-name="Table31.A2" table:number-columns-spanned="3" office:value-type="string">
            <text:p text:style-name="P10"><text:span text:style-name="T5">1 Choose an ability score of the item (usually the highest) at the time the item is created or randomly generated. Add that ability’s bonus to the listed DC. </text:span></text:p>
          </table:table-cell>
          <table:covered-table-cell/>
          <table:covered-table-cell/>
        </table:table-row>
        <table:table-row table:style-name="Table31.22">
          <table:table-cell table:style-name="Table31.A23" table:number-columns-spanned="3" office:value-type="string">
            <text:p text:style-name="P10"><text:span text:style-name="T5">2 The weapon can only summon monsters whose alignment has no components that oppose the item’s alignment. </text:span></text:p>
          </table:table-cell>
          <table:covered-table-cell/>
          <table:covered-table-cell/>
        </table:table-row>
      </table:table>
      <text:p text:style-name="P6"/>
      <text:p text:style-name="P4"><text:span text:style-name="T8">Unless otherwise stated, all awesome powers function at 20th caster level. If a power is rolled twice, the uses per day are doubled. Powers function only when the item is drawn and held, and the possessor is concentrating upon the desired effect. Activating a power is a standard action. An intelligent item might activate a power on its own. </text:span></text:p>
      <text:p text:style-name="P6"/>
      <text:h text:style-name="P14" text:outline-level="2"><text:span text:style-name="T11">SPECIAL PURPOSE ITEMS </text:span></text:h>
      <text:h text:style-name="P1" text:outline-level="5"><text:span text:style-name="T3">Purpose </text:span></text:h>
      <text:p text:style-name="P2"><text:span text:style-name="T8">An item’s purpose must suit the type and alignment of the item and should always be treated reasonably.</text:span></text:p>
      <text:p text:style-name="P6"/>
      <text:p text:style-name="P4"><text:span text:style-name="T9">Table: Intelligent Item Purpose </text:span></text:p>
      <table:table table:name="Table32" table:style-name="Table32">
        <table:table-column table:style-name="Table32.A"/>
        <table:table-column table:style-name="Table32.B"/>
        <table:table-row table:style-name="Table32.1">
          <table:table-cell table:style-name="Table32.A1" office:value-type="string">
            <text:p text:style-name="P9"><text:span text:style-name="T4">d%</text:span></text:p>
          </table:table-cell>
          <table:table-cell table:style-name="Table32.A1" office:value-type="string">
            <text:p text:style-name="P10"><text:span text:style-name="T4">Purpose </text:span></text:p>
          </table:table-cell>
        </table:table-row>
        <table:table-row table:style-name="Table32.1">
          <table:table-cell table:style-name="Table32.A2" office:value-type="string">
            <text:p text:style-name="P9"><text:span text:style-name="T5">01–20</text:span></text:p>
          </table:table-cell>
          <table:table-cell table:style-name="Table32.A2" office:value-type="string">
            <text:p text:style-name="P10"><text:span text:style-name="T5">Defeat/slay diametrically opposed alignment</text:span><text:span text:style-name="T14">1</text:span><text:span text:style-name="T5"> </text:span></text:p>
          </table:table-cell>
        </table:table-row>
        <table:table-row table:style-name="Table32.1">
          <table:table-cell table:style-name="Table32.A2" office:value-type="string">
            <text:p text:style-name="P8"><text:span text:style-name="T5">21–30</text:span></text:p>
          </table:table-cell>
          <table:table-cell table:style-name="Table32.A2" office:value-type="string">
            <text:p text:style-name="P4"><text:span text:style-name="T5">Defeat/slay arcane spellcasters (including magic-using monsters) </text:span></text:p>
          </table:table-cell>
        </table:table-row>
        <table:table-row table:style-name="Table32.1">
          <table:table-cell table:style-name="Table32.A2" office:value-type="string">
            <text:p text:style-name="P8"><text:span text:style-name="T5">31–40</text:span></text:p>
          </table:table-cell>
          <table:table-cell table:style-name="Table32.A2" office:value-type="string">
            <text:p text:style-name="P4"><text:span text:style-name="T5">Defeat/slay divine spellcasters (including divine entities and servitors) </text:span></text:p>
          </table:table-cell>
        </table:table-row>
        <table:table-row table:style-name="Table32.1">
          <table:table-cell table:style-name="Table32.A2" office:value-type="string">
            <text:p text:style-name="P8"><text:span text:style-name="T5">41–50</text:span></text:p>
          </table:table-cell>
          <table:table-cell table:style-name="Table32.A2" office:value-type="string">
            <text:p text:style-name="P4"><text:span text:style-name="T5">Defeat/slay nonspellcasters </text:span></text:p>
          </table:table-cell>
        </table:table-row>
        <table:table-row table:style-name="Table32.1">
          <table:table-cell table:style-name="Table32.A2" office:value-type="string">
            <text:p text:style-name="P8"><text:span text:style-name="T5">51–55</text:span></text:p>
          </table:table-cell>
          <table:table-cell table:style-name="Table32.A2" office:value-type="string">
            <text:p text:style-name="P4"><text:span text:style-name="T5">Defeat/slay a particular creature type</text:span></text:p>
          </table:table-cell>
        </table:table-row>
        <table:table-row table:style-name="Table32.1">
          <table:table-cell table:style-name="Table32.A2" office:value-type="string">
            <text:p text:style-name="P8"><text:span text:style-name="T5">56–60</text:span></text:p>
          </table:table-cell>
          <table:table-cell table:style-name="Table32.A2" office:value-type="string">
            <text:p text:style-name="P4"><text:span text:style-name="T5">Defeat/slay a particular race or kind of creature </text:span></text:p>
          </table:table-cell>
        </table:table-row>
        <table:table-row table:style-name="Table32.1">
          <table:table-cell table:style-name="Table32.A2" office:value-type="string">
            <text:p text:style-name="P8"><text:span text:style-name="T5">61–70</text:span></text:p>
          </table:table-cell>
          <table:table-cell table:style-name="Table32.A2" office:value-type="string">
            <text:p text:style-name="P4"><text:span text:style-name="T5">Defend a particular race or kind of creature </text:span></text:p>
          </table:table-cell>
        </table:table-row>
        <table:table-row table:style-name="Table32.1">
          <table:table-cell table:style-name="Table32.A2" office:value-type="string">
            <text:p text:style-name="P8"><text:span text:style-name="T5">71–80</text:span></text:p>
          </table:table-cell>
          <table:table-cell table:style-name="Table32.A2" office:value-type="string">
            <text:p text:style-name="P4"><text:span text:style-name="T5">Defeat/slay the servants of a specific deity </text:span></text:p>
          </table:table-cell>
        </table:table-row>
        <table:table-row table:style-name="Table32.1">
          <table:table-cell table:style-name="Table32.A2" office:value-type="string">
            <text:p text:style-name="P8"><text:span text:style-name="T5">81–90</text:span></text:p>
          </table:table-cell>
          <table:table-cell table:style-name="Table32.A2" office:value-type="string">
            <text:p text:style-name="P4"><text:span text:style-name="T5">Defend the servants and interests of a specific deity </text:span></text:p>
          </table:table-cell>
        </table:table-row>
        <table:table-row table:style-name="Table32.1">
          <table:table-cell table:style-name="Table32.A2" office:value-type="string">
            <text:p text:style-name="P8"><text:span text:style-name="T5">91–95</text:span></text:p>
          </table:table-cell>
          <table:table-cell table:style-name="Table32.A2" office:value-type="string">
            <text:p text:style-name="P4"><text:span text:style-name="T5">Defeat/slay all (other than the item and the wielder) </text:span></text:p>
          </table:table-cell>
        </table:table-row>
        <table:table-row table:style-name="Table32.1">
          <table:table-cell table:style-name="Table32.A2" office:value-type="string">
            <text:p text:style-name="P8"><text:span text:style-name="T5">96–100</text:span></text:p>
          </table:table-cell>
          <table:table-cell table:style-name="Table32.A2" office:value-type="string">
            <text:p text:style-name="P4"><text:span text:style-name="T5">Other</text:span></text:p>
          </table:table-cell>
        </table:table-row>
        <table:table-row table:style-name="Table32.13">
          <table:table-cell table:style-name="Table32.A13" table:number-columns-spanned="2" office:value-type="string">
            <text:p text:style-name="P10"><text:span text:style-name="T5">1 The purpose of the neutral (N) version of this item is to preserve the balance by defeating/slaying powerful beings of the extreme alignments (LG, LE, CG, CE). </text:span></text:p>
          </table:table-cell>
          <table:covered-table-cell/>
        </table:table-row>
      </table:table>
      <text:p text:style-name="P6"/>
      <text:h text:style-name="P14" text:outline-level="2"><text:span text:style-name="T11">SPECIAL PURPOSE POWER </text:span></text:h>
      <text:p text:style-name="P4"><text:span text:style-name="T8">A special purpose power operates only when the item is in pursuit of its special purpose. This is always up to the purview of the item. It should always be easy and straightforward to see how the ends justify the means. That is to say that if the player’s reasoning for how a particular action serves the item’s purpose is not completely believable, the item won’t allow it. </text:span></text:p>
      <text:p text:style-name="P6"/>
      <text:p text:style-name="P4"><text:span text:style-name="T9">Table: Intelligent Item Special Purpose Powers </text:span></text:p>
      <table:table table:name="Table33" table:style-name="Table33">
        <table:table-column table:style-name="Table33.A"/>
        <table:table-column table:style-name="Table33.B"/>
        <text:soft-page-break/>
        <table:table-row table:style-name="Table33.1">
          <table:table-cell table:style-name="Table33.A1" office:value-type="string">
            <text:p text:style-name="P9"><text:span text:style-name="T4">d%</text:span></text:p>
          </table:table-cell>
          <table:table-cell table:style-name="Table33.A1" office:value-type="string">
            <text:p text:style-name="P10"><text:span text:style-name="T4">Special Purpose Power </text:span></text:p>
          </table:table-cell>
        </table:table-row>
        <table:table-row table:style-name="Table33.1">
          <table:table-cell table:style-name="Table33.A2" office:value-type="string">
            <text:p text:style-name="P9"><text:span text:style-name="T5">01–10</text:span></text:p>
          </table:table-cell>
          <table:table-cell table:style-name="Table33.A2" office:value-type="string">
            <text:p text:style-name="P10"><text:span text:style-name="T6">Blindness</text:span><text:span text:style-name="T14">1</text:span><text:span text:style-name="T5"> (DC 17</text:span><text:span text:style-name="T14">2</text:span><text:span text:style-name="T5">) for 2d6 rounds </text:span></text:p>
          </table:table-cell>
        </table:table-row>
        <table:table-row table:style-name="Table33.1">
          <table:table-cell table:style-name="Table33.A2" office:value-type="string">
            <text:p text:style-name="P8"><text:span text:style-name="T5">11–20</text:span></text:p>
          </table:table-cell>
          <table:table-cell table:style-name="Table33.A2" office:value-type="string">
            <text:p text:style-name="P4"><text:span text:style-name="T6">Confusion</text:span><text:span text:style-name="T14">1</text:span><text:span text:style-name="T5"> (DC 19</text:span><text:span text:style-name="T14">2</text:span><text:span text:style-name="T5">) for 2d6 rounds </text:span></text:p>
          </table:table-cell>
        </table:table-row>
        <table:table-row table:style-name="Table33.1">
          <table:table-cell table:style-name="Table33.A2" office:value-type="string">
            <text:p text:style-name="P8"><text:span text:style-name="T5">21–25</text:span></text:p>
          </table:table-cell>
          <table:table-cell table:style-name="Table33.A2" office:value-type="string">
            <text:p text:style-name="P4"><text:span text:style-name="T6">Fear</text:span><text:span text:style-name="T14">1</text:span><text:span text:style-name="T5"> (DC 19</text:span><text:span text:style-name="T14">2</text:span><text:span text:style-name="T5">) for 1d4 rounds </text:span></text:p>
          </table:table-cell>
        </table:table-row>
        <table:table-row table:style-name="Table33.1">
          <table:table-cell table:style-name="Table33.A2" office:value-type="string">
            <text:p text:style-name="P8"><text:span text:style-name="T5">26–55</text:span></text:p>
          </table:table-cell>
          <table:table-cell table:style-name="Table33.A2" office:value-type="string">
            <text:p text:style-name="P4"><text:span text:style-name="T6">Hold monster</text:span><text:span text:style-name="T14">1</text:span><text:span text:style-name="T5"> (DC 19</text:span><text:span text:style-name="T14">2</text:span><text:span text:style-name="T5">) for 1d4 rounds </text:span></text:p>
          </table:table-cell>
        </table:table-row>
        <table:table-row table:style-name="Table33.1">
          <table:table-cell table:style-name="Table33.A2" office:value-type="string">
            <text:p text:style-name="P8"><text:span text:style-name="T5">56–65</text:span></text:p>
          </table:table-cell>
          <table:table-cell table:style-name="Table33.A2" office:value-type="string">
            <text:p text:style-name="P4"><text:span text:style-name="T6">Slay living</text:span><text:span text:style-name="T14">1</text:span><text:span text:style-name="T5"> (DC 20</text:span><text:span text:style-name="T14">2</text:span><text:span text:style-name="T5">) </text:span></text:p>
          </table:table-cell>
        </table:table-row>
        <table:table-row table:style-name="Table33.1">
          <table:table-cell table:style-name="Table33.A2" office:value-type="string">
            <text:p text:style-name="P8"><text:span text:style-name="T5">66–75</text:span></text:p>
          </table:table-cell>
          <table:table-cell table:style-name="Table33.A2" office:value-type="string">
            <text:p text:style-name="P4"><text:span text:style-name="T6">Disintegrate</text:span><text:span text:style-name="T14">1</text:span><text:span text:style-name="T5"> (DC 21</text:span><text:span text:style-name="T14">2</text:span><text:span text:style-name="T5">) </text:span></text:p>
          </table:table-cell>
        </table:table-row>
        <table:table-row table:style-name="Table33.1">
          <table:table-cell table:style-name="Table33.A2" office:value-type="string">
            <text:p text:style-name="P8"><text:span text:style-name="T5">76–80</text:span></text:p>
          </table:table-cell>
          <table:table-cell table:style-name="Table33.A2" office:value-type="string">
            <text:p text:style-name="P4"><text:span text:style-name="T6">True resurrection </text:span><text:span text:style-name="T5">on wielder, one time only </text:span></text:p>
          </table:table-cell>
        </table:table-row>
        <table:table-row table:style-name="Table33.1">
          <table:table-cell table:style-name="Table33.A2" office:value-type="string">
            <text:p text:style-name="P8"><text:span text:style-name="T5">81–100</text:span></text:p>
          </table:table-cell>
          <table:table-cell table:style-name="Table33.A2" office:value-type="string">
            <text:p text:style-name="P4"><text:span text:style-name="T5">+4 luck bonus on all saving throws, +4 deflection AC bonus, spell resistance 30 </text:span></text:p>
          </table:table-cell>
        </table:table-row>
        <table:table-row table:style-name="Table33.10">
          <table:table-cell table:style-name="Table33.A2" table:number-columns-spanned="2" office:value-type="string">
            <text:p text:style-name="P10"><text:span text:style-name="T5">1 This power affects the opponent of the item’s wielder on a successful hit unless the opponent makes a Will save at the listed DC. </text:span></text:p>
          </table:table-cell>
          <table:covered-table-cell/>
        </table:table-row>
        <table:table-row table:style-name="Table33.10">
          <table:table-cell table:style-name="Table33.A11" table:number-columns-spanned="2" office:value-type="string">
            <text:p text:style-name="P10"><text:span text:style-name="T5">2 Choose an ability score of the item (usually the highest) at the time the item is created or randomly generated. Add that ability’s bonus to the listed DC. </text:span></text:p>
          </table:table-cell>
          <table:covered-table-cell/>
        </table:table-row>
      </table:table>
      <text:p text:style-name="P6"/>
      <text:h text:style-name="P14" text:outline-level="2"><text:span text:style-name="T11">ITEM EGO </text:span></text:h>
      <text:p text:style-name="P4"><text:span text:style-name="T8">Ego is a measure of the total power and force of personality that an item possesses. Only after all aspects of an item have been generated and recorded can its Ego score be determined. Ego is a factor with regard to the dominance of item over character, as detailed below. </text:span></text:p>
      <text:p text:style-name="P4"><text:span text:style-name="T9">Table: Item Ego </text:span></text:p>
      <table:table table:name="Table34" table:style-name="Table34">
        <table:table-column table:style-name="Table34.A"/>
        <table:table-column table:style-name="Table34.B"/>
        <table:table-row table:style-name="Table34.1">
          <table:table-cell table:style-name="Table34.A1" office:value-type="string">
            <text:p text:style-name="P7"><text:span text:style-name="T5">Attribute of Item </text:span></text:p>
          </table:table-cell>
          <table:table-cell table:style-name="Table34.A1" office:value-type="string">
            <text:h text:style-name="P17" text:outline-level="3"><text:span text:style-name="T5">Ego Points</text:span></text:h>
          </table:table-cell>
        </table:table-row>
        <table:table-row table:style-name="Table34.1">
          <table:table-cell table:style-name="Table34.A2" office:value-type="string">
            <text:p text:style-name="P10"><text:span text:style-name="T5">Each +1 enhancement of item up to +5 </text:span></text:p>
          </table:table-cell>
          <table:table-cell table:style-name="Table34.A2" office:value-type="string">
            <text:p text:style-name="P9"><text:span text:style-name="T5">1</text:span></text:p>
          </table:table-cell>
        </table:table-row>
        <table:table-row table:style-name="Table34.1">
          <table:table-cell table:style-name="Table34.A2" office:value-type="string">
            <text:p text:style-name="P4"><text:span text:style-name="T5">Each +1 enhancement of item above +5 </text:span></text:p>
          </table:table-cell>
          <table:table-cell table:style-name="Table34.A2" office:value-type="string">
            <text:p text:style-name="P8"><text:span text:style-name="T5">2</text:span></text:p>
          </table:table-cell>
        </table:table-row>
        <table:table-row table:style-name="Table34.1">
          <table:table-cell table:style-name="Table34.A2" office:value-type="string">
            <text:p text:style-name="P4"><text:span text:style-name="T5">Each +1 bonus of special abilities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Each primary ability</text:span><text:span text:style-name="T14">1</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Each extraordinary power</text:span><text:span text:style-name="T14">1</text:span><text:span text:style-name="T5"> </text:span></text:p>
          </table:table-cell>
          <table:table-cell table:style-name="Table34.A2" office:value-type="string">
            <text:p text:style-name="P8"><text:span text:style-name="T5">2</text:span></text:p>
          </table:table-cell>
        </table:table-row>
        <table:table-row table:style-name="Table34.1">
          <table:table-cell table:style-name="Table34.A2" office:value-type="string">
            <text:p text:style-name="P4"><text:span text:style-name="T5">Each awesome power</text:span><text:span text:style-name="T14">1</text:span><text:span text:style-name="T5"> </text:span></text:p>
          </table:table-cell>
          <table:table-cell table:style-name="Table34.A2" office:value-type="string">
            <text:p text:style-name="P8"><text:span text:style-name="T5">6</text:span></text:p>
          </table:table-cell>
        </table:table-row>
        <table:table-row table:style-name="Table34.1">
          <table:table-cell table:style-name="Table34.A2" office:value-type="string">
            <text:p text:style-name="P4"><text:span text:style-name="T5">Special purpose </text:span></text:p>
          </table:table-cell>
          <table:table-cell table:style-name="Table34.A2" office:value-type="string">
            <text:p text:style-name="P8"><text:span text:style-name="T5">4</text:span></text:p>
          </table:table-cell>
        </table:table-row>
        <table:table-row table:style-name="Table34.1">
          <table:table-cell table:style-name="Table34.A2" office:value-type="string">
            <text:p text:style-name="P4"><text:span text:style-name="T5">Telepathic ability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Read languages ability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6">Read magic </text:span><text:span text:style-name="T5">ability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Each +1 of Intelligence bonus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Each +1 of Wisdom bonus </text:span></text:p>
          </table:table-cell>
          <table:table-cell table:style-name="Table34.A2" office:value-type="string">
            <text:p text:style-name="P8"><text:span text:style-name="T5">1</text:span></text:p>
          </table:table-cell>
        </table:table-row>
        <table:table-row table:style-name="Table34.1">
          <table:table-cell table:style-name="Table34.A2" office:value-type="string">
            <text:p text:style-name="P4"><text:span text:style-name="T5">Each +1 of Charisma bonus </text:span></text:p>
          </table:table-cell>
          <table:table-cell table:style-name="Table34.A2" office:value-type="string">
            <text:p text:style-name="P8"><text:span text:style-name="T5">1</text:span></text:p>
          </table:table-cell>
        </table:table-row>
        <table:table-row table:style-name="Table34.15">
          <table:table-cell table:style-name="Table34.A15" table:number-columns-spanned="2" office:value-type="string">
            <text:p text:style-name="P10"><text:span text:style-name="T5">1 If uses per day are doubled, Ego points are doubled as well. </text:span></text:p>
          </table:table-cell>
          <table:covered-table-cell/>
        </table:table-row>
      </table:table>
      <text:p text:style-name="P6"/>
      <text:h text:style-name="P14" text:outline-level="2"><text:span text:style-name="T11">ITEMS AGAINST CHARACTERS </text:span></text:h>
      <text:p text:style-name="P4"><text:span text:style-name="T8">When an item has an Ego of its own, it has a will of its own. The item is, of course, absolutely true to its alignment. If the character who possesses the item is not true to that alignment’s goals or the item’s special purpose, personality conflict—item against character—results. Similarly, any item with an Ego score of 20 or higher always considers itself superior to any character, and a personality conflict results if the possessor does not always agree with the item. When a personality conflict occurs, the possessor must make a Will saving throw (DC = item’s Ego). If the possessor succeeds, he or she is dominant. If he or she fails, the item is dominant. Dominance lasts for one day or until a critical situation occurs (such as a major battle, a serious threat to either item or character, and so on). Should an item gain dominance, it resists the character’s desires and demands concessions such as any of the following: </text:span></text:p>
      <text:p text:style-name="P4"><text:span text:style-name="T8">• Removal of associates or items whose alignment or personality is distasteful to the item. </text:span></text:p>
      <text:p text:style-name="P4"><text:span text:style-name="T8">• The character divesting him or herself of all other magic items or items of a certain type. </text:span></text:p>
      <text:p text:style-name="P4"><text:span text:style-name="T8">• Obedience from the character so the item can direct where they go for its own purposes. </text:span></text:p>
      <text:p text:style-name="P4"><text:span text:style-name="T8">• Immediate seeking out and slaying of creatures hateful to the item. </text:span></text:p>
      <text:p text:style-name="P4"><text:soft-page-break/><text:span text:style-name="T8">• Magical protections and devices to protect the item from molestation when it is not in use. </text:span></text:p>
      <text:p text:style-name="P4"><text:span text:style-name="T8">• That the character carry the item with him or her on all occasions. </text:span></text:p>
      <text:p text:style-name="P4"><text:span text:style-name="T8">• That the character relinquish the item in favor of a more suitable possessor due to alignment differences or conduct. </text:span></text:p>
      <text:p text:style-name="P6"/>
      <text:p text:style-name="P4"><text:span text:style-name="T8">In extreme circumstances, the item can resort to even harsher measures. </text:span></text:p>
      <text:p text:style-name="P4"><text:span text:style-name="T8">• Force its possessor into combat. </text:span></text:p>
      <text:p text:style-name="P4"><text:span text:style-name="T8">• Refuse to strike opponents. </text:span></text:p>
      <text:p text:style-name="P4"><text:span text:style-name="T8">• Strike at its wielder or his or her associates. </text:span></text:p>
      <text:p text:style-name="P4"><text:span text:style-name="T8">• Force its possessor to surrender to an opponent. </text:span></text:p>
      <text:p text:style-name="P4"><text:span text:style-name="T8">• Cause itself to drop from the character’s grasp. </text:span></text:p>
      <text:p text:style-name="P6"/>
      <text:p text:style-name="P4"><text:span text:style-name="T8">Naturally, such actions are unlikely when harmony reigns between the character’s and item’s alignments or when their purposes and personalities are well matched. Even so, an item might wish to have a lesser character possess it in order to easily command him or her, or a higher-level possessor so as to better accomplish its goals. All magic items with personalities desire to play an important role in whatever activity is under way, particularly combat. Such items are rivals of each other, even if they are of the same alignment. No intelligent item wants to share its wielder with others. An intelligent item is aware of the presence of any other intelligent item within 60 feet, and most intelligent items try their best to mislead or distract their host so that he or she ignores or destroys the rival. Of course, alignment might change this sort of behavior. </text:span></text:p>
      <text:p text:style-name="P4"><text:span text:style-name="T8">Items with personalities are never totally controlled or silenced by the characters who possess them, even though they may never successfully control their possessor. They may be powerless to force their demands but remain undaunted and continue to air their wishes and demands. </text:span></text:p>
      <text:p text:style-name="P6"/>
      <text:h text:style-name="P14" text:outline-level="2"><text:span text:style-name="T7">ARTIFACTS </text:span></text:h>
      <text:p text:style-name="P6"/>
      <text:h text:style-name="P14" text:outline-level="2"><text:span text:style-name="T11">MINOR ARTIFACTS </text:span></text:h>
      <text:p text:style-name="P4"><text:span text:style-name="T8">Minor artifacts are not necessarily unique items, but rather magic items that no longer can be made by common mortal means—even by the hands of epic creators. Such items have no established market price. Below is a selection of known minor artifacts. </text:span></text:p>
      <text:p text:style-name="P6"/>
      <text:p text:style-name="P2"><text:span text:style-name="T9">Everfull Purse: </text:span><text:span text:style-name="T8">This leather belt pouch has the power to turn a single gold coin into many overnight. If a single gold piece is placed in the </text:span><text:span text:style-name="T10">everfull purse </text:span><text:span text:style-name="T8">at sunset, it will be replaced at sunrise by 25 gold pieces. The </text:span><text:span text:style-name="T10">purse </text:span><text:span text:style-name="T8">has no effect if more than one gold piece is left within, or if anything other than gold is placed within. </text:span></text:p>
      <text:p text:style-name="P4"><text:span text:style-name="T10">Caster Level: </text:span><text:span text:style-name="T8">20th; </text:span><text:span text:style-name="T10">Weight: </text:span><text:span text:style-name="T8">1/2 lb. </text:span></text:p>
      <text:p text:style-name="P2"><text:span text:style-name="T9">Libram of Gainful Conjuration: </text:span><text:span text:style-name="T8">This mystic book is of great value to arcane spellcasters of good alignment (LG, NG, CG). Study of the work requires one week. Upon completion, the good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Nongood arcane spellcasters (LN, N, CN, LE, NE, or CE) are permanently drained of 1d4+1 points of Constitution and must atone (see the </text:span><text:span text:style-name="T10">atonement </text:span><text:span text:style-name="T8">spell) in order to gain any further experience. Anyone incapable of casting arcane spells who reads even a single word of the work must make a Will save (DC 20) or suffer insanity (see the </text:span><text:span text:style-name="T10">insanity </text:span><text:span text:style-name="T8">spell). Except as indicated above, the writing in a </text:span><text:span text:style-name="T10">libram of gainful conjuration </text:span><text:span text:style-name="T8">can’t be distinguished from any other book, libram, tome, or so on until perused. Once read, the book vanishes, never to be seen again, nor can the same character ever benefit from reading a similar tome a second time. </text:span></text:p>
      <text:p text:style-name="P4"><text:span text:style-name="T10">Caster Level: </text:span><text:span text:style-name="T8">19th; </text:span><text:span text:style-name="T10">Weight: </text:span><text:span text:style-name="T8">3 lb. </text:span></text:p>
      <text:p text:style-name="P2"><text:span text:style-name="T9">Libram of Ineffable Damnation: </text:span><text:span text:style-name="T8">This mystic book is of great value to arcane spellcasters of evil alignment (LE, NE, CE). Study of the work requires one week. Upon completion, the evil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Nonevil arcane spellcasters (LN, N, CN, LG, NG, or CG) are permanently drained of 1d4+1 points of Constitution and must atone (see the </text:span><text:span text:style-name="T10">atonement </text:span><text:span text:style-name="T8">spell) in order to gain any further experience. Anyone incapable of casting arcane spells who reads even a single word of the work must make a Will save (DC 20) or suffer insanity (see the </text:span><text:span text:style-name="T10">insanity </text:span><text:span text:style-name="T8">spell). Except as indicated above, the writing in a </text:span><text:span text:style-name="T10">libram of ineffable damnation </text:span><text:span text:style-name="T8">can’t be distinguished from any other book, libram, tome, or so on until perused. Once read, the book vanishes, never to be seen again, nor can the same character ever benefit from reading a similar tome a second time. </text:span></text:p>
      <text:p text:style-name="P4"><text:span text:style-name="T10">Caster Level: </text:span><text:span text:style-name="T8">19th; </text:span><text:span text:style-name="T10">Weight: </text:span><text:span text:style-name="T8">3 lb. </text:span></text:p>
      <text:p text:style-name="P2"><text:span text:style-name="T9">Libram of Silver Magic: </text:span><text:span text:style-name="T8">This mystic book is of great value to arcane spellcasters of neutral alignment (LN, N, CN). Study of the work requires one week. Upon completion, the neutral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Evil or good arcane spellcasters (LE, NE, CE, LG, NG, or CG) are permanently drained of 1d4+1 points of Constitution and must atone (see the </text:span><text:span text:style-name="T10">atonement </text:span><text:span text:style-name="T8">spell) in order to gain any further experience. Anyone incapable of casting arcane spells who reads even a single word of the work must make a Will save (DC 20) or suffer insanity (see the </text:span><text:span text:style-name="T10">insanity </text:span><text:span text:style-name="T8">spell). Except as indicated above, the writing in a </text:span><text:span text:style-name="T10">libram of silver magic </text:span><text:span text:style-name="T8">can’t be distinguished from any other book, libram, tome, or so on until perused. Once read, the book vanishes, never to be seen again, nor can the same character ever benefit from reading a similar tome a second time. </text:span></text:p>
      <text:p text:style-name="P4"><text:span text:style-name="T10">Caster Level: </text:span><text:span text:style-name="T8">19th; </text:span><text:span text:style-name="T10">Weight: </text:span><text:span text:style-name="T8">3 lb. </text:span></text:p>
      <text:p text:style-name="P2"><text:soft-page-break/><text:span text:style-name="T9">Manual of Puissant Skill at Arms: </text:span><text:span text:style-name="T8">This treatise contains expert advice and instruction in the arts of combat. Any barbarian, fighter, monk, paladin, or ranger who spends one week studying the manual gains a +1 inherent bonus to Strength and experience points sufficient to place him or her halfway into the next level of experience. (If the reader has levels in more than one of the classes listed, he or she must choose one of the classes to be affected.) A character without any levels in one of the classes listed gains no bonus from the work, but if an arcane spellcaster without levels in one of the classes listed scans even a single word he or she will lose 2dx1,000 XP and must make a Will save (DC 20) or have 1 point of Intelligence permanently drained. Except as indicated above, the writing in a </text:span><text:span text:style-name="T10">manual of puissant skill at arms </text:span><text:span text:style-name="T8">can’t be distinguished from any other book, libram, tome, or so on until perused. Once read, the book vanishes, never to be seen again, nor can the same character ever benefit from reading a similar tome a second time. </text:span></text:p>
      <text:p text:style-name="P4"><text:span text:style-name="T10">Caster Level: </text:span><text:span text:style-name="T8">19th; </text:span><text:span text:style-name="T10">Weight: </text:span><text:span text:style-name="T8">3 lb. </text:span></text:p>
      <text:p text:style-name="P2"><text:span text:style-name="T9">Manual of Stealthy Pilfering: </text:span><text:span text:style-name="T8">This guide to thievery grants any rogue who spends a week studying its lessons a +1 inherent bonus to Dexterity and experience points sufficient to place him or her halfway into the next level of experience. A character without any rogue levels gains no bonus from the work, but if a divine spellcaster without rogue levels scans even a single word she will lose 2dx1,000 XP and must make a Will save (DC 20) or have 1 point of Wisdom permanently drained. Except as indicated above, the writing in a </text:span><text:span text:style-name="T10">manual of stealthy pilfering </text:span><text:span text:style-name="T8">can’t be distinguished from any other book, libram, tome, or so on until perused. Once read, the book vanishes, never to be seen again, nor can the same character ever benefit from reading a similar tome a second time. </text:span></text:p>
      <text:p text:style-name="P4"><text:span text:style-name="T10">Caster Level: </text:span><text:span text:style-name="T8">19th; </text:span><text:span text:style-name="T10">Weight: </text:span><text:span text:style-name="T8">3 lb. </text:span></text:p>
      <text:p text:style-name="P4"><text:span text:style-name="T9">Rogue’s Dice: </text:span><text:span text:style-name="T8">This pair of cubes appears much like any other pair of typical (6-sided) dice. A character with a pair of </text:span><text:span text:style-name="T10">rogue’s dice </text:span><text:span text:style-name="T8">who wishes to roll them must announce that he or she is rolling the dice (accidental rolls have no effect). Rolling the dice is a standard action, and both dice must be rolled simultaneously to have any effect. The player should roll 2d6 and consult the table below to determine the </text:span><text:span text:style-name="T10">dice’s </text:span><text:span text:style-name="T8">affects. </text:span></text:p>
      <table:table table:name="Table35" table:style-name="Table35">
        <table:table-column table:style-name="Table35.A"/>
        <table:table-column table:style-name="Table35.B"/>
        <table:table-row table:style-name="Table35.1">
          <table:table-cell table:style-name="Table35.A1" office:value-type="string">
            <text:p text:style-name="P10"><text:span text:style-name="T4">2d6 </text:span></text:p>
          </table:table-cell>
          <table:table-cell table:style-name="Table35.A1" office:value-type="string">
            <text:p text:style-name="P10"><text:span text:style-name="T4">Effect </text:span></text:p>
          </table:table-cell>
        </table:table-row>
        <table:table-row table:style-name="Table35.1">
          <table:table-cell table:style-name="Table35.A2" office:value-type="string">
            <text:p text:style-name="P10"><text:span text:style-name="T5">2 </text:span></text:p>
          </table:table-cell>
          <table:table-cell table:style-name="Table35.A2" office:value-type="string">
            <text:p text:style-name="P10"><text:span text:style-name="T5">Lose 10,000 XP and dice roll again next round </text:span></text:p>
          </table:table-cell>
        </table:table-row>
        <table:table-row table:style-name="Table35.1">
          <table:table-cell table:style-name="Table35.A2" office:value-type="string">
            <text:p text:style-name="P4"><text:span text:style-name="T5">3 </text:span></text:p>
          </table:table-cell>
          <table:table-cell table:style-name="Table35.A2" office:value-type="string">
            <text:p text:style-name="P4"><text:span text:style-name="T5">Permanently lose 1d4+1 Dex </text:span></text:p>
          </table:table-cell>
        </table:table-row>
        <table:table-row table:style-name="Table35.1">
          <table:table-cell table:style-name="Table35.A2" office:value-type="string">
            <text:p text:style-name="P4"><text:span text:style-name="T5">4 </text:span></text:p>
          </table:table-cell>
          <table:table-cell table:style-name="Table35.A2" office:value-type="string">
            <text:p text:style-name="P4"><text:span text:style-name="T5">Gain 1d4 negative levels (Fortitude DC 20 to remove) </text:span></text:p>
          </table:table-cell>
        </table:table-row>
        <table:table-row table:style-name="Table35.1">
          <table:table-cell table:style-name="Table35.A2" office:value-type="string">
            <text:p text:style-name="P4"><text:span text:style-name="T5">5 </text:span></text:p>
          </table:table-cell>
          <table:table-cell table:style-name="Table35.A2" office:value-type="string">
            <text:p text:style-name="P4"><text:span text:style-name="T5">–1 penalty on all attacks, saves, and checks for 1 hour </text:span></text:p>
          </table:table-cell>
        </table:table-row>
        <table:table-row table:style-name="Table35.1">
          <table:table-cell table:style-name="Table35.A2" office:value-type="string">
            <text:p text:style-name="P4"><text:span text:style-name="T5">6 </text:span></text:p>
          </table:table-cell>
          <table:table-cell table:style-name="Table35.A2" office:value-type="string">
            <text:p text:style-name="P4"><text:span text:style-name="T5">–4 penalty to AC for 10 minutes </text:span></text:p>
          </table:table-cell>
        </table:table-row>
        <table:table-row table:style-name="Table35.1">
          <table:table-cell table:style-name="Table35.A2" office:value-type="string">
            <text:p text:style-name="P4"><text:span text:style-name="T5">7 </text:span></text:p>
          </table:table-cell>
          <table:table-cell table:style-name="Table35.A2" office:value-type="string">
            <text:p text:style-name="P4"><text:span text:style-name="T5">+1 morale bonus on attacks and on saves against fear for 10 minutes </text:span></text:p>
          </table:table-cell>
        </table:table-row>
        <table:table-row table:style-name="Table35.1">
          <table:table-cell table:style-name="Table35.A2" office:value-type="string">
            <text:p text:style-name="P4"><text:span text:style-name="T5">8 </text:span></text:p>
          </table:table-cell>
          <table:table-cell table:style-name="Table35.A2" office:value-type="string">
            <text:p text:style-name="P4"><text:span text:style-name="T5">Gain effects of </text:span><text:span text:style-name="T6">blur </text:span><text:span text:style-name="T5">for 10 minutes </text:span></text:p>
          </table:table-cell>
        </table:table-row>
        <table:table-row table:style-name="Table35.1">
          <table:table-cell table:style-name="Table35.A2" office:value-type="string">
            <text:p text:style-name="P4"><text:span text:style-name="T5">9 </text:span></text:p>
          </table:table-cell>
          <table:table-cell table:style-name="Table35.A2" office:value-type="string">
            <text:p text:style-name="P4"><text:span text:style-name="T5">+1 insight bonus on all attacks, saves, and checks for 1 hour </text:span></text:p>
          </table:table-cell>
        </table:table-row>
        <table:table-row table:style-name="Table35.1">
          <table:table-cell table:style-name="Table35.A2" office:value-type="string">
            <text:p text:style-name="P4"><text:span text:style-name="T5">10 </text:span></text:p>
          </table:table-cell>
          <table:table-cell table:style-name="Table35.A2" office:value-type="string">
            <text:p text:style-name="P4"><text:span text:style-name="T5">Gain effects of </text:span><text:span text:style-name="T6">freedom of movement </text:span><text:span text:style-name="T5">for 1 hour </text:span></text:p>
          </table:table-cell>
        </table:table-row>
        <table:table-row table:style-name="Table35.1">
          <table:table-cell table:style-name="Table35.A2" office:value-type="string">
            <text:p text:style-name="P4"><text:span text:style-name="T5">11 </text:span></text:p>
          </table:table-cell>
          <table:table-cell table:style-name="Table35.A2" office:value-type="string">
            <text:p text:style-name="P4"><text:span text:style-name="T5">Gain one </text:span><text:span text:style-name="T6">limited wish </text:span><text:span text:style-name="T5">(must be used within 1 minute) </text:span></text:p>
          </table:table-cell>
        </table:table-row>
        <table:table-row table:style-name="Table35.1">
          <table:table-cell table:style-name="Table35.A12" office:value-type="string">
            <text:p text:style-name="P10"><text:span text:style-name="T5">12 </text:span></text:p>
          </table:table-cell>
          <table:table-cell table:style-name="Table35.A12" office:value-type="string">
            <text:p text:style-name="P10"><text:span text:style-name="T5">Gain 10,000 XP and may roll again next round </text:span></text:p>
          </table:table-cell>
        </table:table-row>
      </table:table>
      <text:p text:style-name="P4"><text:span text:style-name="T8">No character can gain any effect from an additional roll of the dice within 24 hours, with two exceptions. If a 2 is rolled, the dice automatically roll themselves at the beginning of the character’s next turn and he or she must accept the additional result. If a 12 is rolled, the character may choose to roll again in the next round (if more than 1 full round elapses between the roll of 12 and this bonus roll, the character loses the bonus roll). There is no method (mundane or magical) to predict or influence the result of a roll of </text:span><text:span text:style-name="T10">Rogue’s dic</text:span><text:span text:style-name="T8">e. Even powerful divination magic can’t predict the outcome of a roll before it is made. </text:span></text:p>
      <text:p text:style-name="P4"><text:span text:style-name="T10">Caster Level: </text:span><text:span text:style-name="T8">20th; </text:span><text:span text:style-name="T10">Weight: </text:span><text:span text:style-name="T8">—. </text:span></text:p>
      <text:h text:style-name="P15" text:outline-level="2"/>
      <text:h text:style-name="P14" text:outline-level="2"><text:span text:style-name="T7">MAJOR ARTIFACTS </text:span></text:h>
      <text:p text:style-name="P6"/>
      <text:p text:style-name="P2"><text:span text:style-name="T9">Axe of the Dwarvish Lords: </text:span><text:span text:style-name="T8">This is a +</text:span><text:span text:style-name="T10">6 keen throwing goblinoid bane dwarven waraxe</text:span><text:span text:style-name="T8">. Any dwarf who holds it doubles the range of his or her darkvision. Any nondwarf who grasps the </text:span><text:span text:style-name="T10">Axe </text:span><text:span text:style-name="T8">takes 2 points of temporary Charisma damage; these points cannot be healed or restored in any way while the </text:span><text:span text:style-name="T10">Axe </text:span><text:span text:style-name="T8">is held. The current owner of the </text:span><text:span text:style-name="T10">Axe </text:span><text:span text:style-name="T8">gains a +10 bonus on Craft (armorsmithing, blacksmithing, gemcutting, stonemasonry, and weaponsmithing) checks. The wielder of the </text:span><text:span text:style-name="T10">Axe </text:span><text:span text:style-name="T8">can summon an elder earth elemental (as </text:span><text:span text:style-name="T10">summon monster IX; </text:span><text:span text:style-name="T8">duration 20 rounds) once per week. </text:span></text:p>
      <text:p text:style-name="P2"><text:span text:style-name="T9">Codex of the Infinite Planes: </text:span><text:span text:style-name="T8">The </text:span><text:span text:style-name="T10">Codex</text:span><text:span text:style-name="T8"> is enormous—supposedly, it requires two strong men to lift it. No matter how many pages are turned, another always remains. Anyone opening the </text:span><text:span text:style-name="T10">Codex </text:span><text:span text:style-name="T8">for the first time is utterly annihilated, as with a </text:span><text:span text:style-name="T10">destruction </text:span><text:span text:style-name="T8">spell (Fortitude DC 30 for only 10d6 damage). Those who survive can peruse its pages and learn its powers, though not without risk. Each day spent studying the </text:span><text:span text:style-name="T10">Codex </text:span><text:span text:style-name="T8">allows the reader to make a Spellcraft check (DC 50) to learn one of its powers (choose the power learned randomly; add a +1 circumstance bonus on the check per additional day spent reading until a power is learned). However, each day of study also forces the reader to make a Will save (DC 30 + 1 per day of study) to avoid being driven insane (as the </text:span><text:span text:style-name="T10">insanity </text:span><text:span text:style-name="T8">spell). The powers of the </text:span><text:span text:style-name="T10">Codex of the Infinite Planes </text:span><text:span text:style-name="T8">are as follows: </text:span><text:span text:style-name="T10">astral projection, banishment, elemental swarm, gate, greater planar ally, greater planar binding, plane shift, </text:span><text:span text:style-name="T8">and </text:span><text:span text:style-name="T10">soul bind. </text:span><text:span text:style-name="T8">Each is usable at will by the owner of the </text:span><text:span text:style-name="T10">Codex </text:span><text:span text:style-name="T8">(assuming that he or she has learned how to access the power). The </text:span><text:span text:style-name="T10">Codex of the Infinite Planes </text:span><text:span text:style-name="T8">has a caster level of 30th for the purposes of all powers and catastrophes, and all saving throw DCs are 20 + spell level. Activating any power requires both a Concentration check and a Spellcraft check (DC 40 + twice the spell level of the power; the character can’t take 10 on this check). Any failure on either check indicates a catastrophe befalls the user (roll on the table below for the effect). A character can only incur one catastrophe per power use, even if he or she fails both checks. </text:span></text:p>
      <table:table table:name="Table36" table:style-name="Table36">
        <table:table-column table:style-name="Table36.A"/>
        <table:table-column table:style-name="Table36.B"/>
        <text:soft-page-break/>
        <table:table-row table:style-name="Table36.1">
          <table:table-cell table:style-name="Table36.A1" office:value-type="string">
            <text:p text:style-name="P9"><text:span text:style-name="T4">d%</text:span></text:p>
          </table:table-cell>
          <table:table-cell table:style-name="Table36.A1" office:value-type="string">
            <text:p text:style-name="P10"><text:span text:style-name="T4">Catastrophe </text:span></text:p>
          </table:table-cell>
        </table:table-row>
        <table:table-row table:style-name="Table36.1">
          <table:table-cell table:style-name="Table36.A2" office:value-type="string">
            <text:p text:style-name="P9"><text:span text:style-name="T5">01–25</text:span></text:p>
          </table:table-cell>
          <table:table-cell table:style-name="Table36.A2" office:value-type="string">
            <text:p text:style-name="P10"><text:span text:style-name="T5">Natural Fury: An </text:span><text:span text:style-name="T6">earthquake </text:span><text:span text:style-name="T5">spell centered on the reader strikes every round for 1 minute, and an intensified </text:span><text:span text:style-name="T6">storm of vengeance </text:span><text:span text:style-name="T5">spell is centered and targeted on the reader. </text:span></text:p>
          </table:table-cell>
        </table:table-row>
        <table:table-row table:style-name="Table36.1">
          <table:table-cell table:style-name="Table36.A2" office:value-type="string">
            <text:p text:style-name="P8"><text:span text:style-name="T5">26–50</text:span></text:p>
          </table:table-cell>
          <table:table-cell table:style-name="Table36.A2" office:value-type="string">
            <text:p text:style-name="P4"><text:span text:style-name="T5">Fiendish Vengeance: A </text:span><text:span text:style-name="T6">gate </text:span><text:span text:style-name="T5">opens and 1d3+1 balor demons, pit fiends, or similar evil outsiders immediately step through and attempt to destroy the owner of the </text:span><text:span text:style-name="T6">Codex. </text:span></text:p>
          </table:table-cell>
        </table:table-row>
        <table:table-row table:style-name="Table36.1">
          <table:table-cell table:style-name="Table36.A2" office:value-type="string">
            <text:p text:style-name="P8"><text:span text:style-name="T5">51–75</text:span></text:p>
          </table:table-cell>
          <table:table-cell table:style-name="Table36.A2" office:value-type="string">
            <text:p text:style-name="P4"><text:span text:style-name="T5">Ultimate Imprisonment: Reader’s soul is captured (as </text:span><text:span text:style-name="T6">trap the soul; </text:span><text:span text:style-name="T5">no save allowed) in a random gem somewhere on the plane while his or her body is entombed beneath the earth (as </text:span><text:span text:style-name="T6">imprisonmen</text:span><text:span text:style-name="T5">t). </text:span></text:p>
          </table:table-cell>
        </table:table-row>
        <table:table-row table:style-name="Table36.1">
          <table:table-cell table:style-name="Table36.A5" office:value-type="string">
            <text:p text:style-name="P9"><text:span text:style-name="T5">76–100</text:span></text:p>
          </table:table-cell>
          <table:table-cell table:style-name="Table36.A5" office:value-type="string">
            <text:p text:style-name="P10"><text:span text:style-name="T5">Death: The reader utters a </text:span><text:span text:style-name="T6">wail of the banshee </text:span><text:span text:style-name="T5">and then is subject to a </text:span><text:span text:style-name="T6">destruction </text:span><text:span text:style-name="T5">spell. This repeats every round for 10 rounds until the reader is dead. </text:span></text:p>
          </table:table-cell>
        </table:table-row>
      </table:table>
      <text:p text:style-name="P2"><text:span text:style-name="T9">Cup and Talisman of the Demigod: </text:span><text:span text:style-name="T8">The </text:span><text:span text:style-name="T10">Cup </text:span><text:span text:style-name="T8">is a large gem-set golden chalice requiring two hands to lift. It emits light (as the </text:span><text:span text:style-name="T10">daylight </text:span><text:span text:style-name="T8">spell) at all times and automatically dispels any darkness-based spells whose area it enters. If the cup is filled with holy water (requiring a full gallon), that substance will act as a </text:span><text:span text:style-name="T10">potion of cure critical wounds </text:span><text:span text:style-name="T8">or a </text:span><text:span text:style-name="T10">potion of neutralize poison </text:span><text:span text:style-name="T8">(owner’s choice) if drunk. This liquid can’t be saved or stored in any way. The </text:span><text:span text:style-name="T10">Talisman </text:span><text:span text:style-name="T8">is a small eight-pointed platinum star hanging from a chain of gold and pearls. The wearer gains a +6 enhancement bonus to Charisma and may cast </text:span><text:span text:style-name="T10">remove blindness/deafness, remove curse, </text:span><text:span text:style-name="T8">and </text:span><text:span text:style-name="T10">remove disease </text:span><text:span text:style-name="T8">at will. Furthermore, if the </text:span><text:span text:style-name="T10">Talisman </text:span><text:span text:style-name="T8">is placed within the </text:span><text:span text:style-name="T10">Cup </text:span><text:span text:style-name="T8">and the </text:span><text:span text:style-name="T10">Cup </text:span><text:span text:style-name="T8">filled with holy water, that liquid acts as a special elixir of </text:span><text:span text:style-name="T10">resurrection </text:span><text:span text:style-name="T8">(as the spell). This effect will function only once per month. Any evil or chaotic creature that touches the </text:span><text:span text:style-name="T10">Cup </text:span><text:span text:style-name="T8">or </text:span><text:span text:style-name="T10">Talisman </text:span><text:span text:style-name="T8">is struck with a </text:span><text:span text:style-name="T10">holy word </text:span><text:span text:style-name="T8">(if evil) or </text:span><text:span text:style-name="T10">dictum </text:span><text:span text:style-name="T8">(if chaotic) spell (or both if the creature is chaotic evil). </text:span></text:p>
      <text:p text:style-name="P2"><text:span text:style-name="T9">Eye of the Orc: </text:span><text:span text:style-name="T8">This lump of rock has a marquis-cut black sapphire set in its center, making it appear similar to a large eye. If possessed by an orc, it grants a +6 enhancement bonus to Strength and Charisma, and the orc’s darkvision range is doubled. Nonorcs who possess the </text:span><text:span text:style-name="T10">Eye </text:span><text:span text:style-name="T8">gain a +2 enhancement bonus to Strength but take a –2 penalty to Intelligence and Charisma. Regardless of the owner’s race, any weapon wielded by the owner of the </text:span><text:span text:style-name="T10">Eye </text:span><text:span text:style-name="T8">is considered an </text:span><text:span text:style-name="T10">elf bane weapo</text:span><text:span text:style-name="T8">n. Furthermore, by holding the </text:span><text:span text:style-name="T10">Eye </text:span><text:span text:style-name="T8">before the character, he or she can perceive things as if he or she had </text:span><text:span text:style-name="T10">true seeing </text:span><text:span text:style-name="T8">cast upon him or her. This can be activated only once per day but lasts as long as the character concentrates on it (requiring a standard action each round). </text:span></text:p>
      <text:p text:style-name="P2"><text:span text:style-name="T9">Golem Armor: </text:span><text:span text:style-name="T8">This enormous suit of black iron +</text:span><text:span text:style-name="T10">10 full plate armor </text:span><text:span text:style-name="T8">increases the wearer’s size by one category (to a maximum of Colossal). The wearer gains a +10 enhancement bonus to Strength and is rendered immune to mind-affecting effects, poison, disease, and similar effects. He or she is not subject to critical hits, subdual damage, ability damage, energy drain, or death from massive damage. </text:span><text:span text:style-name="T10">Golem Armor </text:span><text:span text:style-name="T8">is immune to rust attacks. The wearer of </text:span><text:span text:style-name="T10">Golem Armor </text:span><text:span text:style-name="T8">gains damage reduction 15/adamantine. He or she also cannot regain hit points by any means (mundane or magical) while the armor is worn. It requires 1 hour to don or extract oneself from </text:span><text:span text:style-name="T10">Golem Armo</text:span><text:span text:style-name="T8">r. </text:span></text:p>
      <text:p text:style-name="P2"><text:span text:style-name="T9">Invulnerable Coat: </text:span><text:span text:style-name="T8">The </text:span><text:span text:style-name="T10">Invulnerable Coat </text:span><text:span text:style-name="T8">+</text:span><text:span text:style-name="T10">5 chain shirt of heavy fortificatio</text:span><text:span text:style-name="T8">n. It grants its wearer damage reduction 10/epic and resistance 20 against acid, cold, electricity, fire, and sonic energy. If the wearer can turn undead, treat the wearer as having +4 class levels for purposes of caster level, turning undead, smiting evil, and laying on hands. </text:span></text:p>
      <text:p text:style-name="P2"><text:span text:style-name="T9">Iron Gauntlet of War: </text:span><text:span text:style-name="T8">The </text:span><text:span text:style-name="T10">Gauntlet </text:span><text:span text:style-name="T8">grants a +8 enhancement bonus to Strength. The wearer doubles the damage bonus on any smite attacks he or she makes. If the wearer has the Leadership feat, the wearer’s Leadership score increases by +4, but the wearer can never attract or keep followers or cohorts who are good or chaotic. Once per day, the wielder can use </text:span><text:span text:style-name="T10">implosion </text:span><text:span text:style-name="T8">as a 20th-level caster (DC 23). The </text:span><text:span text:style-name="T10">Iron Gauntlet of War </text:span><text:span text:style-name="T8">is intelligent (Int 13, Wis 18, Cha 24, Ego 26) and lawful evil. It can communicate telepathically with its wearer, though it cannot speak. It will always seek to dominate any wearer who isn’t lawful evil, forcing such an owner to commit lawful evil deeds (or else find a more suitable wearer). </text:span></text:p>
      <text:p text:style-name="P2"><text:span text:style-name="T9">Ring of Nine Facets: </text:span><text:span text:style-name="T8">This ring is set with a gem of nine facets, each one in-scribed with a different incomprehensible rune. Each day at sunrise, the gem turns to display a different facet. The active facet determines the </text:span><text:span text:style-name="T10">Rin</text:span><text:span text:style-name="T8">g’s power for that day. Each day, roll 1d10 to determine which facet (and thus which power) is active.</text:span></text:p>
      <text:p text:style-name="P6"/>
      <table:table table:name="Table37" table:style-name="Table37">
        <table:table-column table:style-name="Table37.A"/>
        <table:table-column table:style-name="Table37.B"/>
        <table:table-row table:style-name="Table37.1">
          <table:table-cell table:style-name="Table37.A1" office:value-type="string">
            <text:p text:style-name="P10"><text:span text:style-name="T4">1d10</text:span></text:p>
          </table:table-cell>
          <table:table-cell table:style-name="Table37.A1" office:value-type="string">
            <text:p text:style-name="P10"><text:span text:style-name="T4">Active Facet Power </text:span></text:p>
          </table:table-cell>
        </table:table-row>
        <table:table-row table:style-name="Table37.1">
          <table:table-cell table:style-name="Table37.A2" office:value-type="string">
            <text:p text:style-name="P10"><text:span text:style-name="T5">1 </text:span></text:p>
          </table:table-cell>
          <table:table-cell table:style-name="Table37.A2" office:value-type="string">
            <text:p text:style-name="P10"><text:span text:style-name="T5">Wearer is immune to disease </text:span></text:p>
          </table:table-cell>
        </table:table-row>
        <table:table-row table:style-name="Table37.1">
          <table:table-cell table:style-name="Table37.A2" office:value-type="string">
            <text:p text:style-name="P4"><text:span text:style-name="T5">2 </text:span></text:p>
          </table:table-cell>
          <table:table-cell table:style-name="Table37.A2" office:value-type="string">
            <text:p text:style-name="P4"><text:span text:style-name="T5">Wearer needs no air to survive </text:span></text:p>
          </table:table-cell>
        </table:table-row>
        <table:table-row table:style-name="Table37.1">
          <table:table-cell table:style-name="Table37.A2" office:value-type="string">
            <text:p text:style-name="P4"><text:span text:style-name="T5">3 </text:span></text:p>
          </table:table-cell>
          <table:table-cell table:style-name="Table37.A2" office:value-type="string">
            <text:p text:style-name="P4"><text:span text:style-name="T5">Wearer gains +5 natural armor bonus </text:span></text:p>
          </table:table-cell>
        </table:table-row>
        <table:table-row table:style-name="Table37.1">
          <table:table-cell table:style-name="Table37.A2" office:value-type="string">
            <text:p text:style-name="P4"><text:span text:style-name="T5">4 </text:span></text:p>
          </table:table-cell>
          <table:table-cell table:style-name="Table37.A2" office:value-type="string">
            <text:p text:style-name="P4"><text:span text:style-name="T5">Wearer gains low-light vision </text:span></text:p>
          </table:table-cell>
        </table:table-row>
        <table:table-row table:style-name="Table37.1">
          <table:table-cell table:style-name="Table37.A2" office:value-type="string">
            <text:p text:style-name="P4"><text:span text:style-name="T5">5 </text:span></text:p>
          </table:table-cell>
          <table:table-cell table:style-name="Table37.A2" office:value-type="string">
            <text:p text:style-name="P4"><text:span text:style-name="T5">Wearer gains fast healing 1 </text:span></text:p>
          </table:table-cell>
        </table:table-row>
        <table:table-row table:style-name="Table37.1">
          <table:table-cell table:style-name="Table37.A2" office:value-type="string">
            <text:p text:style-name="P4"><text:span text:style-name="T5">6 </text:span></text:p>
          </table:table-cell>
          <table:table-cell table:style-name="Table37.A2" office:value-type="string">
            <text:p text:style-name="P4"><text:span text:style-name="T5">Wearer can </text:span><text:span text:style-name="T6">fly </text:span><text:span text:style-name="T5">at will </text:span></text:p>
          </table:table-cell>
        </table:table-row>
        <table:table-row table:style-name="Table37.1">
          <table:table-cell table:style-name="Table37.A2" office:value-type="string">
            <text:p text:style-name="P4"><text:span text:style-name="T5">7 </text:span></text:p>
          </table:table-cell>
          <table:table-cell table:style-name="Table37.A2" office:value-type="string">
            <text:p text:style-name="P4"><text:span text:style-name="T5">Wearer gains cold resistance 30 </text:span></text:p>
          </table:table-cell>
        </table:table-row>
        <table:table-row table:style-name="Table37.1">
          <table:table-cell table:style-name="Table37.A2" office:value-type="string">
            <text:p text:style-name="P4"><text:span text:style-name="T5">8 </text:span></text:p>
          </table:table-cell>
          <table:table-cell table:style-name="Table37.A2" office:value-type="string">
            <text:p text:style-name="P4"><text:span text:style-name="T5">Wearer gains </text:span><text:span text:style-name="T6">freedom of movement </text:span></text:p>
          </table:table-cell>
        </table:table-row>
        <table:table-row table:style-name="Table37.1">
          <table:table-cell table:style-name="Table37.A2" office:value-type="string">
            <text:p text:style-name="P4"><text:span text:style-name="T5">9 </text:span></text:p>
          </table:table-cell>
          <table:table-cell table:style-name="Table37.A2" office:value-type="string">
            <text:p text:style-name="P4"><text:span text:style-name="T5">Wearer gains +5 resistance bonus on saving throws </text:span></text:p>
          </table:table-cell>
        </table:table-row>
        <table:table-row table:style-name="Table37.1">
          <table:table-cell table:style-name="Table37.A11" office:value-type="string">
            <text:p text:style-name="P10"><text:span text:style-name="T5">10 </text:span></text:p>
          </table:table-cell>
          <table:table-cell table:style-name="Table37.A11" office:value-type="string">
            <text:p text:style-name="P10"><text:span text:style-name="T5">Wearer may select which facet is active </text:span></text:p>
          </table:table-cell>
        </table:table-row>
      </table:table>
      <text:p text:style-name="P6"/>
      <text:p text:style-name="P4"><text:span text:style-name="T8">The wearer of the </text:span><text:span text:style-name="T10">Ring </text:span><text:span text:style-name="T8">can, with a great deal of mental exertion, attempt to change the active facet away from one he or she does not desire. This requires a full-round action and a Concentration check (DC 50), and deals 2d6 points of nonlethal damage regardless of success. If the save is successful, the new facet is determined randomly. If the </text:span><text:span text:style-name="T10">Ring </text:span><text:span text:style-name="T8">is removed, the former wearer takes 2d6 points of nonlethal damage each minute until it is replaced or until his or her nonlethal damage exceeds his or her current hit points (though the nonlethal damage resumes again immediately when the former wearer regains conscious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calaSans-CapsBold1" svg:font-family="ScalaSans-Caps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calaSans-CapsBold1" style:font-family-complex="ScalaSans-CapsBol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ab-stops>
          <style:tab-stop style:position="0in"/>
        </style:tab-stops>
      </style:paragraph-properties>
      <style:text-properties fo:color="#0000ff" style:font-name="Arial" fo:font-family="Arial" style:font-family-generic="roman" style:font-pitch="variable"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end"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Table_20_Title" style:display-name="Table Title" style:family="paragraph" style:default-outline-level="">
      <style:paragraph-properties fo:margin-left="0in" fo:margin-right="0in" fo:margin-top="0.139in" fo:margin-bottom="0in" loext:contextual-spacing="false" fo:line-height="0.139in" fo:text-align="start" style:justify-single-word="false" fo:orphans="2" fo:widows="2" fo:text-indent="0in" style:auto-text-indent="false" fo:keep-with-next="always" style:vertical-align="baseline" style:writing-mode="lr-tb">
        <style:tab-stops>
          <style:tab-stop style:position="0.5417in"/>
          <style:tab-stop style:position="1in"/>
          <style:tab-stop style:position="2in"/>
        </style:tab-stops>
      </style:paragraph-properties>
      <style:text-properties style:font-name="ScalaSans-CapsBold" fo:font-family="ScalaSans-CapsBold"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ScalaSans-CapsBold1" style:font-family-complex="ScalaSans-CapsBold" style:font-family-generic-complex="system" style:font-pitch-complex="variable" style:font-size-complex="12pt"/>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MAGIC ITEMS 2</dc:title>
    <meta:initial-creator>AKSmith</meta:initial-creator>
    <meta:creation-date>2003-01-08T14:03:00</meta:creation-date>
    <dc:date>2003-10-30T15:04:00</dc:date>
    <meta:editing-cycles>24</meta:editing-cycles>
    <meta:editing-duration>PT1M1S</meta:editing-duration>
    <meta:document-statistic meta:table-count="37" meta:image-count="0" meta:object-count="0" meta:page-count="28" meta:paragraph-count="1206" meta:word-count="10060" meta:character-count="57762" meta:non-whitespace-character-count="48472"/>
    <meta:generator>LibreOffice/5.4.6.2$Linux_X86_64 LibreOffice_project/40m0$Build-2</meta:generator>
    <meta:user-defined meta:name="Company">Wizards of the Coast</meta:user-defined>
    <meta:user-defined meta:name="Operator">asmith</meta:user-defined>
  </office:meta>
</office:document-meta>
</file>